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D</text:p>
          </table:table-cell>
          <table:table-cell office:value-type="string">
            <text:p>U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17">
            <text:p>1417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095">
            <text:p>1095</text:p>
          </table:table-cell>
          <table:table-cell table:formula="of:=IF(AND([.C2]&gt;[.F2];[.D2]=0);&quot;Down&quot;;&quot;&quot;)" office:value-type="string" office:string-value="Down">
            <text:p>Down</text:p>
          </table:table-cell>
          <table:table-cell table:formula="of:=IF(AND([.C2]&lt;=[.F2];[.D2]=1);&quot;Up&quot;;&quot;&quot;)">
            <text:p/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5">
            <text:p>1605</text:p>
          </table:table-cell>
          <table:table-cell office:value-type="float" office:value="1189">
            <text:p>1189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46">
            <text:p>1146</text:p>
          </table:table-cell>
          <table:table-cell table:formula="of:=IF(AND([.C3]&gt;[.F3];[.D3]=0);&quot;Down&quot;;&quot;&quot;)" office:value-type="string" office:string-value="Down">
            <text:p>Down</text:p>
          </table:table-cell>
          <table:table-cell table:formula="of:=IF(AND([.C3]&lt;=[.F3];[.D3]=1);&quot;Up&quot;;&quot;&quot;)">
            <text:p/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19">
            <text:p>1719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table:formula="of:=IF(AND([.C4]&gt;[.F4];[.D4]=0);&quot;Down&quot;;&quot;&quot;)">
            <text:p/>
          </table:table-cell>
          <table:table-cell table:formula="of:=IF(AND([.C4]&lt;=[.F4];[.D4]=1);&quot;Up&quot;;&quot;&quot;)">
            <text:p/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21">
            <text:p>1721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1460">
            <text:p>1460</text:p>
          </table:table-cell>
          <table:table-cell table:formula="of:=IF(AND([.C5]&gt;[.F5];[.D5]=0);&quot;Down&quot;;&quot;&quot;)" office:value-type="string" office:string-value="Down">
            <text:p>Down</text:p>
          </table:table-cell>
          <table:table-cell table:formula="of:=IF(AND([.C5]&lt;=[.F5];[.D5]=1);&quot;Up&quot;;&quot;&quot;)">
            <text:p/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22">
            <text:p>1722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17">
            <text:p>817</text:p>
          </table:table-cell>
          <table:table-cell table:formula="of:=IF(AND([.C6]&gt;[.F6];[.D6]=0);&quot;Down&quot;;&quot;&quot;)">
            <text:p/>
          </table:table-cell>
          <table:table-cell table:formula="of:=IF(AND([.C6]&lt;=[.F6];[.D6]=1);&quot;Up&quot;;&quot;&quot;)">
            <text:p/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01">
            <text:p>1801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795">
            <text:p>795</text:p>
          </table:table-cell>
          <table:table-cell table:formula="of:=IF(AND([.C7]&gt;[.F7];[.D7]=0);&quot;Down&quot;;&quot;&quot;)">
            <text:p/>
          </table:table-cell>
          <table:table-cell table:formula="of:=IF(AND([.C7]&lt;=[.F7];[.D7]=1);&quot;Up&quot;;&quot;&quot;)">
            <text:p/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2">
            <text:p>180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27">
            <text:p>1027</text:p>
          </table:table-cell>
          <table:table-cell table:formula="of:=IF(AND([.C8]&gt;[.F8];[.D8]=0);&quot;Down&quot;;&quot;&quot;)" office:value-type="string" office:string-value="Down">
            <text:p>Down</text:p>
          </table:table-cell>
          <table:table-cell table:formula="of:=IF(AND([.C8]&lt;=[.F8];[.D8]=1);&quot;Up&quot;;&quot;&quot;)">
            <text:p/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08">
            <text:p>1808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24">
            <text:p>1324</text:p>
          </table:table-cell>
          <table:table-cell table:formula="of:=IF(AND([.C9]&gt;[.F9];[.D9]=0);&quot;Down&quot;;&quot;&quot;)" office:value-type="string" office:string-value="Down">
            <text:p>Down</text:p>
          </table:table-cell>
          <table:table-cell table:formula="of:=IF(AND([.C9]&lt;=[.F9];[.D9]=1);&quot;Up&quot;;&quot;&quot;)">
            <text:p/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660">
            <text:p>660</text:p>
          </table:table-cell>
          <table:table-cell table:formula="of:=IF(AND([.C10]&gt;[.F10];[.D10]=0);&quot;Down&quot;;&quot;&quot;)" office:value-type="string" office:string-value="Down">
            <text:p>Down</text:p>
          </table:table-cell>
          <table:table-cell table:formula="of:=IF(AND([.C10]&lt;=[.F10];[.D10]=1);&quot;Up&quot;;&quot;&quot;)">
            <text:p/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78">
            <text:p>1878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float" office:value="13033">
            <text:p>13033</text:p>
          </table:table-cell>
          <table:table-cell office:value-type="float" office:value="12365">
            <text:p>12365</text:p>
          </table:table-cell>
          <table:table-cell table:formula="of:=IF(AND([.C11]&gt;[.F11];[.D11]=0);&quot;Down&quot;;&quot;&quot;)">
            <text:p/>
          </table:table-cell>
          <table:table-cell table:formula="of:=IF(AND([.C11]&lt;=[.F11];[.D11]=1);&quot;Up&quot;;&quot;&quot;)">
            <text:p/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1">
            <text:p>1881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2080">
            <text:p>2080</text:p>
          </table:table-cell>
          <table:table-cell table:formula="of:=IF(AND([.C12]&gt;[.F12];[.D12]=0);&quot;Down&quot;;&quot;&quot;)">
            <text:p/>
          </table:table-cell>
          <table:table-cell table:formula="of:=IF(AND([.C12]&lt;=[.F12];[.D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11">
            <text:p>1911</text:p>
          </table:table-cell>
          <table:table-cell office:value-type="float" office:value="1302">
            <text:p>1302</text:p>
          </table:table-cell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 office:value-type="float" office:value="1286">
            <text:p>1286</text:p>
          </table:table-cell>
          <table:table-cell table:formula="of:=IF(AND([.C13]&gt;[.F13];[.D13]=0);&quot;Down&quot;;&quot;&quot;)">
            <text:p/>
          </table:table-cell>
          <table:table-cell table:formula="of:=IF(AND([.C13]&lt;=[.F13];[.D13]=1);&quot;Up&quot;;&quot;&quot;)">
            <text:p/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25">
            <text:p>1925</text:p>
          </table:table-cell>
          <table:table-cell office:value-type="float" office:value="2842">
            <text:p>2842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office:value-type="float" office:value="2780">
            <text:p>2780</text:p>
          </table:table-cell>
          <table:table-cell table:formula="of:=IF(AND([.C14]&gt;[.F14];[.D14]=0);&quot;Down&quot;;&quot;&quot;)" office:value-type="string" office:string-value="Down">
            <text:p>Down</text:p>
          </table:table-cell>
          <table:table-cell table:formula="of:=IF(AND([.C14]&lt;=[.F14];[.D14]=1);&quot;Up&quot;;&quot;&quot;)">
            <text:p/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28">
            <text:p>1928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1696">
            <text:p>1696</text:p>
          </table:table-cell>
          <table:table-cell table:formula="of:=IF(AND([.C15]&gt;[.F15];[.D15]=0);&quot;Down&quot;;&quot;&quot;)" office:value-type="string" office:string-value="Down">
            <text:p>Down</text:p>
          </table:table-cell>
          <table:table-cell table:formula="of:=IF(AND([.C15]&lt;=[.F15];[.D15]=1);&quot;Up&quot;;&quot;&quot;)">
            <text:p/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51">
            <text:p>1951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92">
            <text:p>1192</text:p>
          </table:table-cell>
          <table:table-cell table:formula="of:=IF(AND([.C16]&gt;[.F16];[.D16]=0);&quot;Down&quot;;&quot;&quot;)" office:value-type="string" office:string-value="Down">
            <text:p>Down</text:p>
          </table:table-cell>
          <table:table-cell table:formula="of:=IF(AND([.C16]&lt;=[.F16];[.D16]=1);&quot;Up&quot;;&quot;&quot;)">
            <text:p/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52">
            <text:p>1952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930">
            <text:p>930</text:p>
          </table:table-cell>
          <table:table-cell table:formula="of:=IF(AND([.C17]&gt;[.F17];[.D17]=0);&quot;Down&quot;;&quot;&quot;)" office:value-type="string" office:string-value="Down">
            <text:p>Down</text:p>
          </table:table-cell>
          <table:table-cell table:formula="of:=IF(AND([.C17]&lt;=[.F17];[.D17]=1);&quot;Up&quot;;&quot;&quot;)">
            <text:p/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3">
            <text:p>1963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1758">
            <text:p>1758</text:p>
          </table:table-cell>
          <table:table-cell office:value-type="float" office:value="1720">
            <text:p>1720</text:p>
          </table:table-cell>
          <table:table-cell table:formula="of:=IF(AND([.C18]&gt;[.F18];[.D18]=0);&quot;Down&quot;;&quot;&quot;)" office:value-type="string" office:string-value="Down">
            <text:p>Down</text:p>
          </table:table-cell>
          <table:table-cell table:formula="of:=IF(AND([.C18]&lt;=[.F18];[.D18]=1);&quot;Up&quot;;&quot;&quot;)">
            <text:p/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83">
            <text:p>1983</text:p>
          </table:table-cell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1292">
            <text:p>1292</text:p>
          </table:table-cell>
          <table:table-cell office:value-type="float" office:value="1243">
            <text:p>1243</text:p>
          </table:table-cell>
          <table:table-cell table:formula="of:=IF(AND([.C19]&gt;[.F19];[.D19]=0);&quot;Down&quot;;&quot;&quot;)">
            <text:p/>
          </table:table-cell>
          <table:table-cell table:formula="of:=IF(AND([.C19]&lt;=[.F19];[.D19]=1);&quot;Up&quot;;&quot;&quot;)">
            <text:p/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21">
            <text:p>2121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4055">
            <text:p>4055</text:p>
          </table:table-cell>
          <table:table-cell office:value-type="float" office:value="3980">
            <text:p>3980</text:p>
          </table:table-cell>
          <table:table-cell table:formula="of:=IF(AND([.C20]&gt;[.F20];[.D20]=0);&quot;Down&quot;;&quot;&quot;)">
            <text:p/>
          </table:table-cell>
          <table:table-cell table:formula="of:=IF(AND([.C20]&lt;=[.F20];[.D20]=1);&quot;Up&quot;;&quot;&quot;)">
            <text:p/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31">
            <text:p>2131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90">
            <text:p>1190</text:p>
          </table:table-cell>
          <table:table-cell table:formula="of:=IF(AND([.C21]&gt;[.F21];[.D21]=0);&quot;Down&quot;;&quot;&quot;)">
            <text:p/>
          </table:table-cell>
          <table:table-cell table:formula="of:=IF(AND([.C21]&lt;=[.F21];[.D21]=1);&quot;Up&quot;;&quot;&quot;)">
            <text:p/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1">
            <text:p>218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316">
            <text:p>5316</text:p>
          </table:table-cell>
          <table:table-cell office:value-type="float" office:value="5130">
            <text:p>5130</text:p>
          </table:table-cell>
          <table:table-cell table:formula="of:=IF(AND([.C22]&gt;[.F22];[.D22]=0);&quot;Down&quot;;&quot;&quot;)">
            <text:p/>
          </table:table-cell>
          <table:table-cell table:formula="of:=IF(AND([.C22]&lt;=[.F22];[.D22]=1);&quot;Up&quot;;&quot;&quot;)">
            <text:p/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9">
            <text:p>2229</text:p>
          </table:table-cell>
          <table:table-cell office:value-type="float" office:value="4345">
            <text:p>4345</text:p>
          </table:table-cell>
          <table:table-cell office:value-type="float" office:value="1">
            <text:p>1</text:p>
          </table:table-cell>
          <table:table-cell office:value-type="float" office:value="4493">
            <text:p>4493</text:p>
          </table:table-cell>
          <table:table-cell office:value-type="float" office:value="4260">
            <text:p>4260</text:p>
          </table:table-cell>
          <table:table-cell table:formula="of:=IF(AND([.C23]&gt;[.F23];[.D23]=0);&quot;Down&quot;;&quot;&quot;)">
            <text:p/>
          </table:table-cell>
          <table:table-cell table:formula="of:=IF(AND([.C23]&lt;=[.F23];[.D23]=1);&quot;Up&quot;;&quot;&quot;)">
            <text:p/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91">
            <text:p>6591</text:p>
          </table:table-cell>
          <table:table-cell office:value-type="float" office:value="6210">
            <text:p>6210</text:p>
          </table:table-cell>
          <table:table-cell table:formula="of:=IF(AND([.C24]&gt;[.F24];[.D24]=0);&quot;Down&quot;;&quot;&quot;)" office:value-type="string" office:string-value="Down">
            <text:p>Down</text:p>
          </table:table-cell>
          <table:table-cell table:formula="of:=IF(AND([.C24]&lt;=[.F24];[.D24]=1);&quot;Up&quot;;&quot;&quot;)">
            <text:p/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1">
            <text:p>1</text:p>
          </table:table-cell>
          <table:table-cell office:value-type="float" office:value="19125">
            <text:p>19125</text:p>
          </table:table-cell>
          <table:table-cell office:value-type="float" office:value="18280">
            <text:p>18280</text:p>
          </table:table-cell>
          <table:table-cell table:formula="of:=IF(AND([.C25]&gt;[.F25];[.D25]=0);&quot;Down&quot;;&quot;&quot;)">
            <text:p/>
          </table:table-cell>
          <table:table-cell table:formula="of:=IF(AND([.C25]&lt;=[.F25];[.D25]=1);&quot;Up&quot;;&quot;&quot;)">
            <text:p/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731">
            <text:p>2731</text:p>
          </table:table-cell>
          <table:table-cell office:value-type="float" office:value="2655">
            <text:p>2655</text:p>
          </table:table-cell>
          <table:table-cell table:formula="of:=IF(AND([.C26]&gt;[.F26];[.D26]=0);&quot;Down&quot;;&quot;&quot;)">
            <text:p/>
          </table:table-cell>
          <table:table-cell table:formula="of:=IF(AND([.C26]&lt;=[.F26];[.D26]=1);&quot;Up&quot;;&quot;&quot;)">
            <text:p/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833">
            <text:p>1833</text:p>
          </table:table-cell>
          <table:table-cell table:formula="of:=IF(AND([.C27]&gt;[.F27];[.D27]=0);&quot;Down&quot;;&quot;&quot;)" office:value-type="string" office:string-value="Down">
            <text:p>Down</text:p>
          </table:table-cell>
          <table:table-cell table:formula="of:=IF(AND([.C27]&lt;=[.F27];[.D27]=1);&quot;Up&quot;;&quot;&quot;)">
            <text:p/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317">
            <text:p>2317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67">
            <text:p>1067</text:p>
          </table:table-cell>
          <table:table-cell table:formula="of:=IF(AND([.C28]&gt;[.F28];[.D28]=0);&quot;Down&quot;;&quot;&quot;)">
            <text:p/>
          </table:table-cell>
          <table:table-cell table:formula="of:=IF(AND([.C28]&lt;=[.F28];[.D28]=1);&quot;Up&quot;;&quot;&quot;)">
            <text:p/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327">
            <text:p>2327</text:p>
          </table:table-cell>
          <table:table-cell office:value-type="float" office:value="4480">
            <text:p>4480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office:value-type="float" office:value="4545">
            <text:p>4545</text:p>
          </table:table-cell>
          <table:table-cell table:formula="of:=IF(AND([.C29]&gt;[.F29];[.D29]=0);&quot;Down&quot;;&quot;&quot;)">
            <text:p/>
          </table:table-cell>
          <table:table-cell table:formula="of:=IF(AND([.C29]&lt;=[.F29];[.D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331">
            <text:p>2331</text:p>
          </table:table-cell>
          <table:table-cell office:value-type="float" office:value="5060">
            <text:p>5060</text:p>
          </table:table-cell>
          <table:table-cell office:value-type="float" office:value="1">
            <text:p>1</text:p>
          </table:table-cell>
          <table:table-cell office:value-type="float" office:value="5177">
            <text:p>5177</text:p>
          </table:table-cell>
          <table:table-cell office:value-type="float" office:value="5180">
            <text:p>5180</text:p>
          </table:table-cell>
          <table:table-cell table:formula="of:=IF(AND([.C30]&gt;[.F30];[.D30]=0);&quot;Down&quot;;&quot;&quot;)">
            <text:p/>
          </table:table-cell>
          <table:table-cell table:formula="of:=IF(AND([.C30]&lt;=[.F30];[.D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359">
            <text:p>2359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float" office:value="809">
            <text:p>809</text:p>
          </table:table-cell>
          <table:table-cell table:formula="of:=IF(AND([.C31]&gt;[.F31];[.D31]=0);&quot;Down&quot;;&quot;&quot;)">
            <text:p/>
          </table:table-cell>
          <table:table-cell table:formula="of:=IF(AND([.C31]&lt;=[.F31];[.D31]=1);&quot;Up&quot;;&quot;&quot;)">
            <text:p/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71">
            <text:p>2371</text:p>
          </table:table-cell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office:value-type="float" office:value="1885">
            <text:p>1885</text:p>
          </table:table-cell>
          <table:table-cell office:value-type="float" office:value="1840">
            <text:p>1840</text:p>
          </table:table-cell>
          <table:table-cell table:formula="of:=IF(AND([.C32]&gt;[.F32];[.D32]=0);&quot;Down&quot;;&quot;&quot;)" office:value-type="string" office:string-value="Down">
            <text:p>Down</text:p>
          </table:table-cell>
          <table:table-cell table:formula="of:=IF(AND([.C32]&lt;=[.F32];[.D32]=1);&quot;Up&quot;;&quot;&quot;)">
            <text:p/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395">
            <text:p>2395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49">
            <text:p>449</text:p>
          </table:table-cell>
          <table:table-cell table:formula="of:=IF(AND([.C33]&gt;[.F33];[.D33]=0);&quot;Down&quot;;&quot;&quot;)">
            <text:p/>
          </table:table-cell>
          <table:table-cell table:formula="of:=IF(AND([.C33]&lt;=[.F33];[.D33]=1);&quot;Up&quot;;&quot;&quot;)">
            <text:p/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12">
            <text:p>2412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1970">
            <text:p>1970</text:p>
          </table:table-cell>
          <table:table-cell table:formula="of:=IF(AND([.C34]&gt;[.F34];[.D34]=0);&quot;Down&quot;;&quot;&quot;)">
            <text:p/>
          </table:table-cell>
          <table:table-cell table:formula="of:=IF(AND([.C34]&lt;=[.F34];[.D34]=1);&quot;Up&quot;;&quot;&quot;)">
            <text:p/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413">
            <text:p>2413</text:p>
          </table:table-cell>
          <table:table-cell office:value-type="float" office:value="2685">
            <text:p>2685</text:p>
          </table:table-cell>
          <table:table-cell office:value-type="float" office:value="1">
            <text:p>1</text:p>
          </table:table-cell>
          <table:table-cell office:value-type="float" office:value="2747">
            <text:p>2747</text:p>
          </table:table-cell>
          <table:table-cell office:value-type="float" office:value="2633">
            <text:p>2633</text:p>
          </table:table-cell>
          <table:table-cell table:formula="of:=IF(AND([.C35]&gt;[.F35];[.D35]=0);&quot;Down&quot;;&quot;&quot;)">
            <text:p/>
          </table:table-cell>
          <table:table-cell table:formula="of:=IF(AND([.C35]&lt;=[.F35];[.D35]=1);&quot;Up&quot;;&quot;&quot;)">
            <text:p/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32">
            <text:p>2432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66">
            <text:p>2166</text:p>
          </table:table-cell>
          <table:table-cell office:value-type="float" office:value="2113">
            <text:p>2113</text:p>
          </table:table-cell>
          <table:table-cell table:formula="of:=IF(AND([.C36]&gt;[.F36];[.D36]=0);&quot;Down&quot;;&quot;&quot;)" office:value-type="string" office:string-value="Down">
            <text:p>Down</text:p>
          </table:table-cell>
          <table:table-cell table:formula="of:=IF(AND([.C36]&lt;=[.F36];[.D36]=1);&quot;Up&quot;;&quot;&quot;)">
            <text:p/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33">
            <text:p>2433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1156">
            <text:p>1156</text:p>
          </table:table-cell>
          <table:table-cell table:formula="of:=IF(AND([.C37]&gt;[.F37];[.D37]=0);&quot;Down&quot;;&quot;&quot;)" office:value-type="string" office:string-value="Down">
            <text:p>Down</text:p>
          </table:table-cell>
          <table:table-cell table:formula="of:=IF(AND([.C37]&lt;=[.F37];[.D37]=1);&quot;Up&quot;;&quot;&quot;)">
            <text:p/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2">
            <text:p>2502</text:p>
          </table:table-cell>
          <table:table-cell office:value-type="float" office:value="3895">
            <text:p>3895</text:p>
          </table:table-cell>
          <table:table-cell office:value-type="float" office:value="1">
            <text:p>1</text:p>
          </table:table-cell>
          <table:table-cell office:value-type="float" office:value="3948">
            <text:p>3948</text:p>
          </table:table-cell>
          <table:table-cell office:value-type="float" office:value="3803">
            <text:p>3803</text:p>
          </table:table-cell>
          <table:table-cell table:formula="of:=IF(AND([.C38]&gt;[.F38];[.D38]=0);&quot;Down&quot;;&quot;&quot;)">
            <text:p/>
          </table:table-cell>
          <table:table-cell table:formula="of:=IF(AND([.C38]&lt;=[.F38];[.D38]=1);&quot;Up&quot;;&quot;&quot;)">
            <text:p/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03">
            <text:p>2503</text:p>
          </table:table-cell>
          <table:table-cell office:value-type="float" office:value="1701">
            <text:p>1701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91">
            <text:p>1691</text:p>
          </table:table-cell>
          <table:table-cell table:formula="of:=IF(AND([.C39]&gt;[.F39];[.D39]=0);&quot;Down&quot;;&quot;&quot;)">
            <text:p/>
          </table:table-cell>
          <table:table-cell table:formula="of:=IF(AND([.C39]&lt;=[.F39];[.D39]=1);&quot;Up&quot;;&quot;&quot;)">
            <text:p/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93">
            <text:p>2593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float" office:value="2597">
            <text:p>2597</text:p>
          </table:table-cell>
          <table:table-cell table:formula="of:=IF(AND([.C40]&gt;[.F40];[.D40]=0);&quot;Down&quot;;&quot;&quot;)">
            <text:p/>
          </table:table-cell>
          <table:table-cell table:formula="of:=IF(AND([.C40]&lt;=[.F40];[.D40]=1);&quot;Up&quot;;&quot;&quot;)">
            <text:p/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51">
            <text:p>2651</text:p>
          </table:table-cell>
          <table:table-cell office:value-type="float" office:value="8360">
            <text:p>8360</text:p>
          </table:table-cell>
          <table:table-cell office:value-type="float" office:value="1">
            <text:p>1</text:p>
          </table:table-cell>
          <table:table-cell office:value-type="float" office:value="8509">
            <text:p>8509</text:p>
          </table:table-cell>
          <table:table-cell office:value-type="float" office:value="8220">
            <text:p>8220</text:p>
          </table:table-cell>
          <table:table-cell table:formula="of:=IF(AND([.C41]&gt;[.F41];[.D41]=0);&quot;Down&quot;;&quot;&quot;)">
            <text:p/>
          </table:table-cell>
          <table:table-cell table:formula="of:=IF(AND([.C41]&lt;=[.F41];[.D41]=1);&quot;Up&quot;;&quot;&quot;)">
            <text:p/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274">
            <text:p>7274</text:p>
          </table:table-cell>
          <table:table-cell office:value-type="float" office:value="7350">
            <text:p>7350</text:p>
          </table:table-cell>
          <table:table-cell table:formula="of:=IF(AND([.C42]&gt;[.F42];[.D42]=0);&quot;Down&quot;;&quot;&quot;)">
            <text:p/>
          </table:table-cell>
          <table:table-cell table:formula="of:=IF(AND([.C42]&lt;=[.F42];[.D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74">
            <text:p>2674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392">
            <text:p>1392</text:p>
          </table:table-cell>
          <table:table-cell table:formula="of:=IF(AND([.C43]&gt;[.F43];[.D43]=0);&quot;Down&quot;;&quot;&quot;)" office:value-type="string" office:string-value="Down">
            <text:p>Down</text:p>
          </table:table-cell>
          <table:table-cell table:formula="of:=IF(AND([.C43]&lt;=[.F43];[.D43]=1);&quot;Up&quot;;&quot;&quot;)">
            <text:p/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81">
            <text:p>2681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1701">
            <text:p>1701</text:p>
          </table:table-cell>
          <table:table-cell table:formula="of:=IF(AND([.C44]&gt;[.F44];[.D44]=0);&quot;Down&quot;;&quot;&quot;)" office:value-type="string" office:string-value="Down">
            <text:p>Down</text:p>
          </table:table-cell>
          <table:table-cell table:formula="of:=IF(AND([.C44]&lt;=[.F44];[.D44]=1);&quot;Up&quot;;&quot;&quot;)">
            <text:p/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95">
            <text:p>2695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3185">
            <text:p>3185</text:p>
          </table:table-cell>
          <table:table-cell table:formula="of:=IF(AND([.C45]&gt;[.F45];[.D45]=0);&quot;Down&quot;;&quot;&quot;)" office:value-type="string" office:string-value="Down">
            <text:p>Down</text:p>
          </table:table-cell>
          <table:table-cell table:formula="of:=IF(AND([.C45]&lt;=[.F45];[.D45]=1);&quot;Up&quot;;&quot;&quot;)">
            <text:p/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02">
            <text:p>2702</text:p>
          </table:table-cell>
          <table:table-cell office:value-type="float" office:value="2663">
            <text:p>2663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678">
            <text:p>2678</text:p>
          </table:table-cell>
          <table:table-cell table:formula="of:=IF(AND([.C46]&gt;[.F46];[.D46]=0);&quot;Down&quot;;&quot;&quot;)">
            <text:p/>
          </table:table-cell>
          <table:table-cell table:formula="of:=IF(AND([.C46]&lt;=[.F46];[.D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26">
            <text:p>2726</text:p>
          </table:table-cell>
          <table:table-cell office:value-type="float" office:value="3525">
            <text:p>3525</text:p>
          </table:table-cell>
          <table:table-cell office:value-type="float" office:value="1">
            <text:p>1</text:p>
          </table:table-cell>
          <table:table-cell office:value-type="float" office:value="3567">
            <text:p>3567</text:p>
          </table:table-cell>
          <table:table-cell office:value-type="float" office:value="3450">
            <text:p>3450</text:p>
          </table:table-cell>
          <table:table-cell table:formula="of:=IF(AND([.C47]&gt;[.F47];[.D47]=0);&quot;Down&quot;;&quot;&quot;)">
            <text:p/>
          </table:table-cell>
          <table:table-cell table:formula="of:=IF(AND([.C47]&lt;=[.F47];[.D47]=1);&quot;Up&quot;;&quot;&quot;)">
            <text:p/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768">
            <text:p>276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table:formula="of:=IF(AND([.C48]&gt;[.F48];[.D48]=0);&quot;Down&quot;;&quot;&quot;)" office:value-type="string" office:string-value="Down">
            <text:p>Down</text:p>
          </table:table-cell>
          <table:table-cell table:formula="of:=IF(AND([.C48]&lt;=[.F48];[.D48]=1);&quot;Up&quot;;&quot;&quot;)">
            <text:p/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780">
            <text:p>2780</text:p>
          </table:table-cell>
          <table:table-cell office:value-type="float" office:value="2813">
            <text:p>2813</text:p>
          </table:table-cell>
          <table:table-cell office:value-type="float" office:value="1">
            <text:p>1</text:p>
          </table:table-cell>
          <table:table-cell office:value-type="float" office:value="2928">
            <text:p>2928</text:p>
          </table:table-cell>
          <table:table-cell office:value-type="float" office:value="2825">
            <text:p>2825</text:p>
          </table:table-cell>
          <table:table-cell table:formula="of:=IF(AND([.C49]&gt;[.F49];[.D49]=0);&quot;Down&quot;;&quot;&quot;)">
            <text:p/>
          </table:table-cell>
          <table:table-cell table:formula="of:=IF(AND([.C49]&lt;=[.F49];[.D4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82">
            <text:p>2782</text:p>
          </table:table-cell>
          <table:table-cell office:value-type="float" office:value="5510">
            <text:p>5510</text:p>
          </table:table-cell>
          <table:table-cell office:value-type="float" office:value="1">
            <text:p>1</text:p>
          </table:table-cell>
          <table:table-cell office:value-type="float" office:value="5679">
            <text:p>5679</text:p>
          </table:table-cell>
          <table:table-cell office:value-type="float" office:value="5440">
            <text:p>5440</text:p>
          </table:table-cell>
          <table:table-cell table:formula="of:=IF(AND([.C50]&gt;[.F50];[.D50]=0);&quot;Down&quot;;&quot;&quot;)">
            <text:p/>
          </table:table-cell>
          <table:table-cell table:formula="of:=IF(AND([.C50]&lt;=[.F50];[.D50]=1);&quot;Up&quot;;&quot;&quot;)">
            <text:p/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801">
            <text:p>2801</text:p>
          </table:table-cell>
          <table:table-cell office:value-type="float" office:value="3670">
            <text:p>3670</text:p>
          </table:table-cell>
          <table:table-cell office:value-type="float" office:value="0">
            <text:p>0</text:p>
          </table:table-cell>
          <table:table-cell office:value-type="float" office:value="3784">
            <text:p>3784</text:p>
          </table:table-cell>
          <table:table-cell office:value-type="float" office:value="3600">
            <text:p>3600</text:p>
          </table:table-cell>
          <table:table-cell table:formula="of:=IF(AND([.C51]&gt;[.F51];[.D51]=0);&quot;Down&quot;;&quot;&quot;)" office:value-type="string" office:string-value="Down">
            <text:p>Down</text:p>
          </table:table-cell>
          <table:table-cell table:formula="of:=IF(AND([.C51]&lt;=[.F51];[.D51]=1);&quot;Up&quot;;&quot;&quot;)">
            <text:p/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02">
            <text:p>2802</text:p>
          </table:table-cell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2610">
            <text:p>2610</text:p>
          </table:table-cell>
          <table:table-cell office:value-type="float" office:value="2562">
            <text:p>2562</text:p>
          </table:table-cell>
          <table:table-cell table:formula="of:=IF(AND([.C52]&gt;[.F52];[.D52]=0);&quot;Down&quot;;&quot;&quot;)">
            <text:p/>
          </table:table-cell>
          <table:table-cell table:formula="of:=IF(AND([.C52]&lt;=[.F52];[.D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09">
            <text:p>2809</text:p>
          </table:table-cell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475">
            <text:p>2475</text:p>
          </table:table-cell>
          <table:table-cell table:formula="of:=IF(AND([.C53]&gt;[.F53];[.D53]=0);&quot;Down&quot;;&quot;&quot;)">
            <text:p/>
          </table:table-cell>
          <table:table-cell table:formula="of:=IF(AND([.C53]&lt;=[.F53];[.D53]=1);&quot;Up&quot;;&quot;&quot;)">
            <text:p/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71">
            <text:p>2871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04">
            <text:p>704</text:p>
          </table:table-cell>
          <table:table-cell table:formula="of:=IF(AND([.C54]&gt;[.F54];[.D54]=0);&quot;Down&quot;;&quot;&quot;)">
            <text:p/>
          </table:table-cell>
          <table:table-cell table:formula="of:=IF(AND([.C54]&lt;=[.F54];[.D54]=1);&quot;Up&quot;;&quot;&quot;)">
            <text:p/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875">
            <text:p>2875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345">
            <text:p>4345</text:p>
          </table:table-cell>
          <table:table-cell table:formula="of:=IF(AND([.C55]&gt;[.F55];[.D55]=0);&quot;Down&quot;;&quot;&quot;)">
            <text:p/>
          </table:table-cell>
          <table:table-cell table:formula="of:=IF(AND([.C55]&lt;=[.F55];[.D55]=1);&quot;Up&quot;;&quot;&quot;)">
            <text:p/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897">
            <text:p>2897</text:p>
          </table:table-cell>
          <table:table-cell office:value-type="float" office:value="5470">
            <text:p>5470</text:p>
          </table:table-cell>
          <table:table-cell office:value-type="float" office:value="1">
            <text:p>1</text:p>
          </table:table-cell>
          <table:table-cell office:value-type="float" office:value="5614">
            <text:p>5614</text:p>
          </table:table-cell>
          <table:table-cell office:value-type="float" office:value="5380">
            <text:p>5380</text:p>
          </table:table-cell>
          <table:table-cell table:formula="of:=IF(AND([.C56]&gt;[.F56];[.D56]=0);&quot;Down&quot;;&quot;&quot;)">
            <text:p/>
          </table:table-cell>
          <table:table-cell table:formula="of:=IF(AND([.C56]&lt;=[.F56];[.D56]=1);&quot;Up&quot;;&quot;&quot;)">
            <text:p/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914">
            <text:p>2914</text:p>
          </table:table-cell>
          <table:table-cell office:value-type="float" office:value="4152">
            <text:p>4152</text:p>
          </table:table-cell>
          <table:table-cell office:value-type="float" office:value="1">
            <text:p>1</text:p>
          </table:table-cell>
          <table:table-cell office:value-type="float" office:value="4239">
            <text:p>4239</text:p>
          </table:table-cell>
          <table:table-cell office:value-type="float" office:value="4234">
            <text:p>4234</text:p>
          </table:table-cell>
          <table:table-cell table:formula="of:=IF(AND([.C57]&gt;[.F57];[.D57]=0);&quot;Down&quot;;&quot;&quot;)">
            <text:p/>
          </table:table-cell>
          <table:table-cell table:formula="of:=IF(AND([.C57]&lt;=[.F57];[.D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915">
            <text:p>2915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float" office:value="1628">
            <text:p>1628</text:p>
          </table:table-cell>
          <table:table-cell office:value-type="float" office:value="1565">
            <text:p>1565</text:p>
          </table:table-cell>
          <table:table-cell table:formula="of:=IF(AND([.C58]&gt;[.F58];[.D58]=0);&quot;Down&quot;;&quot;&quot;)">
            <text:p/>
          </table:table-cell>
          <table:table-cell table:formula="of:=IF(AND([.C58]&lt;=[.F58];[.D58]=1);&quot;Up&quot;;&quot;&quot;)">
            <text:p/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003">
            <text:p>3003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54">
            <text:p>1054</text:p>
          </table:table-cell>
          <table:table-cell table:formula="of:=IF(AND([.C59]&gt;[.F59];[.D59]=0);&quot;Down&quot;;&quot;&quot;)" office:value-type="string" office:string-value="Down">
            <text:p>Down</text:p>
          </table:table-cell>
          <table:table-cell table:formula="of:=IF(AND([.C59]&lt;=[.F59];[.D59]=1);&quot;Up&quot;;&quot;&quot;)">
            <text:p/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048">
            <text:p>304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130">
            <text:p>1130</text:p>
          </table:table-cell>
          <table:table-cell table:formula="of:=IF(AND([.C60]&gt;[.F60];[.D60]=0);&quot;Down&quot;;&quot;&quot;)">
            <text:p/>
          </table:table-cell>
          <table:table-cell table:formula="of:=IF(AND([.C60]&lt;=[.F60];[.D60]=1);&quot;Up&quot;;&quot;&quot;)">
            <text:p/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064">
            <text:p>3064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913">
            <text:p>5913</text:p>
          </table:table-cell>
          <table:table-cell office:value-type="float" office:value="5880">
            <text:p>5880</text:p>
          </table:table-cell>
          <table:table-cell table:formula="of:=IF(AND([.C61]&gt;[.F61];[.D61]=0);&quot;Down&quot;;&quot;&quot;)">
            <text:p/>
          </table:table-cell>
          <table:table-cell table:formula="of:=IF(AND([.C61]&lt;=[.F61];[.D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086">
            <text:p>3086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1820">
            <text:p>1820</text:p>
          </table:table-cell>
          <table:table-cell table:formula="of:=IF(AND([.C62]&gt;[.F62];[.D62]=0);&quot;Down&quot;;&quot;&quot;)" office:value-type="string" office:string-value="Down">
            <text:p>Down</text:p>
          </table:table-cell>
          <table:table-cell table:formula="of:=IF(AND([.C62]&lt;=[.F62];[.D62]=1);&quot;Up&quot;;&quot;&quot;)">
            <text:p/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  <table:table-cell office:value-type="float" office:value="5410">
            <text:p>5410</text:p>
          </table:table-cell>
          <table:table-cell table:formula="of:=IF(AND([.C63]&gt;[.F63];[.D63]=0);&quot;Down&quot;;&quot;&quot;)">
            <text:p/>
          </table:table-cell>
          <table:table-cell table:formula="of:=IF(AND([.C63]&lt;=[.F63];[.D63]=1);&quot;Up&quot;;&quot;&quot;)">
            <text:p/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3092">
            <text:p>309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97">
            <text:p>3597</text:p>
          </table:table-cell>
          <table:table-cell office:value-type="float" office:value="3560">
            <text:p>3560</text:p>
          </table:table-cell>
          <table:table-cell table:formula="of:=IF(AND([.C64]&gt;[.F64];[.D64]=0);&quot;Down&quot;;&quot;&quot;)">
            <text:p/>
          </table:table-cell>
          <table:table-cell table:formula="of:=IF(AND([.C64]&lt;=[.F64];[.D64]=1);&quot;Up&quot;;&quot;&quot;)">
            <text:p/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99">
            <text:p>3099</text:p>
          </table:table-cell>
          <table:table-cell office:value-type="float" office:value="1831">
            <text:p>1831</text:p>
          </table:table-cell>
          <table:table-cell office:value-type="float" office:value="1">
            <text:p>1</text:p>
          </table:table-cell>
          <table:table-cell office:value-type="float" office:value="1885">
            <text:p>1885</text:p>
          </table:table-cell>
          <table:table-cell office:value-type="float" office:value="1810">
            <text:p>1810</text:p>
          </table:table-cell>
          <table:table-cell table:formula="of:=IF(AND([.C65]&gt;[.F65];[.D65]=0);&quot;Down&quot;;&quot;&quot;)">
            <text:p/>
          </table:table-cell>
          <table:table-cell table:formula="of:=IF(AND([.C65]&lt;=[.F65];[.D65]=1);&quot;Up&quot;;&quot;&quot;)">
            <text:p/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116">
            <text:p>3116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float" office:value="1869">
            <text:p>1869</text:p>
          </table:table-cell>
          <table:table-cell table:formula="of:=IF(AND([.C66]&gt;[.F66];[.D66]=0);&quot;Down&quot;;&quot;&quot;)" office:value-type="string" office:string-value="Down">
            <text:p>Down</text:p>
          </table:table-cell>
          <table:table-cell table:formula="of:=IF(AND([.C66]&lt;=[.F66];[.D66]=1);&quot;Up&quot;;&quot;&quot;)">
            <text:p/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141">
            <text:p>3141</text:p>
          </table:table-cell>
          <table:table-cell office:value-type="float" office:value="5520">
            <text:p>5520</text:p>
          </table:table-cell>
          <table:table-cell office:value-type="float" office:value="1">
            <text:p>1</text:p>
          </table:table-cell>
          <table:table-cell office:value-type="float" office:value="5664">
            <text:p>5664</text:p>
          </table:table-cell>
          <table:table-cell office:value-type="float" office:value="5610">
            <text:p>5610</text:p>
          </table:table-cell>
          <table:table-cell table:formula="of:=IF(AND([.C67]&gt;[.F67];[.D67]=0);&quot;Down&quot;;&quot;&quot;)">
            <text:p/>
          </table:table-cell>
          <table:table-cell table:formula="of:=IF(AND([.C67]&lt;=[.F67];[.D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197">
            <text:p>3197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office:value-type="float" office:value="1830">
            <text:p>1830</text:p>
          </table:table-cell>
          <table:table-cell office:value-type="float" office:value="1694">
            <text:p>1694</text:p>
          </table:table-cell>
          <table:table-cell table:formula="of:=IF(AND([.C68]&gt;[.F68];[.D68]=0);&quot;Down&quot;;&quot;&quot;)">
            <text:p/>
          </table:table-cell>
          <table:table-cell table:formula="of:=IF(AND([.C68]&lt;=[.F68];[.D68]=1);&quot;Up&quot;;&quot;&quot;)">
            <text:p/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31">
            <text:p>3231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2106">
            <text:p>2106</text:p>
          </table:table-cell>
          <table:table-cell table:formula="of:=IF(AND([.C69]&gt;[.F69];[.D69]=0);&quot;Down&quot;;&quot;&quot;)" office:value-type="string" office:string-value="Down">
            <text:p>Down</text:p>
          </table:table-cell>
          <table:table-cell table:formula="of:=IF(AND([.C69]&lt;=[.F69];[.D69]=1);&quot;Up&quot;;&quot;&quot;)">
            <text:p/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289">
            <text:p>3289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805">
            <text:p>805</text:p>
          </table:table-cell>
          <table:table-cell table:formula="of:=IF(AND([.C70]&gt;[.F70];[.D70]=0);&quot;Down&quot;;&quot;&quot;)" office:value-type="string" office:string-value="Down">
            <text:p>Down</text:p>
          </table:table-cell>
          <table:table-cell table:formula="of:=IF(AND([.C70]&lt;=[.F70];[.D70]=1);&quot;Up&quot;;&quot;&quot;)">
            <text:p/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291">
            <text:p>329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1980">
            <text:p>1980</text:p>
          </table:table-cell>
          <table:table-cell table:formula="of:=IF(AND([.C71]&gt;[.F71];[.D71]=0);&quot;Down&quot;;&quot;&quot;)">
            <text:p/>
          </table:table-cell>
          <table:table-cell table:formula="of:=IF(AND([.C71]&lt;=[.F71];[.D71]=1);&quot;Up&quot;;&quot;&quot;)">
            <text:p/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349">
            <text:p>3349</text:p>
          </table:table-cell>
          <table:table-cell office:value-type="float" office:value="14720">
            <text:p>14720</text:p>
          </table:table-cell>
          <table:table-cell office:value-type="float" office:value="1">
            <text:p>1</text:p>
          </table:table-cell>
          <table:table-cell office:value-type="float" office:value="15133">
            <text:p>15133</text:p>
          </table:table-cell>
          <table:table-cell office:value-type="float" office:value="14720">
            <text:p>14720</text:p>
          </table:table-cell>
          <table:table-cell table:formula="of:=IF(AND([.C72]&gt;[.F72];[.D72]=0);&quot;Down&quot;;&quot;&quot;)">
            <text:p/>
          </table:table-cell>
          <table:table-cell table:formula="of:=IF(AND([.C72]&lt;=[.F72];[.D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360">
            <text:p>3360</text:p>
          </table:table-cell>
          <table:table-cell office:value-type="float" office:value="2635">
            <text:p>2635</text:p>
          </table:table-cell>
          <table:table-cell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2601">
            <text:p>2601</text:p>
          </table:table-cell>
          <table:table-cell table:formula="of:=IF(AND([.C73]&gt;[.F73];[.D73]=0);&quot;Down&quot;;&quot;&quot;)">
            <text:p/>
          </table:table-cell>
          <table:table-cell table:formula="of:=IF(AND([.C73]&lt;=[.F73];[.D73]=1);&quot;Up&quot;;&quot;&quot;)">
            <text:p/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382">
            <text:p>3382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5162">
            <text:p>5162</text:p>
          </table:table-cell>
          <table:table-cell office:value-type="float" office:value="5013">
            <text:p>5013</text:p>
          </table:table-cell>
          <table:table-cell table:formula="of:=IF(AND([.C74]&gt;[.F74];[.D74]=0);&quot;Down&quot;;&quot;&quot;)" office:value-type="string" office:string-value="Down">
            <text:p>Down</text:p>
          </table:table-cell>
          <table:table-cell table:formula="of:=IF(AND([.C74]&lt;=[.F74];[.D74]=1);&quot;Up&quot;;&quot;&quot;)">
            <text:p/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391">
            <text:p>3391</text:p>
          </table:table-cell>
          <table:table-cell office:value-type="float" office:value="9410">
            <text:p>9410</text:p>
          </table:table-cell>
          <table:table-cell office:value-type="float" office:value="1">
            <text:p>1</text:p>
          </table:table-cell>
          <table:table-cell office:value-type="float" office:value="9631">
            <text:p>9631</text:p>
          </table:table-cell>
          <table:table-cell office:value-type="float" office:value="9330">
            <text:p>9330</text:p>
          </table:table-cell>
          <table:table-cell table:formula="of:=IF(AND([.C75]&gt;[.F75];[.D75]=0);&quot;Down&quot;;&quot;&quot;)">
            <text:p/>
          </table:table-cell>
          <table:table-cell table:formula="of:=IF(AND([.C75]&lt;=[.F75];[.D75]=1);&quot;Up&quot;;&quot;&quot;)">
            <text:p/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02">
            <text:p>3402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52">
            <text:p>1052</text:p>
          </table:table-cell>
          <table:table-cell office:value-type="float" office:value="1024">
            <text:p>1024</text:p>
          </table:table-cell>
          <table:table-cell table:formula="of:=IF(AND([.C76]&gt;[.F76];[.D76]=0);&quot;Down&quot;;&quot;&quot;)" office:value-type="string" office:string-value="Down">
            <text:p>Down</text:p>
          </table:table-cell>
          <table:table-cell table:formula="of:=IF(AND([.C76]&lt;=[.F76];[.D76]=1);&quot;Up&quot;;&quot;&quot;)">
            <text:p/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05">
            <text:p>3405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14">
            <text:p>1414</text:p>
          </table:table-cell>
          <table:table-cell office:value-type="float" office:value="1367">
            <text:p>1367</text:p>
          </table:table-cell>
          <table:table-cell table:formula="of:=IF(AND([.C77]&gt;[.F77];[.D77]=0);&quot;Down&quot;;&quot;&quot;)" office:value-type="string" office:string-value="Down">
            <text:p>Down</text:p>
          </table:table-cell>
          <table:table-cell table:formula="of:=IF(AND([.C77]&lt;=[.F77];[.D77]=1);&quot;Up&quot;;&quot;&quot;)">
            <text:p/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07">
            <text:p>3407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899">
            <text:p>899</text:p>
          </table:table-cell>
          <table:table-cell table:formula="of:=IF(AND([.C78]&gt;[.F78];[.D78]=0);&quot;Down&quot;;&quot;&quot;)" office:value-type="string" office:string-value="Down">
            <text:p>Down</text:p>
          </table:table-cell>
          <table:table-cell table:formula="of:=IF(AND([.C78]&lt;=[.F78];[.D78]=1);&quot;Up&quot;;&quot;&quot;)">
            <text:p/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 office:value-type="float" office:value="1036">
            <text:p>1036</text:p>
          </table:table-cell>
          <table:table-cell table:formula="of:=IF(AND([.C79]&gt;[.F79];[.D79]=0);&quot;Down&quot;;&quot;&quot;)">
            <text:p/>
          </table:table-cell>
          <table:table-cell table:formula="of:=IF(AND([.C79]&lt;=[.F79];[.D79]=1);&quot;Up&quot;;&quot;&quot;)">
            <text:p/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512">
            <text:p>351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500">
            <text:p>500</text:p>
          </table:table-cell>
          <table:table-cell table:formula="of:=IF(AND([.C80]&gt;[.F80];[.D80]=0);&quot;Down&quot;;&quot;&quot;)">
            <text:p/>
          </table:table-cell>
          <table:table-cell table:formula="of:=IF(AND([.C80]&lt;=[.F80];[.D80]=1);&quot;Up&quot;;&quot;&quot;)">
            <text:p/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606">
            <text:p>3606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formula="of:=IF(AND([.C81]&gt;[.F81];[.D81]=0);&quot;Down&quot;;&quot;&quot;)">
            <text:p/>
          </table:table-cell>
          <table:table-cell table:formula="of:=IF(AND([.C81]&lt;=[.F81];[.D81]=1);&quot;Up&quot;;&quot;&quot;)">
            <text:p/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26">
            <text:p>362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801">
            <text:p>2801</text:p>
          </table:table-cell>
          <table:table-cell office:value-type="float" office:value="2739">
            <text:p>2739</text:p>
          </table:table-cell>
          <table:table-cell table:formula="of:=IF(AND([.C82]&gt;[.F82];[.D82]=0);&quot;Down&quot;;&quot;&quot;)" office:value-type="string" office:string-value="Down">
            <text:p>Down</text:p>
          </table:table-cell>
          <table:table-cell table:formula="of:=IF(AND([.C82]&lt;=[.F82];[.D82]=1);&quot;Up&quot;;&quot;&quot;)">
            <text:p/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632">
            <text:p>3632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47">
            <text:p>547</text:p>
          </table:table-cell>
          <table:table-cell table:formula="of:=IF(AND([.C83]&gt;[.F83];[.D83]=0);&quot;Down&quot;;&quot;&quot;)" office:value-type="string" office:string-value="Down">
            <text:p>Down</text:p>
          </table:table-cell>
          <table:table-cell table:formula="of:=IF(AND([.C83]&lt;=[.F83];[.D83]=1);&quot;Up&quot;;&quot;&quot;)">
            <text:p/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636">
            <text:p>3636</text:p>
          </table:table-cell>
          <table:table-cell office:value-type="float" office:value="2945">
            <text:p>2945</text:p>
          </table:table-cell>
          <table:table-cell office:value-type="float" office:value="1">
            <text:p>1</text:p>
          </table:table-cell>
          <table:table-cell office:value-type="float" office:value="2972">
            <text:p>2972</text:p>
          </table:table-cell>
          <table:table-cell office:value-type="float" office:value="2880">
            <text:p>2880</text:p>
          </table:table-cell>
          <table:table-cell table:formula="of:=IF(AND([.C84]&gt;[.F84];[.D84]=0);&quot;Down&quot;;&quot;&quot;)">
            <text:p/>
          </table:table-cell>
          <table:table-cell table:formula="of:=IF(AND([.C84]&lt;=[.F84];[.D84]=1);&quot;Up&quot;;&quot;&quot;)">
            <text:p/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39">
            <text:p>3639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461">
            <text:p>1461</text:p>
          </table:table-cell>
          <table:table-cell table:formula="of:=IF(AND([.C85]&gt;[.F85];[.D85]=0);&quot;Down&quot;;&quot;&quot;)">
            <text:p/>
          </table:table-cell>
          <table:table-cell table:formula="of:=IF(AND([.C85]&lt;=[.F85];[.D85]=1);&quot;Up&quot;;&quot;&quot;)">
            <text:p/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41">
            <text:p>3641</text:p>
          </table:table-cell>
          <table:table-cell office:value-type="float" office:value="3335">
            <text:p>3335</text:p>
          </table:table-cell>
          <table:table-cell office:value-type="float" office:value="1">
            <text:p>1</text:p>
          </table:table-cell>
          <table:table-cell office:value-type="float" office:value="3467">
            <text:p>3467</text:p>
          </table:table-cell>
          <table:table-cell office:value-type="float" office:value="3430">
            <text:p>3430</text:p>
          </table:table-cell>
          <table:table-cell table:formula="of:=IF(AND([.C86]&gt;[.F86];[.D86]=0);&quot;Down&quot;;&quot;&quot;)">
            <text:p/>
          </table:table-cell>
          <table:table-cell table:formula="of:=IF(AND([.C86]&lt;=[.F86];[.D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56">
            <text:p>3656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334">
            <text:p>1334</text:p>
          </table:table-cell>
          <table:table-cell table:formula="of:=IF(AND([.C87]&gt;[.F87];[.D87]=0);&quot;Down&quot;;&quot;&quot;)" office:value-type="string" office:string-value="Down">
            <text:p>Down</text:p>
          </table:table-cell>
          <table:table-cell table:formula="of:=IF(AND([.C87]&lt;=[.F87];[.D87]=1);&quot;Up&quot;;&quot;&quot;)">
            <text:p/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659">
            <text:p>3659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656">
            <text:p>1656</text:p>
          </table:table-cell>
          <table:table-cell office:value-type="float" office:value="1660">
            <text:p>1660</text:p>
          </table:table-cell>
          <table:table-cell table:formula="of:=IF(AND([.C88]&gt;[.F88];[.D88]=0);&quot;Down&quot;;&quot;&quot;)">
            <text:p/>
          </table:table-cell>
          <table:table-cell table:formula="of:=IF(AND([.C88]&lt;=[.F88];[.D88]=1);&quot;Up&quot;;&quot;&quot;)">
            <text:p/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64">
            <text:p>3664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 table:formula="of:=IF(AND([.C89]&gt;[.F89];[.D89]=0);&quot;Down&quot;;&quot;&quot;)">
            <text:p/>
          </table:table-cell>
          <table:table-cell table:formula="of:=IF(AND([.C89]&lt;=[.F89];[.D89]=1);&quot;Up&quot;;&quot;&quot;)">
            <text:p/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668">
            <text:p>3668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02">
            <text:p>2002</text:p>
          </table:table-cell>
          <table:table-cell table:formula="of:=IF(AND([.C90]&gt;[.F90];[.D90]=0);&quot;Down&quot;;&quot;&quot;)">
            <text:p/>
          </table:table-cell>
          <table:table-cell table:formula="of:=IF(AND([.C90]&lt;=[.F90];[.D90]=1);&quot;Up&quot;;&quot;&quot;)">
            <text:p/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38">
            <text:p>3738</text:p>
          </table:table-cell>
          <table:table-cell office:value-type="float" office:value="1896">
            <text:p>1896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1833">
            <text:p>1833</text:p>
          </table:table-cell>
          <table:table-cell table:formula="of:=IF(AND([.C91]&gt;[.F91];[.D91]=0);&quot;Down&quot;;&quot;&quot;)">
            <text:p/>
          </table:table-cell>
          <table:table-cell table:formula="of:=IF(AND([.C91]&lt;=[.F91];[.D91]=1);&quot;Up&quot;;&quot;&quot;)">
            <text:p/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742">
            <text:p>3742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070">
            <text:p>1070</text:p>
          </table:table-cell>
          <table:table-cell table:formula="of:=IF(AND([.C92]&gt;[.F92];[.D92]=0);&quot;Down&quot;;&quot;&quot;)" office:value-type="string" office:string-value="Down">
            <text:p>Down</text:p>
          </table:table-cell>
          <table:table-cell table:formula="of:=IF(AND([.C92]&lt;=[.F92];[.D92]=1);&quot;Up&quot;;&quot;&quot;)">
            <text:p/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765">
            <text:p>3765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C93]&gt;[.F93];[.D93]=0);&quot;Down&quot;;&quot;&quot;)">
            <text:p/>
          </table:table-cell>
          <table:table-cell table:formula="of:=IF(AND([.C93]&lt;=[.F93];[.D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774">
            <text:p>3774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2110">
            <text:p>2110</text:p>
          </table:table-cell>
          <table:table-cell office:value-type="float" office:value="2069">
            <text:p>2069</text:p>
          </table:table-cell>
          <table:table-cell table:formula="of:=IF(AND([.C94]&gt;[.F94];[.D94]=0);&quot;Down&quot;;&quot;&quot;)" office:value-type="string" office:string-value="Down">
            <text:p>Down</text:p>
          </table:table-cell>
          <table:table-cell table:formula="of:=IF(AND([.C94]&lt;=[.F94];[.D94]=1);&quot;Up&quot;;&quot;&quot;)">
            <text:p/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788">
            <text:p>3788</text:p>
          </table:table-cell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office:value-type="float" office:value="718">
            <text:p>718</text:p>
          </table:table-cell>
          <table:table-cell table:formula="of:=IF(AND([.C95]&gt;[.F95];[.D95]=0);&quot;Down&quot;;&quot;&quot;)">
            <text:p/>
          </table:table-cell>
          <table:table-cell table:formula="of:=IF(AND([.C95]&lt;=[.F95];[.D95]=1);&quot;Up&quot;;&quot;&quot;)">
            <text:p/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793">
            <text:p>37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table:formula="of:=IF(AND([.C96]&gt;[.F96];[.D96]=0);&quot;Down&quot;;&quot;&quot;)">
            <text:p/>
          </table:table-cell>
          <table:table-cell table:formula="of:=IF(AND([.C96]&lt;=[.F96];[.D96]=1);&quot;Up&quot;;&quot;&quot;)">
            <text:p/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799">
            <text:p>3799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45">
            <text:p>545</text:p>
          </table:table-cell>
          <table:table-cell table:formula="of:=IF(AND([.C97]&gt;[.F97];[.D97]=0);&quot;Down&quot;;&quot;&quot;)" office:value-type="string" office:string-value="Down">
            <text:p>Down</text:p>
          </table:table-cell>
          <table:table-cell table:formula="of:=IF(AND([.C97]&lt;=[.F97];[.D97]=1);&quot;Up&quot;;&quot;&quot;)">
            <text:p/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17">
            <text:p>3817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202">
            <text:p>2202</text:p>
          </table:table-cell>
          <table:table-cell table:formula="of:=IF(AND([.C98]&gt;[.F98];[.D98]=0);&quot;Down&quot;;&quot;&quot;)">
            <text:p/>
          </table:table-cell>
          <table:table-cell table:formula="of:=IF(AND([.C98]&lt;=[.F98];[.D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861">
            <text:p>3861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530">
            <text:p>530</text:p>
          </table:table-cell>
          <table:table-cell table:formula="of:=IF(AND([.C99]&gt;[.F99];[.D99]=0);&quot;Down&quot;;&quot;&quot;)">
            <text:p/>
          </table:table-cell>
          <table:table-cell table:formula="of:=IF(AND([.C99]&lt;=[.F99];[.D99]=1);&quot;Up&quot;;&quot;&quot;)">
            <text:p/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903">
            <text:p>3903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130">
            <text:p>1130</text:p>
          </table:table-cell>
          <table:table-cell table:formula="of:=IF(AND([.C100]&gt;[.F100];[.D100]=0);&quot;Down&quot;;&quot;&quot;)">
            <text:p/>
          </table:table-cell>
          <table:table-cell table:formula="of:=IF(AND([.C100]&lt;=[.F100];[.D100]=1);&quot;Up&quot;;&quot;&quot;)">
            <text:p/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905">
            <text:p>3905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44">
            <text:p>544</text:p>
          </table:table-cell>
          <table:table-cell table:formula="of:=IF(AND([.C101]&gt;[.F101];[.D101]=0);&quot;Down&quot;;&quot;&quot;)">
            <text:p/>
          </table:table-cell>
          <table:table-cell table:formula="of:=IF(AND([.C101]&lt;=[.F101];[.D101]=1);&quot;Up&quot;;&quot;&quot;)">
            <text:p/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907">
            <text:p>3907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office:value-type="float" office:value="3655">
            <text:p>3655</text:p>
          </table:table-cell>
          <table:table-cell table:formula="of:=IF(AND([.C102]&gt;[.F102];[.D102]=0);&quot;Down&quot;;&quot;&quot;)" office:value-type="string" office:string-value="Down">
            <text:p>Down</text:p>
          </table:table-cell>
          <table:table-cell table:formula="of:=IF(AND([.C102]&lt;=[.F102];[.D102]=1);&quot;Up&quot;;&quot;&quot;)">
            <text:p/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911">
            <text:p>3911</text:p>
          </table:table-cell>
          <table:table-cell office:value-type="float" office:value="1166">
            <text:p>1166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74">
            <text:p>1174</text:p>
          </table:table-cell>
          <table:table-cell table:formula="of:=IF(AND([.C103]&gt;[.F103];[.D103]=0);&quot;Down&quot;;&quot;&quot;)">
            <text:p/>
          </table:table-cell>
          <table:table-cell table:formula="of:=IF(AND([.C103]&lt;=[.F103];[.D1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table:formula="of:=IF(AND([.C104]&gt;[.F104];[.D104]=0);&quot;Down&quot;;&quot;&quot;)" office:value-type="string" office:string-value="Down">
            <text:p>Down</text:p>
          </table:table-cell>
          <table:table-cell table:formula="of:=IF(AND([.C104]&lt;=[.F104];[.D104]=1);&quot;Up&quot;;&quot;&quot;)">
            <text:p/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4021">
            <text:p>4021</text:p>
          </table:table-cell>
          <table:table-cell office:value-type="float" office:value="2693">
            <text:p>2693</text:p>
          </table:table-cell>
          <table:table-cell office:value-type="float" office:value="0">
            <text:p>0</text:p>
          </table:table-cell>
          <table:table-cell office:value-type="float" office:value="2742">
            <text:p>2742</text:p>
          </table:table-cell>
          <table:table-cell office:value-type="float" office:value="2663">
            <text:p>2663</text:p>
          </table:table-cell>
          <table:table-cell table:formula="of:=IF(AND([.C105]&gt;[.F105];[.D105]=0);&quot;Down&quot;;&quot;&quot;)" office:value-type="string" office:string-value="Down">
            <text:p>Down</text:p>
          </table:table-cell>
          <table:table-cell table:formula="of:=IF(AND([.C105]&lt;=[.F105];[.D105]=1);&quot;Up&quot;;&quot;&quot;)">
            <text:p/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4042">
            <text:p>4042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523">
            <text:p>523</text:p>
          </table:table-cell>
          <table:table-cell table:formula="of:=IF(AND([.C106]&gt;[.F106];[.D106]=0);&quot;Down&quot;;&quot;&quot;)">
            <text:p/>
          </table:table-cell>
          <table:table-cell table:formula="of:=IF(AND([.C106]&lt;=[.F106];[.D1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4061">
            <text:p>4061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494">
            <text:p>494</text:p>
          </table:table-cell>
          <table:table-cell table:formula="of:=IF(AND([.C107]&gt;[.F107];[.D107]=0);&quot;Down&quot;;&quot;&quot;)" office:value-type="string" office:string-value="Down">
            <text:p>Down</text:p>
          </table:table-cell>
          <table:table-cell table:formula="of:=IF(AND([.C107]&lt;=[.F107];[.D107]=1);&quot;Up&quot;;&quot;&quot;)">
            <text:p/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4063">
            <text:p>4063</text:p>
          </table:table-cell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6536">
            <text:p>6536</text:p>
          </table:table-cell>
          <table:table-cell office:value-type="float" office:value="6361">
            <text:p>6361</text:p>
          </table:table-cell>
          <table:table-cell table:formula="of:=IF(AND([.C108]&gt;[.F108];[.D108]=0);&quot;Down&quot;;&quot;&quot;)" office:value-type="string" office:string-value="Down">
            <text:p>Down</text:p>
          </table:table-cell>
          <table:table-cell table:formula="of:=IF(AND([.C108]&lt;=[.F108];[.D108]=1);&quot;Up&quot;;&quot;&quot;)">
            <text:p/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4088">
            <text:p>4088</text:p>
          </table:table-cell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1829">
            <text:p>1829</text:p>
          </table:table-cell>
          <table:table-cell table:formula="of:=IF(AND([.C109]&gt;[.F109];[.D109]=0);&quot;Down&quot;;&quot;&quot;)" office:value-type="string" office:string-value="Down">
            <text:p>Down</text:p>
          </table:table-cell>
          <table:table-cell table:formula="of:=IF(AND([.C109]&lt;=[.F109];[.D109]=1);&quot;Up&quot;;&quot;&quot;)">
            <text:p/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4091">
            <text:p>4091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434">
            <text:p>1434</text:p>
          </table:table-cell>
          <table:table-cell office:value-type="float" office:value="1355">
            <text:p>1355</text:p>
          </table:table-cell>
          <table:table-cell table:formula="of:=IF(AND([.C110]&gt;[.F110];[.D110]=0);&quot;Down&quot;;&quot;&quot;)" office:value-type="string" office:string-value="Down">
            <text:p>Down</text:p>
          </table:table-cell>
          <table:table-cell table:formula="of:=IF(AND([.C110]&lt;=[.F110];[.D110]=1);&quot;Up&quot;;&quot;&quot;)">
            <text:p/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4114">
            <text:p>4114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1742">
            <text:p>1742</text:p>
          </table:table-cell>
          <table:table-cell table:formula="of:=IF(AND([.C111]&gt;[.F111];[.D111]=0);&quot;Down&quot;;&quot;&quot;)">
            <text:p/>
          </table:table-cell>
          <table:table-cell table:formula="of:=IF(AND([.C111]&lt;=[.F111];[.D111]=1);&quot;Up&quot;;&quot;&quot;)">
            <text:p/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4116">
            <text:p>4116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557">
            <text:p>557</text:p>
          </table:table-cell>
          <table:table-cell table:formula="of:=IF(AND([.C112]&gt;[.F112];[.D112]=0);&quot;Down&quot;;&quot;&quot;)">
            <text:p/>
          </table:table-cell>
          <table:table-cell table:formula="of:=IF(AND([.C112]&lt;=[.F112];[.D1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4151">
            <text:p>4151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1989">
            <text:p>1989</text:p>
          </table:table-cell>
          <table:table-cell table:formula="of:=IF(AND([.C113]&gt;[.F113];[.D113]=0);&quot;Down&quot;;&quot;&quot;)">
            <text:p/>
          </table:table-cell>
          <table:table-cell table:formula="of:=IF(AND([.C113]&lt;=[.F113];[.D113]=1);&quot;Up&quot;;&quot;&quot;)">
            <text:p/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float" office:value="1828">
            <text:p>1828</text:p>
          </table:table-cell>
          <table:table-cell table:formula="of:=IF(AND([.C114]&gt;[.F114];[.D114]=0);&quot;Down&quot;;&quot;&quot;)" office:value-type="string" office:string-value="Down">
            <text:p>Down</text:p>
          </table:table-cell>
          <table:table-cell table:formula="of:=IF(AND([.C114]&lt;=[.F114];[.D114]=1);&quot;Up&quot;;&quot;&quot;)">
            <text:p/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4188">
            <text:p>418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52">
            <text:p>652</text:p>
          </table:table-cell>
          <table:table-cell table:formula="of:=IF(AND([.C115]&gt;[.F115];[.D115]=0);&quot;Down&quot;;&quot;&quot;)" office:value-type="string" office:string-value="Down">
            <text:p>Down</text:p>
          </table:table-cell>
          <table:table-cell table:formula="of:=IF(AND([.C115]&lt;=[.F115];[.D115]=1);&quot;Up&quot;;&quot;&quot;)">
            <text:p/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4201">
            <text:p>4201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19">
            <text:p>819</text:p>
          </table:table-cell>
          <table:table-cell table:formula="of:=IF(AND([.C116]&gt;[.F116];[.D116]=0);&quot;Down&quot;;&quot;&quot;)">
            <text:p/>
          </table:table-cell>
          <table:table-cell table:formula="of:=IF(AND([.C116]&lt;=[.F116];[.D116]=1);&quot;Up&quot;;&quot;&quot;)">
            <text:p/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4202">
            <text:p>4202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1483">
            <text:p>1483</text:p>
          </table:table-cell>
          <table:table-cell table:formula="of:=IF(AND([.C117]&gt;[.F117];[.D117]=0);&quot;Down&quot;;&quot;&quot;)" office:value-type="string" office:string-value="Down">
            <text:p>Down</text:p>
          </table:table-cell>
          <table:table-cell table:formula="of:=IF(AND([.C117]&lt;=[.F117];[.D117]=1);&quot;Up&quot;;&quot;&quot;)">
            <text:p/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4204">
            <text:p>4204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251">
            <text:p>1251</text:p>
          </table:table-cell>
          <table:table-cell table:formula="of:=IF(AND([.C118]&gt;[.F118];[.D118]=0);&quot;Down&quot;;&quot;&quot;)" office:value-type="string" office:string-value="Down">
            <text:p>Down</text:p>
          </table:table-cell>
          <table:table-cell table:formula="of:=IF(AND([.C118]&lt;=[.F118];[.D118]=1);&quot;Up&quot;;&quot;&quot;)">
            <text:p/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4205">
            <text:p>4205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938">
            <text:p>938</text:p>
          </table:table-cell>
          <table:table-cell table:formula="of:=IF(AND([.C119]&gt;[.F119];[.D119]=0);&quot;Down&quot;;&quot;&quot;)" office:value-type="string" office:string-value="Down">
            <text:p>Down</text:p>
          </table:table-cell>
          <table:table-cell table:formula="of:=IF(AND([.C119]&lt;=[.F119];[.D119]=1);&quot;Up&quot;;&quot;&quot;)">
            <text:p/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4206">
            <text:p>4206</text:p>
          </table:table-cell>
          <table:table-cell office:value-type="float" office:value="2497">
            <text:p>249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453">
            <text:p>2453</text:p>
          </table:table-cell>
          <table:table-cell table:formula="of:=IF(AND([.C120]&gt;[.F120];[.D120]=0);&quot;Down&quot;;&quot;&quot;)" office:value-type="string" office:string-value="Down">
            <text:p>Down</text:p>
          </table:table-cell>
          <table:table-cell table:formula="of:=IF(AND([.C120]&lt;=[.F120];[.D120]=1);&quot;Up&quot;;&quot;&quot;)">
            <text:p/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208">
            <text:p>4208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table:formula="of:=IF(AND([.C121]&gt;[.F121];[.D121]=0);&quot;Down&quot;;&quot;&quot;)" office:value-type="string" office:string-value="Down">
            <text:p>Down</text:p>
          </table:table-cell>
          <table:table-cell table:formula="of:=IF(AND([.C121]&lt;=[.F121];[.D121]=1);&quot;Up&quot;;&quot;&quot;)">
            <text:p/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4217">
            <text:p>4217</text:p>
          </table:table-cell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753">
            <text:p>1753</text:p>
          </table:table-cell>
          <table:table-cell table:formula="of:=IF(AND([.C122]&gt;[.F122];[.D122]=0);&quot;Down&quot;;&quot;&quot;)" office:value-type="string" office:string-value="Down">
            <text:p>Down</text:p>
          </table:table-cell>
          <table:table-cell table:formula="of:=IF(AND([.C122]&lt;=[.F122];[.D122]=1);&quot;Up&quot;;&quot;&quot;)">
            <text:p/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4231">
            <text:p>4231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75">
            <text:p>675</text:p>
          </table:table-cell>
          <table:table-cell table:formula="of:=IF(AND([.C123]&gt;[.F123];[.D123]=0);&quot;Down&quot;;&quot;&quot;)" office:value-type="string" office:string-value="Down">
            <text:p>Down</text:p>
          </table:table-cell>
          <table:table-cell table:formula="of:=IF(AND([.C123]&lt;=[.F123];[.D123]=1);&quot;Up&quot;;&quot;&quot;)">
            <text:p/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4272">
            <text:p>4272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96">
            <text:p>1196</text:p>
          </table:table-cell>
          <table:table-cell table:formula="of:=IF(AND([.C124]&gt;[.F124];[.D124]=0);&quot;Down&quot;;&quot;&quot;)" office:value-type="string" office:string-value="Down">
            <text:p>Down</text:p>
          </table:table-cell>
          <table:table-cell table:formula="of:=IF(AND([.C124]&lt;=[.F124];[.D124]=1);&quot;Up&quot;;&quot;&quot;)">
            <text:p/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C125]&gt;[.F125];[.D125]=0);&quot;Down&quot;;&quot;&quot;)">
            <text:p/>
          </table:table-cell>
          <table:table-cell table:formula="of:=IF(AND([.C125]&lt;=[.F125];[.D125]=1);&quot;Up&quot;;&quot;&quot;)">
            <text:p/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4298">
            <text:p>4298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51">
            <text:p>1751</text:p>
          </table:table-cell>
          <table:table-cell office:value-type="float" office:value="1693">
            <text:p>1693</text:p>
          </table:table-cell>
          <table:table-cell table:formula="of:=IF(AND([.C126]&gt;[.F126];[.D126]=0);&quot;Down&quot;;&quot;&quot;)">
            <text:p/>
          </table:table-cell>
          <table:table-cell table:formula="of:=IF(AND([.C126]&lt;=[.F126];[.D126]=1);&quot;Up&quot;;&quot;&quot;)">
            <text:p/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805">
            <text:p>4805</text:p>
          </table:table-cell>
          <table:table-cell office:value-type="float" office:value="4665">
            <text:p>4665</text:p>
          </table:table-cell>
          <table:table-cell table:formula="of:=IF(AND([.C127]&gt;[.F127];[.D127]=0);&quot;Down&quot;;&quot;&quot;)" office:value-type="string" office:string-value="Down">
            <text:p>Down</text:p>
          </table:table-cell>
          <table:table-cell table:formula="of:=IF(AND([.C127]&lt;=[.F127];[.D127]=1);&quot;Up&quot;;&quot;&quot;)">
            <text:p/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4324">
            <text:p>4324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6051">
            <text:p>6051</text:p>
          </table:table-cell>
          <table:table-cell office:value-type="float" office:value="5880">
            <text:p>5880</text:p>
          </table:table-cell>
          <table:table-cell table:formula="of:=IF(AND([.C128]&gt;[.F128];[.D128]=0);&quot;Down&quot;;&quot;&quot;)" office:value-type="string" office:string-value="Down">
            <text:p>Down</text:p>
          </table:table-cell>
          <table:table-cell table:formula="of:=IF(AND([.C128]&lt;=[.F128];[.D128]=1);&quot;Up&quot;;&quot;&quot;)">
            <text:p/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348">
            <text:p>4348</text:p>
          </table:table-cell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88">
            <text:p>1188</text:p>
          </table:table-cell>
          <table:table-cell table:formula="of:=IF(AND([.C129]&gt;[.F129];[.D129]=0);&quot;Down&quot;;&quot;&quot;)">
            <text:p/>
          </table:table-cell>
          <table:table-cell table:formula="of:=IF(AND([.C129]&lt;=[.F129];[.D1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452">
            <text:p>4452</text:p>
          </table:table-cell>
          <table:table-cell office:value-type="float" office:value="5296">
            <text:p>5296</text:p>
          </table:table-cell>
          <table:table-cell office:value-type="float" office:value="0">
            <text:p>0</text:p>
          </table:table-cell>
          <table:table-cell office:value-type="float" office:value="5422">
            <text:p>5422</text:p>
          </table:table-cell>
          <table:table-cell office:value-type="float" office:value="5330">
            <text:p>5330</text:p>
          </table:table-cell>
          <table:table-cell table:formula="of:=IF(AND([.C130]&gt;[.F130];[.D130]=0);&quot;Down&quot;;&quot;&quot;)">
            <text:p/>
          </table:table-cell>
          <table:table-cell table:formula="of:=IF(AND([.C130]&lt;=[.F130];[.D130]=1);&quot;Up&quot;;&quot;&quot;)">
            <text:p/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4502">
            <text:p>4502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829">
            <text:p>5829</text:p>
          </table:table-cell>
          <table:table-cell office:value-type="float" office:value="5695">
            <text:p>5695</text:p>
          </table:table-cell>
          <table:table-cell table:formula="of:=IF(AND([.C131]&gt;[.F131];[.D131]=0);&quot;Down&quot;;&quot;&quot;)" office:value-type="string" office:string-value="Down">
            <text:p>Down</text:p>
          </table:table-cell>
          <table:table-cell table:formula="of:=IF(AND([.C131]&lt;=[.F131];[.D131]=1);&quot;Up&quot;;&quot;&quot;)">
            <text:p/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4503">
            <text:p>4503</text:p>
          </table:table-cell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float" office:value="1684">
            <text:p>1684</text:p>
          </table:table-cell>
          <table:table-cell table:formula="of:=IF(AND([.C132]&gt;[.F132];[.D132]=0);&quot;Down&quot;;&quot;&quot;)" office:value-type="string" office:string-value="Down">
            <text:p>Down</text:p>
          </table:table-cell>
          <table:table-cell table:formula="of:=IF(AND([.C132]&lt;=[.F132];[.D132]=1);&quot;Up&quot;;&quot;&quot;)">
            <text:p/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4506">
            <text:p>4506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float" office:value="1310">
            <text:p>1310</text:p>
          </table:table-cell>
          <table:table-cell table:formula="of:=IF(AND([.C133]&gt;[.F133];[.D133]=0);&quot;Down&quot;;&quot;&quot;)">
            <text:p/>
          </table:table-cell>
          <table:table-cell table:formula="of:=IF(AND([.C133]&lt;=[.F133];[.D133]=1);&quot;Up&quot;;&quot;&quot;)">
            <text:p/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507">
            <text:p>4507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4590">
            <text:p>4590</text:p>
          </table:table-cell>
          <table:table-cell table:formula="of:=IF(AND([.C134]&gt;[.F134];[.D134]=0);&quot;Down&quot;;&quot;&quot;)">
            <text:p/>
          </table:table-cell>
          <table:table-cell table:formula="of:=IF(AND([.C134]&lt;=[.F134];[.D134]=1);&quot;Up&quot;;&quot;&quot;)">
            <text:p/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4508">
            <text:p>4508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112">
            <text:p>2112</text:p>
          </table:table-cell>
          <table:table-cell office:value-type="float" office:value="2076">
            <text:p>2076</text:p>
          </table:table-cell>
          <table:table-cell table:formula="of:=IF(AND([.C135]&gt;[.F135];[.D135]=0);&quot;Down&quot;;&quot;&quot;)">
            <text:p/>
          </table:table-cell>
          <table:table-cell table:formula="of:=IF(AND([.C135]&lt;=[.F135];[.D135]=1);&quot;Up&quot;;&quot;&quot;)">
            <text:p/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4519">
            <text:p>4519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412">
            <text:p>4412</text:p>
          </table:table-cell>
          <table:table-cell office:value-type="float" office:value="4350">
            <text:p>4350</text:p>
          </table:table-cell>
          <table:table-cell table:formula="of:=IF(AND([.C136]&gt;[.F136];[.D136]=0);&quot;Down&quot;;&quot;&quot;)">
            <text:p/>
          </table:table-cell>
          <table:table-cell table:formula="of:=IF(AND([.C136]&lt;=[.F136];[.D136]=1);&quot;Up&quot;;&quot;&quot;)">
            <text:p/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521">
            <text:p>4521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608">
            <text:p>5608</text:p>
          </table:table-cell>
          <table:table-cell office:value-type="float" office:value="5600">
            <text:p>5600</text:p>
          </table:table-cell>
          <table:table-cell table:formula="of:=IF(AND([.C137]&gt;[.F137];[.D137]=0);&quot;Down&quot;;&quot;&quot;)">
            <text:p/>
          </table:table-cell>
          <table:table-cell table:formula="of:=IF(AND([.C137]&lt;=[.F137];[.D1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4523">
            <text:p>4523</text:p>
          </table:table-cell>
          <table:table-cell office:value-type="float" office:value="7653">
            <text:p>7653</text:p>
          </table:table-cell>
          <table:table-cell office:value-type="float" office:value="1">
            <text:p>1</text:p>
          </table:table-cell>
          <table:table-cell office:value-type="float" office:value="7956">
            <text:p>7956</text:p>
          </table:table-cell>
          <table:table-cell office:value-type="float" office:value="7751">
            <text:p>7751</text:p>
          </table:table-cell>
          <table:table-cell table:formula="of:=IF(AND([.C138]&gt;[.F138];[.D138]=0);&quot;Down&quot;;&quot;&quot;)">
            <text:p/>
          </table:table-cell>
          <table:table-cell table:formula="of:=IF(AND([.C138]&lt;=[.F138];[.D1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527">
            <text:p>4527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1912">
            <text:p>1912</text:p>
          </table:table-cell>
          <table:table-cell table:formula="of:=IF(AND([.C139]&gt;[.F139];[.D139]=0);&quot;Down&quot;;&quot;&quot;)">
            <text:p/>
          </table:table-cell>
          <table:table-cell table:formula="of:=IF(AND([.C139]&lt;=[.F139];[.D139]=1);&quot;Up&quot;;&quot;&quot;)">
            <text:p/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4528">
            <text:p>4528</text:p>
          </table:table-cell>
          <table:table-cell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5072">
            <text:p>15072</text:p>
          </table:table-cell>
          <table:table-cell office:value-type="float" office:value="14750">
            <text:p>14750</text:p>
          </table:table-cell>
          <table:table-cell table:formula="of:=IF(AND([.C140]&gt;[.F140];[.D140]=0);&quot;Down&quot;;&quot;&quot;)">
            <text:p/>
          </table:table-cell>
          <table:table-cell table:formula="of:=IF(AND([.C140]&lt;=[.F140];[.D140]=1);&quot;Up&quot;;&quot;&quot;)">
            <text:p/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4530">
            <text:p>4530</text:p>
          </table:table-cell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4116">
            <text:p>4116</text:p>
          </table:table-cell>
          <table:table-cell office:value-type="float" office:value="4120">
            <text:p>4120</text:p>
          </table:table-cell>
          <table:table-cell table:formula="of:=IF(AND([.C141]&gt;[.F141];[.D141]=0);&quot;Down&quot;;&quot;&quot;)">
            <text:p/>
          </table:table-cell>
          <table:table-cell table:formula="of:=IF(AND([.C141]&lt;=[.F141];[.D1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1">
            <text:p>1</text:p>
          </table:table-cell>
          <table:table-cell office:value-type="float" office:value="7598">
            <text:p>7598</text:p>
          </table:table-cell>
          <table:table-cell office:value-type="float" office:value="7340">
            <text:p>7340</text:p>
          </table:table-cell>
          <table:table-cell table:formula="of:=IF(AND([.C142]&gt;[.F142];[.D142]=0);&quot;Down&quot;;&quot;&quot;)">
            <text:p/>
          </table:table-cell>
          <table:table-cell table:formula="of:=IF(AND([.C142]&lt;=[.F142];[.D142]=1);&quot;Up&quot;;&quot;&quot;)">
            <text:p/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4540">
            <text:p>4540</text:p>
          </table:table-cell>
          <table:table-cell office:value-type="float" office:value="2555">
            <text:p>2555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2786">
            <text:p>2786</text:p>
          </table:table-cell>
          <table:table-cell table:formula="of:=IF(AND([.C143]&gt;[.F143];[.D143]=0);&quot;Down&quot;;&quot;&quot;)">
            <text:p/>
          </table:table-cell>
          <table:table-cell table:formula="of:=IF(AND([.C143]&lt;=[.F143];[.D143]=1);&quot;Up&quot;;&quot;&quot;)">
            <text:p/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543">
            <text:p>4543</text:p>
          </table:table-cell>
          <table:table-cell office:value-type="float" office:value="3165">
            <text:p>316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140">
            <text:p>3140</text:p>
          </table:table-cell>
          <table:table-cell table:formula="of:=IF(AND([.C144]&gt;[.F144];[.D144]=0);&quot;Down&quot;;&quot;&quot;)" office:value-type="string" office:string-value="Down">
            <text:p>Down</text:p>
          </table:table-cell>
          <table:table-cell table:formula="of:=IF(AND([.C144]&lt;=[.F144];[.D144]=1);&quot;Up&quot;;&quot;&quot;)">
            <text:p/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4544">
            <text:p>4544</text:p>
          </table:table-cell>
          <table:table-cell office:value-type="float" office:value="4990">
            <text:p>4990</text:p>
          </table:table-cell>
          <table:table-cell office:value-type="float" office:value="0">
            <text:p>0</text:p>
          </table:table-cell>
          <table:table-cell office:value-type="float" office:value="5098">
            <text:p>5098</text:p>
          </table:table-cell>
          <table:table-cell office:value-type="float" office:value="4935">
            <text:p>4935</text:p>
          </table:table-cell>
          <table:table-cell table:formula="of:=IF(AND([.C145]&gt;[.F145];[.D145]=0);&quot;Down&quot;;&quot;&quot;)" office:value-type="string" office:string-value="Down">
            <text:p>Down</text:p>
          </table:table-cell>
          <table:table-cell table:formula="of:=IF(AND([.C145]&lt;=[.F145];[.D145]=1);&quot;Up&quot;;&quot;&quot;)">
            <text:p/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555">
            <text:p>4555</text:p>
          </table:table-cell>
          <table:table-cell office:value-type="float" office:value="7370">
            <text:p>7370</text:p>
          </table:table-cell>
          <table:table-cell office:value-type="float" office:value="0">
            <text:p>0</text:p>
          </table:table-cell>
          <table:table-cell office:value-type="float" office:value="7514">
            <text:p>7514</text:p>
          </table:table-cell>
          <table:table-cell office:value-type="float" office:value="7370">
            <text:p>7370</text:p>
          </table:table-cell>
          <table:table-cell table:formula="of:=IF(AND([.C146]&gt;[.F146];[.D146]=0);&quot;Down&quot;;&quot;&quot;)">
            <text:p/>
          </table:table-cell>
          <table:table-cell table:formula="of:=IF(AND([.C146]&lt;=[.F146];[.D146]=1);&quot;Up&quot;;&quot;&quot;)">
            <text:p/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4568">
            <text:p>4568</text:p>
          </table:table-cell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office:value-type="float" office:value="2264">
            <text:p>2264</text:p>
          </table:table-cell>
          <table:table-cell office:value-type="float" office:value="2184">
            <text:p>2184</text:p>
          </table:table-cell>
          <table:table-cell table:formula="of:=IF(AND([.C147]&gt;[.F147];[.D147]=0);&quot;Down&quot;;&quot;&quot;)">
            <text:p/>
          </table:table-cell>
          <table:table-cell table:formula="of:=IF(AND([.C147]&lt;=[.F147];[.D147]=1);&quot;Up&quot;;&quot;&quot;)">
            <text:p/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4569">
            <text:p>4569</text:p>
          </table:table-cell>
          <table:table-cell office:value-type="float" office:value="2054">
            <text:p>2054</text:p>
          </table:table-cell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office:value-type="float" office:value="2025">
            <text:p>2025</text:p>
          </table:table-cell>
          <table:table-cell table:formula="of:=IF(AND([.C148]&gt;[.F148];[.D148]=0);&quot;Down&quot;;&quot;&quot;)">
            <text:p/>
          </table:table-cell>
          <table:table-cell table:formula="of:=IF(AND([.C148]&lt;=[.F148];[.D148]=1);&quot;Up&quot;;&quot;&quot;)">
            <text:p/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4572">
            <text:p>4572</text:p>
          </table:table-cell>
          <table:table-cell office:value-type="float" office:value="2660">
            <text:p>2660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 office:value-type="float" office:value="2734">
            <text:p>2734</text:p>
          </table:table-cell>
          <table:table-cell table:formula="of:=IF(AND([.C149]&gt;[.F149];[.D149]=0);&quot;Down&quot;;&quot;&quot;)">
            <text:p/>
          </table:table-cell>
          <table:table-cell table:formula="of:=IF(AND([.C149]&lt;=[.F149];[.D149]=1);&quot;Up&quot;;&quot;&quot;)">
            <text:p/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4578">
            <text:p>4578</text:p>
          </table:table-cell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3990">
            <text:p>3990</text:p>
          </table:table-cell>
          <table:table-cell office:value-type="float" office:value="3913">
            <text:p>3913</text:p>
          </table:table-cell>
          <table:table-cell table:formula="of:=IF(AND([.C150]&gt;[.F150];[.D150]=0);&quot;Down&quot;;&quot;&quot;)">
            <text:p/>
          </table:table-cell>
          <table:table-cell table:formula="of:=IF(AND([.C150]&lt;=[.F150];[.D1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4581">
            <text:p>4581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642">
            <text:p>7642</text:p>
          </table:table-cell>
          <table:table-cell office:value-type="float" office:value="7410">
            <text:p>7410</text:p>
          </table:table-cell>
          <table:table-cell table:formula="of:=IF(AND([.C151]&gt;[.F151];[.D151]=0);&quot;Down&quot;;&quot;&quot;)">
            <text:p/>
          </table:table-cell>
          <table:table-cell table:formula="of:=IF(AND([.C151]&lt;=[.F151];[.D151]=1);&quot;Up&quot;;&quot;&quot;)">
            <text:p/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C152]&gt;[.F152];[.D152]=0);&quot;Down&quot;;&quot;&quot;)">
            <text:p/>
          </table:table-cell>
          <table:table-cell table:formula="of:=IF(AND([.C152]&lt;=[.F152];[.D1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612">
            <text:p>4612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2287">
            <text:p>2287</text:p>
          </table:table-cell>
          <table:table-cell table:formula="of:=IF(AND([.C153]&gt;[.F153];[.D153]=0);&quot;Down&quot;;&quot;&quot;)" office:value-type="string" office:string-value="Down">
            <text:p>Down</text:p>
          </table:table-cell>
          <table:table-cell table:formula="of:=IF(AND([.C153]&lt;=[.F153];[.D153]=1);&quot;Up&quot;;&quot;&quot;)">
            <text:p/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4613">
            <text:p>4613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792">
            <text:p>1792</text:p>
          </table:table-cell>
          <table:table-cell table:formula="of:=IF(AND([.C154]&gt;[.F154];[.D154]=0);&quot;Down&quot;;&quot;&quot;)" office:value-type="string" office:string-value="Down">
            <text:p>Down</text:p>
          </table:table-cell>
          <table:table-cell table:formula="of:=IF(AND([.C154]&lt;=[.F154];[.D154]=1);&quot;Up&quot;;&quot;&quot;)">
            <text:p/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4631">
            <text:p>4631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  <table:table-cell table:formula="of:=IF(AND([.C155]&gt;[.F155];[.D155]=0);&quot;Down&quot;;&quot;&quot;)" office:value-type="string" office:string-value="Down">
            <text:p>Down</text:p>
          </table:table-cell>
          <table:table-cell table:formula="of:=IF(AND([.C155]&lt;=[.F155];[.D155]=1);&quot;Up&quot;;&quot;&quot;)">
            <text:p/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634">
            <text:p>4634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439">
            <text:p>439</text:p>
          </table:table-cell>
          <table:table-cell table:formula="of:=IF(AND([.C156]&gt;[.F156];[.D156]=0);&quot;Down&quot;;&quot;&quot;)" office:value-type="string" office:string-value="Down">
            <text:p>Down</text:p>
          </table:table-cell>
          <table:table-cell table:formula="of:=IF(AND([.C156]&lt;=[.F156];[.D156]=1);&quot;Up&quot;;&quot;&quot;)">
            <text:p/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4641">
            <text:p>4641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 office:value-type="float" office:value="2319">
            <text:p>2319</text:p>
          </table:table-cell>
          <table:table-cell table:formula="of:=IF(AND([.C157]&gt;[.F157];[.D157]=0);&quot;Down&quot;;&quot;&quot;)" office:value-type="string" office:string-value="Down">
            <text:p>Down</text:p>
          </table:table-cell>
          <table:table-cell table:formula="of:=IF(AND([.C157]&lt;=[.F157];[.D157]=1);&quot;Up&quot;;&quot;&quot;)">
            <text:p/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4666">
            <text:p>4666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391">
            <text:p>2391</text:p>
          </table:table-cell>
          <table:table-cell table:formula="of:=IF(AND([.C158]&gt;[.F158];[.D158]=0);&quot;Down&quot;;&quot;&quot;)">
            <text:p/>
          </table:table-cell>
          <table:table-cell table:formula="of:=IF(AND([.C158]&lt;=[.F158];[.D158]=1);&quot;Up&quot;;&quot;&quot;)">
            <text:p/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4676">
            <text:p>4676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378">
            <text:p>1378</text:p>
          </table:table-cell>
          <table:table-cell table:formula="of:=IF(AND([.C159]&gt;[.F159];[.D159]=0);&quot;Down&quot;;&quot;&quot;)">
            <text:p/>
          </table:table-cell>
          <table:table-cell table:formula="of:=IF(AND([.C159]&lt;=[.F159];[.D1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4681">
            <text:p>4681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3174">
            <text:p>3174</text:p>
          </table:table-cell>
          <table:table-cell office:value-type="float" office:value="3035">
            <text:p>3035</text:p>
          </table:table-cell>
          <table:table-cell table:formula="of:=IF(AND([.C160]&gt;[.F160];[.D160]=0);&quot;Down&quot;;&quot;&quot;)">
            <text:p/>
          </table:table-cell>
          <table:table-cell table:formula="of:=IF(AND([.C160]&lt;=[.F160];[.D160]=1);&quot;Up&quot;;&quot;&quot;)">
            <text:p/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4684">
            <text:p>4684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 office:value-type="float" office:value="5272">
            <text:p>5272</text:p>
          </table:table-cell>
          <table:table-cell office:value-type="float" office:value="5080">
            <text:p>5080</text:p>
          </table:table-cell>
          <table:table-cell table:formula="of:=IF(AND([.C161]&gt;[.F161];[.D161]=0);&quot;Down&quot;;&quot;&quot;)">
            <text:p/>
          </table:table-cell>
          <table:table-cell table:formula="of:=IF(AND([.C161]&lt;=[.F161];[.D161]=1);&quot;Up&quot;;&quot;&quot;)">
            <text:p/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4689">
            <text:p>4689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 table:formula="of:=IF(AND([.C162]&gt;[.F162];[.D162]=0);&quot;Down&quot;;&quot;&quot;)">
            <text:p/>
          </table:table-cell>
          <table:table-cell table:formula="of:=IF(AND([.C162]&lt;=[.F162];[.D162]=1);&quot;Up&quot;;&quot;&quot;)">
            <text:p/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4704">
            <text:p>4704</text:p>
          </table:table-cell>
          <table:table-cell office:value-type="float" office:value="4180">
            <text:p>4180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140">
            <text:p>4140</text:p>
          </table:table-cell>
          <table:table-cell table:formula="of:=IF(AND([.C163]&gt;[.F163];[.D163]=0);&quot;Down&quot;;&quot;&quot;)" office:value-type="string" office:string-value="Down">
            <text:p>Down</text:p>
          </table:table-cell>
          <table:table-cell table:formula="of:=IF(AND([.C163]&lt;=[.F163];[.D163]=1);&quot;Up&quot;;&quot;&quot;)">
            <text:p/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4708">
            <text:p>4708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office:value-type="float" office:value="1140">
            <text:p>1140</text:p>
          </table:table-cell>
          <table:table-cell table:formula="of:=IF(AND([.C164]&gt;[.F164];[.D164]=0);&quot;Down&quot;;&quot;&quot;)">
            <text:p/>
          </table:table-cell>
          <table:table-cell table:formula="of:=IF(AND([.C164]&lt;=[.F164];[.D164]=1);&quot;Up&quot;;&quot;&quot;)">
            <text:p/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4716">
            <text:p>4716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984">
            <text:p>4984</text:p>
          </table:table-cell>
          <table:table-cell office:value-type="float" office:value="4830">
            <text:p>4830</text:p>
          </table:table-cell>
          <table:table-cell table:formula="of:=IF(AND([.C165]&gt;[.F165];[.D165]=0);&quot;Down&quot;;&quot;&quot;)" office:value-type="string" office:string-value="Down">
            <text:p>Down</text:p>
          </table:table-cell>
          <table:table-cell table:formula="of:=IF(AND([.C165]&lt;=[.F165];[.D165]=1);&quot;Up&quot;;&quot;&quot;)">
            <text:p/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4719">
            <text:p>4719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0">
            <text:p>1720</text:p>
          </table:table-cell>
          <table:table-cell table:formula="of:=IF(AND([.C166]&gt;[.F166];[.D166]=0);&quot;Down&quot;;&quot;&quot;)">
            <text:p/>
          </table:table-cell>
          <table:table-cell table:formula="of:=IF(AND([.C166]&lt;=[.F166];[.D166]=1);&quot;Up&quot;;&quot;&quot;)">
            <text:p/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4722">
            <text:p>4722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table:formula="of:=IF(AND([.C167]&gt;[.F167];[.D167]=0);&quot;Down&quot;;&quot;&quot;)">
            <text:p/>
          </table:table-cell>
          <table:table-cell table:formula="of:=IF(AND([.C167]&lt;=[.F167];[.D1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4726">
            <text:p>4726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 office:value-type="float" office:value="1194">
            <text:p>1194</text:p>
          </table:table-cell>
          <table:table-cell table:formula="of:=IF(AND([.C168]&gt;[.F168];[.D168]=0);&quot;Down&quot;;&quot;&quot;)" office:value-type="string" office:string-value="Down">
            <text:p>Down</text:p>
          </table:table-cell>
          <table:table-cell table:formula="of:=IF(AND([.C168]&lt;=[.F168];[.D168]=1);&quot;Up&quot;;&quot;&quot;)">
            <text:p/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4732">
            <text:p>4732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108">
            <text:p>2108</text:p>
          </table:table-cell>
          <table:table-cell office:value-type="float" office:value="2039">
            <text:p>2039</text:p>
          </table:table-cell>
          <table:table-cell table:formula="of:=IF(AND([.C169]&gt;[.F169];[.D169]=0);&quot;Down&quot;;&quot;&quot;)">
            <text:p/>
          </table:table-cell>
          <table:table-cell table:formula="of:=IF(AND([.C169]&lt;=[.F169];[.D169]=1);&quot;Up&quot;;&quot;&quot;)">
            <text:p/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4751">
            <text:p>475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75">
            <text:p>4375</text:p>
          </table:table-cell>
          <table:table-cell table:formula="of:=IF(AND([.C170]&gt;[.F170];[.D170]=0);&quot;Down&quot;;&quot;&quot;)" office:value-type="string" office:string-value="Down">
            <text:p>Down</text:p>
          </table:table-cell>
          <table:table-cell table:formula="of:=IF(AND([.C170]&lt;=[.F170];[.D170]=1);&quot;Up&quot;;&quot;&quot;)">
            <text:p/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4755">
            <text:p>475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83">
            <text:p>1683</text:p>
          </table:table-cell>
          <table:table-cell office:value-type="float" office:value="1631">
            <text:p>1631</text:p>
          </table:table-cell>
          <table:table-cell table:formula="of:=IF(AND([.C171]&gt;[.F171];[.D171]=0);&quot;Down&quot;;&quot;&quot;)">
            <text:p/>
          </table:table-cell>
          <table:table-cell table:formula="of:=IF(AND([.C171]&lt;=[.F171];[.D171]=1);&quot;Up&quot;;&quot;&quot;)">
            <text:p/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4761">
            <text:p>4761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56">
            <text:p>656</text:p>
          </table:table-cell>
          <table:table-cell table:formula="of:=IF(AND([.C172]&gt;[.F172];[.D172]=0);&quot;Down&quot;;&quot;&quot;)">
            <text:p/>
          </table:table-cell>
          <table:table-cell table:formula="of:=IF(AND([.C172]&lt;=[.F172];[.D172]=1);&quot;Up&quot;;&quot;&quot;)">
            <text:p/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4768">
            <text:p>4768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278">
            <text:p>6278</text:p>
          </table:table-cell>
          <table:table-cell office:value-type="float" office:value="6130">
            <text:p>6130</text:p>
          </table:table-cell>
          <table:table-cell table:formula="of:=IF(AND([.C173]&gt;[.F173];[.D173]=0);&quot;Down&quot;;&quot;&quot;)">
            <text:p/>
          </table:table-cell>
          <table:table-cell table:formula="of:=IF(AND([.C173]&lt;=[.F173];[.D173]=1);&quot;Up&quot;;&quot;&quot;)">
            <text:p/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4777">
            <text:p>4777</text:p>
          </table:table-cell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818">
            <text:p>818</text:p>
          </table:table-cell>
          <table:table-cell table:formula="of:=IF(AND([.C174]&gt;[.F174];[.D174]=0);&quot;Down&quot;;&quot;&quot;)">
            <text:p/>
          </table:table-cell>
          <table:table-cell table:formula="of:=IF(AND([.C174]&lt;=[.F174];[.D174]=1);&quot;Up&quot;;&quot;&quot;)">
            <text:p/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4793">
            <text:p>4793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  <table:table-cell office:value-type="float" office:value="882">
            <text:p>882</text:p>
          </table:table-cell>
          <table:table-cell table:formula="of:=IF(AND([.C175]&gt;[.F175];[.D175]=0);&quot;Down&quot;;&quot;&quot;)">
            <text:p/>
          </table:table-cell>
          <table:table-cell table:formula="of:=IF(AND([.C175]&lt;=[.F175];[.D175]=1);&quot;Up&quot;;&quot;&quot;)">
            <text:p/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4812">
            <text:p>4812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1428">
            <text:p>1428</text:p>
          </table:table-cell>
          <table:table-cell office:value-type="float" office:value="1346">
            <text:p>1346</text:p>
          </table:table-cell>
          <table:table-cell table:formula="of:=IF(AND([.C176]&gt;[.F176];[.D176]=0);&quot;Down&quot;;&quot;&quot;)">
            <text:p/>
          </table:table-cell>
          <table:table-cell table:formula="of:=IF(AND([.C176]&lt;=[.F176];[.D176]=1);&quot;Up&quot;;&quot;&quot;)">
            <text:p/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4832">
            <text:p>4832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60">
            <text:p>1160</text:p>
          </table:table-cell>
          <table:table-cell table:formula="of:=IF(AND([.C177]&gt;[.F177];[.D177]=0);&quot;Down&quot;;&quot;&quot;)" office:value-type="string" office:string-value="Down">
            <text:p>Down</text:p>
          </table:table-cell>
          <table:table-cell table:formula="of:=IF(AND([.C177]&lt;=[.F177];[.D177]=1);&quot;Up&quot;;&quot;&quot;)">
            <text:p/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510">
            <text:p>510</text:p>
          </table:table-cell>
          <table:table-cell table:formula="of:=IF(AND([.C178]&gt;[.F178];[.D178]=0);&quot;Down&quot;;&quot;&quot;)">
            <text:p/>
          </table:table-cell>
          <table:table-cell table:formula="of:=IF(AND([.C178]&lt;=[.F178];[.D178]=1);&quot;Up&quot;;&quot;&quot;)">
            <text:p/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4842">
            <text:p>484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12">
            <text:p>312</text:p>
          </table:table-cell>
          <table:table-cell table:formula="of:=IF(AND([.C179]&gt;[.F179];[.D179]=0);&quot;Down&quot;;&quot;&quot;)" office:value-type="string" office:string-value="Down">
            <text:p>Down</text:p>
          </table:table-cell>
          <table:table-cell table:formula="of:=IF(AND([.C179]&lt;=[.F179];[.D179]=1);&quot;Up&quot;;&quot;&quot;)">
            <text:p/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4901">
            <text:p>4901</text:p>
          </table:table-cell>
          <table:table-cell office:value-type="float" office:value="4777">
            <text:p>4777</text:p>
          </table:table-cell>
          <table:table-cell office:value-type="float" office:value="0">
            <text:p>0</text:p>
          </table:table-cell>
          <table:table-cell office:value-type="float" office:value="4881">
            <text:p>4881</text:p>
          </table:table-cell>
          <table:table-cell office:value-type="float" office:value="4766">
            <text:p>4766</text:p>
          </table:table-cell>
          <table:table-cell table:formula="of:=IF(AND([.C180]&gt;[.F180];[.D180]=0);&quot;Down&quot;;&quot;&quot;)" office:value-type="string" office:string-value="Down">
            <text:p>Down</text:p>
          </table:table-cell>
          <table:table-cell table:formula="of:=IF(AND([.C180]&lt;=[.F180];[.D180]=1);&quot;Up&quot;;&quot;&quot;)">
            <text:p/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4902">
            <text:p>4902</text:p>
          </table:table-cell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265">
            <text:p>1265</text:p>
          </table:table-cell>
          <table:table-cell table:formula="of:=IF(AND([.C181]&gt;[.F181];[.D181]=0);&quot;Down&quot;;&quot;&quot;)" office:value-type="string" office:string-value="Down">
            <text:p>Down</text:p>
          </table:table-cell>
          <table:table-cell table:formula="of:=IF(AND([.C181]&lt;=[.F181];[.D181]=1);&quot;Up&quot;;&quot;&quot;)">
            <text:p/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4911">
            <text:p>4911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2472">
            <text:p>2472</text:p>
          </table:table-cell>
          <table:table-cell table:formula="of:=IF(AND([.C182]&gt;[.F182];[.D182]=0);&quot;Down&quot;;&quot;&quot;)">
            <text:p/>
          </table:table-cell>
          <table:table-cell table:formula="of:=IF(AND([.C182]&lt;=[.F182];[.D182]=1);&quot;Up&quot;;&quot;&quot;)">
            <text:p/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4912">
            <text:p>491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1042">
            <text:p>1042</text:p>
          </table:table-cell>
          <table:table-cell office:value-type="float" office:value="1038">
            <text:p>1038</text:p>
          </table:table-cell>
          <table:table-cell table:formula="of:=IF(AND([.C183]&gt;[.F183];[.D183]=0);&quot;Down&quot;;&quot;&quot;)">
            <text:p/>
          </table:table-cell>
          <table:table-cell table:formula="of:=IF(AND([.C183]&lt;=[.F183];[.D1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4922">
            <text:p>4922</text:p>
          </table:table-cell>
          <table:table-cell office:value-type="float" office:value="11120">
            <text:p>11120</text:p>
          </table:table-cell>
          <table:table-cell office:value-type="float" office:value="1">
            <text:p>1</text:p>
          </table:table-cell>
          <table:table-cell office:value-type="float" office:value="11528">
            <text:p>11528</text:p>
          </table:table-cell>
          <table:table-cell office:value-type="float" office:value="11120">
            <text:p>11120</text:p>
          </table:table-cell>
          <table:table-cell table:formula="of:=IF(AND([.C184]&gt;[.F184];[.D184]=0);&quot;Down&quot;;&quot;&quot;)">
            <text:p/>
          </table:table-cell>
          <table:table-cell table:formula="of:=IF(AND([.C184]&lt;=[.F184];[.D1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4927">
            <text:p>4927</text:p>
          </table:table-cell>
          <table:table-cell office:value-type="float" office:value="7050">
            <text:p>7050</text:p>
          </table:table-cell>
          <table:table-cell office:value-type="float" office:value="1">
            <text:p>1</text:p>
          </table:table-cell>
          <table:table-cell office:value-type="float" office:value="7152">
            <text:p>7152</text:p>
          </table:table-cell>
          <table:table-cell office:value-type="float" office:value="7030">
            <text:p>7030</text:p>
          </table:table-cell>
          <table:table-cell table:formula="of:=IF(AND([.C185]&gt;[.F185];[.D185]=0);&quot;Down&quot;;&quot;&quot;)">
            <text:p/>
          </table:table-cell>
          <table:table-cell table:formula="of:=IF(AND([.C185]&lt;=[.F185];[.D185]=1);&quot;Up&quot;;&quot;&quot;)">
            <text:p/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4967">
            <text:p>4967</text:p>
          </table:table-cell>
          <table:table-cell office:value-type="float" office:value="8870">
            <text:p>8870</text:p>
          </table:table-cell>
          <table:table-cell office:value-type="float" office:value="1">
            <text:p>1</text:p>
          </table:table-cell>
          <table:table-cell office:value-type="float" office:value="9147">
            <text:p>9147</text:p>
          </table:table-cell>
          <table:table-cell office:value-type="float" office:value="8870">
            <text:p>8870</text:p>
          </table:table-cell>
          <table:table-cell table:formula="of:=IF(AND([.C186]&gt;[.F186];[.D186]=0);&quot;Down&quot;;&quot;&quot;)">
            <text:p/>
          </table:table-cell>
          <table:table-cell table:formula="of:=IF(AND([.C186]&lt;=[.F186];[.D1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4968">
            <text:p>4968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 office:value-type="float" office:value="1023">
            <text:p>1023</text:p>
          </table:table-cell>
          <table:table-cell table:formula="of:=IF(AND([.C187]&gt;[.F187];[.D187]=0);&quot;Down&quot;;&quot;&quot;)">
            <text:p/>
          </table:table-cell>
          <table:table-cell table:formula="of:=IF(AND([.C187]&lt;=[.F187];[.D187]=1);&quot;Up&quot;;&quot;&quot;)">
            <text:p/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5002">
            <text:p>5002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962">
            <text:p>962</text:p>
          </table:table-cell>
          <table:table-cell table:formula="of:=IF(AND([.C188]&gt;[.F188];[.D188]=0);&quot;Down&quot;;&quot;&quot;)" office:value-type="string" office:string-value="Down">
            <text:p>Down</text:p>
          </table:table-cell>
          <table:table-cell table:formula="of:=IF(AND([.C188]&lt;=[.F188];[.D188]=1);&quot;Up&quot;;&quot;&quot;)">
            <text:p/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5012">
            <text:p>501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54">
            <text:p>1154</text:p>
          </table:table-cell>
          <table:table-cell table:formula="of:=IF(AND([.C189]&gt;[.F189];[.D189]=0);&quot;Down&quot;;&quot;&quot;)">
            <text:p/>
          </table:table-cell>
          <table:table-cell table:formula="of:=IF(AND([.C189]&lt;=[.F189];[.D189]=1);&quot;Up&quot;;&quot;&quot;)">
            <text:p/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5019">
            <text:p>5019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1921">
            <text:p>1921</text:p>
          </table:table-cell>
          <table:table-cell table:formula="of:=IF(AND([.C190]&gt;[.F190];[.D190]=0);&quot;Down&quot;;&quot;&quot;)">
            <text:p/>
          </table:table-cell>
          <table:table-cell table:formula="of:=IF(AND([.C190]&lt;=[.F190];[.D190]=1);&quot;Up&quot;;&quot;&quot;)">
            <text:p/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5020">
            <text:p>502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42">
            <text:p>442</text:p>
          </table:table-cell>
          <table:table-cell table:formula="of:=IF(AND([.C191]&gt;[.F191];[.D191]=0);&quot;Down&quot;;&quot;&quot;)" office:value-type="string" office:string-value="Down">
            <text:p>Down</text:p>
          </table:table-cell>
          <table:table-cell table:formula="of:=IF(AND([.C191]&lt;=[.F191];[.D191]=1);&quot;Up&quot;;&quot;&quot;)">
            <text:p/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C192]&gt;[.F192];[.D192]=0);&quot;Down&quot;;&quot;&quot;)">
            <text:p/>
          </table:table-cell>
          <table:table-cell table:formula="of:=IF(AND([.C192]&lt;=[.F192];[.D1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5105">
            <text:p>5105</text:p>
          </table:table-cell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635">
            <text:p>2635</text:p>
          </table:table-cell>
          <table:table-cell office:value-type="float" office:value="2522">
            <text:p>2522</text:p>
          </table:table-cell>
          <table:table-cell table:formula="of:=IF(AND([.C193]&gt;[.F193];[.D193]=0);&quot;Down&quot;;&quot;&quot;)">
            <text:p/>
          </table:table-cell>
          <table:table-cell table:formula="of:=IF(AND([.C193]&lt;=[.F193];[.D193]=1);&quot;Up&quot;;&quot;&quot;)">
            <text:p/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5108">
            <text:p>5108</text:p>
          </table:table-cell>
          <table:table-cell office:value-type="float" office:value="3878">
            <text:p>3878</text:p>
          </table:table-cell>
          <table:table-cell office:value-type="float" office:value="0">
            <text:p>0</text:p>
          </table:table-cell>
          <table:table-cell office:value-type="float" office:value="3971">
            <text:p>3971</text:p>
          </table:table-cell>
          <table:table-cell office:value-type="float" office:value="3869">
            <text:p>3869</text:p>
          </table:table-cell>
          <table:table-cell table:formula="of:=IF(AND([.C194]&gt;[.F194];[.D194]=0);&quot;Down&quot;;&quot;&quot;)" office:value-type="string" office:string-value="Down">
            <text:p>Down</text:p>
          </table:table-cell>
          <table:table-cell table:formula="of:=IF(AND([.C194]&lt;=[.F194];[.D194]=1);&quot;Up&quot;;&quot;&quot;)">
            <text:p/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5110">
            <text:p>5110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595">
            <text:p>1595</text:p>
          </table:table-cell>
          <table:table-cell table:formula="of:=IF(AND([.C195]&gt;[.F195];[.D195]=0);&quot;Down&quot;;&quot;&quot;)" office:value-type="string" office:string-value="Down">
            <text:p>Down</text:p>
          </table:table-cell>
          <table:table-cell table:formula="of:=IF(AND([.C195]&lt;=[.F195];[.D195]=1);&quot;Up&quot;;&quot;&quot;)">
            <text:p/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5186">
            <text:p>5186</text:p>
          </table:table-cell>
          <table:table-cell office:value-type="float" office:value="2825">
            <text:p>2825</text:p>
          </table:table-cell>
          <table:table-cell office:value-type="float" office:value="0">
            <text:p>0</text:p>
          </table:table-cell>
          <table:table-cell office:value-type="float" office:value="2864">
            <text:p>2864</text:p>
          </table:table-cell>
          <table:table-cell office:value-type="float" office:value="2771">
            <text:p>2771</text:p>
          </table:table-cell>
          <table:table-cell table:formula="of:=IF(AND([.C196]&gt;[.F196];[.D196]=0);&quot;Down&quot;;&quot;&quot;)" office:value-type="string" office:string-value="Down">
            <text:p>Down</text:p>
          </table:table-cell>
          <table:table-cell table:formula="of:=IF(AND([.C196]&lt;=[.F196];[.D196]=1);&quot;Up&quot;;&quot;&quot;)">
            <text:p/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5196">
            <text:p>51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68">
            <text:p>568</text:p>
          </table:table-cell>
          <table:table-cell table:formula="of:=IF(AND([.C197]&gt;[.F197];[.D197]=0);&quot;Down&quot;;&quot;&quot;)" office:value-type="string" office:string-value="Down">
            <text:p>Down</text:p>
          </table:table-cell>
          <table:table-cell table:formula="of:=IF(AND([.C197]&lt;=[.F197];[.D197]=1);&quot;Up&quot;;&quot;&quot;)">
            <text:p/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5201">
            <text:p>5201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00">
            <text:p>700</text:p>
          </table:table-cell>
          <table:table-cell table:formula="of:=IF(AND([.C198]&gt;[.F198];[.D198]=0);&quot;Down&quot;;&quot;&quot;)" office:value-type="string" office:string-value="Down">
            <text:p>Down</text:p>
          </table:table-cell>
          <table:table-cell table:formula="of:=IF(AND([.C198]&lt;=[.F198];[.D198]=1);&quot;Up&quot;;&quot;&quot;)">
            <text:p/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5214">
            <text:p>5214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523">
            <text:p>523</text:p>
          </table:table-cell>
          <table:table-cell table:formula="of:=IF(AND([.C199]&gt;[.F199];[.D199]=0);&quot;Down&quot;;&quot;&quot;)">
            <text:p/>
          </table:table-cell>
          <table:table-cell table:formula="of:=IF(AND([.C199]&lt;=[.F199];[.D199]=1);&quot;Up&quot;;&quot;&quot;)">
            <text:p/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5233">
            <text:p>5233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396">
            <text:p>396</text:p>
          </table:table-cell>
          <table:table-cell table:formula="of:=IF(AND([.C200]&gt;[.F200];[.D200]=0);&quot;Down&quot;;&quot;&quot;)" office:value-type="string" office:string-value="Down">
            <text:p>Down</text:p>
          </table:table-cell>
          <table:table-cell table:formula="of:=IF(AND([.C200]&lt;=[.F200];[.D200]=1);&quot;Up&quot;;&quot;&quot;)">
            <text:p/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5332">
            <text:p>5332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float" office:value="1650">
            <text:p>1650</text:p>
          </table:table-cell>
          <table:table-cell table:formula="of:=IF(AND([.C201]&gt;[.F201];[.D201]=0);&quot;Down&quot;;&quot;&quot;)" office:value-type="string" office:string-value="Down">
            <text:p>Down</text:p>
          </table:table-cell>
          <table:table-cell table:formula="of:=IF(AND([.C201]&lt;=[.F201];[.D201]=1);&quot;Up&quot;;&quot;&quot;)">
            <text:p/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334">
            <text:p>5334</text:p>
          </table:table-cell>
          <table:table-cell office:value-type="float" office:value="2849">
            <text:p>2849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2814">
            <text:p>2814</text:p>
          </table:table-cell>
          <table:table-cell table:formula="of:=IF(AND([.C202]&gt;[.F202];[.D202]=0);&quot;Down&quot;;&quot;&quot;)" office:value-type="string" office:string-value="Down">
            <text:p>Down</text:p>
          </table:table-cell>
          <table:table-cell table:formula="of:=IF(AND([.C202]&lt;=[.F202];[.D202]=1);&quot;Up&quot;;&quot;&quot;)">
            <text:p/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5393">
            <text:p>53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48">
            <text:p>748</text:p>
          </table:table-cell>
          <table:table-cell table:formula="of:=IF(AND([.C203]&gt;[.F203];[.D203]=0);&quot;Down&quot;;&quot;&quot;)" office:value-type="string" office:string-value="Down">
            <text:p>Down</text:p>
          </table:table-cell>
          <table:table-cell table:formula="of:=IF(AND([.C203]&lt;=[.F203];[.D203]=1);&quot;Up&quot;;&quot;&quot;)">
            <text:p/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table:formula="of:=IF(AND([.C204]&gt;[.F204];[.D204]=0);&quot;Down&quot;;&quot;&quot;)" office:value-type="string" office:string-value="Down">
            <text:p>Down</text:p>
          </table:table-cell>
          <table:table-cell table:formula="of:=IF(AND([.C204]&lt;=[.F204];[.D204]=1);&quot;Up&quot;;&quot;&quot;)">
            <text:p/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5411">
            <text:p>5411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1737">
            <text:p>1737</text:p>
          </table:table-cell>
          <table:table-cell table:formula="of:=IF(AND([.C205]&gt;[.F205];[.D205]=0);&quot;Down&quot;;&quot;&quot;)" office:value-type="string" office:string-value="Down">
            <text:p>Down</text:p>
          </table:table-cell>
          <table:table-cell table:formula="of:=IF(AND([.C205]&lt;=[.F205];[.D205]=1);&quot;Up&quot;;&quot;&quot;)">
            <text:p/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5471">
            <text:p>5471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23">
            <text:p>423</text:p>
          </table:table-cell>
          <table:table-cell table:formula="of:=IF(AND([.C206]&gt;[.F206];[.D206]=0);&quot;Down&quot;;&quot;&quot;)" office:value-type="string" office:string-value="Down">
            <text:p>Down</text:p>
          </table:table-cell>
          <table:table-cell table:formula="of:=IF(AND([.C206]&lt;=[.F206];[.D206]=1);&quot;Up&quot;;&quot;&quot;)">
            <text:p/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486">
            <text:p>548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75">
            <text:p>1475</text:p>
          </table:table-cell>
          <table:table-cell table:formula="of:=IF(AND([.C207]&gt;[.F207];[.D207]=0);&quot;Down&quot;;&quot;&quot;)">
            <text:p/>
          </table:table-cell>
          <table:table-cell table:formula="of:=IF(AND([.C207]&lt;=[.F207];[.D207]=1);&quot;Up&quot;;&quot;&quot;)">
            <text:p/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5631">
            <text:p>5631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table:formula="of:=IF(AND([.C208]&gt;[.F208];[.D208]=0);&quot;Down&quot;;&quot;&quot;)" office:value-type="string" office:string-value="Down">
            <text:p>Down</text:p>
          </table:table-cell>
          <table:table-cell table:formula="of:=IF(AND([.C208]&lt;=[.F208];[.D208]=1);&quot;Up&quot;;&quot;&quot;)">
            <text:p/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formula="of:=IF(AND([.C209]&gt;[.F209];[.D209]=0);&quot;Down&quot;;&quot;&quot;)" office:value-type="string" office:string-value="Down">
            <text:p>Down</text:p>
          </table:table-cell>
          <table:table-cell table:formula="of:=IF(AND([.C209]&lt;=[.F209];[.D209]=1);&quot;Up&quot;;&quot;&quot;)">
            <text:p/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5711">
            <text:p>571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71">
            <text:p>371</text:p>
          </table:table-cell>
          <table:table-cell table:formula="of:=IF(AND([.C210]&gt;[.F210];[.D210]=0);&quot;Down&quot;;&quot;&quot;)" office:value-type="string" office:string-value="Down">
            <text:p>Down</text:p>
          </table:table-cell>
          <table:table-cell table:formula="of:=IF(AND([.C210]&lt;=[.F210];[.D210]=1);&quot;Up&quot;;&quot;&quot;)">
            <text:p/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5713">
            <text:p>5713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10">
            <text:p>1410</text:p>
          </table:table-cell>
          <table:table-cell table:formula="of:=IF(AND([.C211]&gt;[.F211];[.D211]=0);&quot;Down&quot;;&quot;&quot;)" office:value-type="string" office:string-value="Down">
            <text:p>Down</text:p>
          </table:table-cell>
          <table:table-cell table:formula="of:=IF(AND([.C211]&lt;=[.F211];[.D211]=1);&quot;Up&quot;;&quot;&quot;)">
            <text:p/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5714">
            <text:p>5714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office:value-type="float" office:value="999">
            <text:p>999</text:p>
          </table:table-cell>
          <table:table-cell table:formula="of:=IF(AND([.C212]&gt;[.F212];[.D212]=0);&quot;Down&quot;;&quot;&quot;)" office:value-type="string" office:string-value="Down">
            <text:p>Down</text:p>
          </table:table-cell>
          <table:table-cell table:formula="of:=IF(AND([.C212]&lt;=[.F212];[.D212]=1);&quot;Up&quot;;&quot;&quot;)">
            <text:p/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5802">
            <text:p>5802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66">
            <text:p>1566</text:p>
          </table:table-cell>
          <table:table-cell table:formula="of:=IF(AND([.C213]&gt;[.F213];[.D213]=0);&quot;Down&quot;;&quot;&quot;)" office:value-type="string" office:string-value="Down">
            <text:p>Down</text:p>
          </table:table-cell>
          <table:table-cell table:formula="of:=IF(AND([.C213]&lt;=[.F213];[.D213]=1);&quot;Up&quot;;&quot;&quot;)">
            <text:p/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5857">
            <text:p>5857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11">
            <text:p>1711</text:p>
          </table:table-cell>
          <table:table-cell table:formula="of:=IF(AND([.C214]&gt;[.F214];[.D214]=0);&quot;Down&quot;;&quot;&quot;)" office:value-type="string" office:string-value="Down">
            <text:p>Down</text:p>
          </table:table-cell>
          <table:table-cell table:formula="of:=IF(AND([.C214]&lt;=[.F214];[.D214]=1);&quot;Up&quot;;&quot;&quot;)">
            <text:p/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5929">
            <text:p>5929</text:p>
          </table:table-cell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917">
            <text:p>917</text:p>
          </table:table-cell>
          <table:table-cell office:value-type="float" office:value="851">
            <text:p>851</text:p>
          </table:table-cell>
          <table:table-cell table:formula="of:=IF(AND([.C215]&gt;[.F215];[.D215]=0);&quot;Down&quot;;&quot;&quot;)">
            <text:p/>
          </table:table-cell>
          <table:table-cell table:formula="of:=IF(AND([.C215]&lt;=[.F215];[.D215]=1);&quot;Up&quot;;&quot;&quot;)">
            <text:p/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5938">
            <text:p>5938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405">
            <text:p>2405</text:p>
          </table:table-cell>
          <table:table-cell table:formula="of:=IF(AND([.C216]&gt;[.F216];[.D216]=0);&quot;Down&quot;;&quot;&quot;)">
            <text:p/>
          </table:table-cell>
          <table:table-cell table:formula="of:=IF(AND([.C216]&lt;=[.F216];[.D216]=1);&quot;Up&quot;;&quot;&quot;)">
            <text:p/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5947">
            <text:p>5947</text:p>
          </table:table-cell>
          <table:table-cell office:value-type="float" office:value="8780">
            <text:p>8780</text:p>
          </table:table-cell>
          <table:table-cell office:value-type="float" office:value="1">
            <text:p>1</text:p>
          </table:table-cell>
          <table:table-cell office:value-type="float" office:value="8933">
            <text:p>8933</text:p>
          </table:table-cell>
          <table:table-cell office:value-type="float" office:value="8740">
            <text:p>8740</text:p>
          </table:table-cell>
          <table:table-cell table:formula="of:=IF(AND([.C217]&gt;[.F217];[.D217]=0);&quot;Down&quot;;&quot;&quot;)">
            <text:p/>
          </table:table-cell>
          <table:table-cell table:formula="of:=IF(AND([.C217]&lt;=[.F217];[.D217]=1);&quot;Up&quot;;&quot;&quot;)">
            <text:p/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5949">
            <text:p>5949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209">
            <text:p>2209</text:p>
          </table:table-cell>
          <table:table-cell office:value-type="float" office:value="2068">
            <text:p>2068</text:p>
          </table:table-cell>
          <table:table-cell table:formula="of:=IF(AND([.C218]&gt;[.F218];[.D218]=0);&quot;Down&quot;;&quot;&quot;)" office:value-type="string" office:string-value="Down">
            <text:p>Down</text:p>
          </table:table-cell>
          <table:table-cell table:formula="of:=IF(AND([.C218]&lt;=[.F218];[.D218]=1);&quot;Up&quot;;&quot;&quot;)">
            <text:p/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5970">
            <text:p>5970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12">
            <text:p>1212</text:p>
          </table:table-cell>
          <table:table-cell table:formula="of:=IF(AND([.C219]&gt;[.F219];[.D219]=0);&quot;Down&quot;;&quot;&quot;)">
            <text:p/>
          </table:table-cell>
          <table:table-cell table:formula="of:=IF(AND([.C219]&lt;=[.F219];[.D219]=1);&quot;Up&quot;;&quot;&quot;)">
            <text:p/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95">
            <text:p>295</text:p>
          </table:table-cell>
          <table:table-cell table:formula="of:=IF(AND([.C220]&gt;[.F220];[.D220]=0);&quot;Down&quot;;&quot;&quot;)" office:value-type="string" office:string-value="Down">
            <text:p>Down</text:p>
          </table:table-cell>
          <table:table-cell table:formula="of:=IF(AND([.C220]&lt;=[.F220];[.D220]=1);&quot;Up&quot;;&quot;&quot;)">
            <text:p/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5991">
            <text:p>5991</text:p>
          </table:table-cell>
          <table:table-cell office:value-type="float" office:value="1113">
            <text:p>1113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1109">
            <text:p>1109</text:p>
          </table:table-cell>
          <table:table-cell table:formula="of:=IF(AND([.C221]&gt;[.F221];[.D221]=0);&quot;Down&quot;;&quot;&quot;)" office:value-type="string" office:string-value="Down">
            <text:p>Down</text:p>
          </table:table-cell>
          <table:table-cell table:formula="of:=IF(AND([.C221]&lt;=[.F221];[.D221]=1);&quot;Up&quot;;&quot;&quot;)">
            <text:p/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6037">
            <text:p>6037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090">
            <text:p>2090</text:p>
          </table:table-cell>
          <table:table-cell table:formula="of:=IF(AND([.C222]&gt;[.F222];[.D222]=0);&quot;Down&quot;;&quot;&quot;)" office:value-type="string" office:string-value="Down">
            <text:p>Down</text:p>
          </table:table-cell>
          <table:table-cell table:formula="of:=IF(AND([.C222]&lt;=[.F222];[.D222]=1);&quot;Up&quot;;&quot;&quot;)">
            <text:p/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C223]&gt;[.F223];[.D223]=0);&quot;Down&quot;;&quot;&quot;)">
            <text:p/>
          </table:table-cell>
          <table:table-cell table:formula="of:=IF(AND([.C223]&lt;=[.F223];[.D223]=1);&quot;Up&quot;;&quot;&quot;)">
            <text:p/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6094">
            <text:p>6094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473">
            <text:p>1473</text:p>
          </table:table-cell>
          <table:table-cell table:formula="of:=IF(AND([.C224]&gt;[.F224];[.D224]=0);&quot;Down&quot;;&quot;&quot;)">
            <text:p/>
          </table:table-cell>
          <table:table-cell table:formula="of:=IF(AND([.C224]&lt;=[.F224];[.D224]=1);&quot;Up&quot;;&quot;&quot;)">
            <text:p/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6136">
            <text:p>6136</text:p>
          </table:table-cell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2404">
            <text:p>2404</text:p>
          </table:table-cell>
          <table:table-cell office:value-type="float" office:value="2321">
            <text:p>2321</text:p>
          </table:table-cell>
          <table:table-cell table:formula="of:=IF(AND([.C225]&gt;[.F225];[.D225]=0);&quot;Down&quot;;&quot;&quot;)">
            <text:p/>
          </table:table-cell>
          <table:table-cell table:formula="of:=IF(AND([.C225]&lt;=[.F225];[.D225]=1);&quot;Up&quot;;&quot;&quot;)">
            <text:p/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0">
            <text:p>0</text:p>
          </table:table-cell>
          <table:table-cell office:value-type="float" office:value="9004">
            <text:p>9004</text:p>
          </table:table-cell>
          <table:table-cell office:value-type="float" office:value="8860">
            <text:p>8860</text:p>
          </table:table-cell>
          <table:table-cell table:formula="of:=IF(AND([.C226]&gt;[.F226];[.D226]=0);&quot;Down&quot;;&quot;&quot;)">
            <text:p/>
          </table:table-cell>
          <table:table-cell table:formula="of:=IF(AND([.C226]&lt;=[.F226];[.D226]=1);&quot;Up&quot;;&quot;&quot;)">
            <text:p/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6201">
            <text:p>620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888">
            <text:p>5888</text:p>
          </table:table-cell>
          <table:table-cell office:value-type="float" office:value="5660">
            <text:p>5660</text:p>
          </table:table-cell>
          <table:table-cell table:formula="of:=IF(AND([.C227]&gt;[.F227];[.D227]=0);&quot;Down&quot;;&quot;&quot;)" office:value-type="string" office:string-value="Down">
            <text:p>Down</text:p>
          </table:table-cell>
          <table:table-cell table:formula="of:=IF(AND([.C227]&lt;=[.F227];[.D227]=1);&quot;Up&quot;;&quot;&quot;)">
            <text:p/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6256">
            <text:p>6256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761">
            <text:p>4761</text:p>
          </table:table-cell>
          <table:table-cell office:value-type="float" office:value="4590">
            <text:p>4590</text:p>
          </table:table-cell>
          <table:table-cell table:formula="of:=IF(AND([.C228]&gt;[.F228];[.D228]=0);&quot;Down&quot;;&quot;&quot;)">
            <text:p/>
          </table:table-cell>
          <table:table-cell table:formula="of:=IF(AND([.C228]&lt;=[.F228];[.D228]=1);&quot;Up&quot;;&quot;&quot;)">
            <text:p/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6268">
            <text:p>6268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2306">
            <text:p>2306</text:p>
          </table:table-cell>
          <table:table-cell table:formula="of:=IF(AND([.C229]&gt;[.F229];[.D229]=0);&quot;Down&quot;;&quot;&quot;)" office:value-type="string" office:string-value="Down">
            <text:p>Down</text:p>
          </table:table-cell>
          <table:table-cell table:formula="of:=IF(AND([.C229]&lt;=[.F229];[.D229]=1);&quot;Up&quot;;&quot;&quot;)">
            <text:p/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6273">
            <text:p>6273</text:p>
          </table:table-cell>
          <table:table-cell office:value-type="float" office:value="27610">
            <text:p>27610</text:p>
          </table:table-cell>
          <table:table-cell office:value-type="float" office:value="0">
            <text:p>0</text:p>
          </table:table-cell>
          <table:table-cell office:value-type="float" office:value="28530">
            <text:p>28530</text:p>
          </table:table-cell>
          <table:table-cell office:value-type="float" office:value="27285">
            <text:p>27285</text:p>
          </table:table-cell>
          <table:table-cell table:formula="of:=IF(AND([.C230]&gt;[.F230];[.D230]=0);&quot;Down&quot;;&quot;&quot;)" office:value-type="string" office:string-value="Down">
            <text:p>Down</text:p>
          </table:table-cell>
          <table:table-cell table:formula="of:=IF(AND([.C230]&lt;=[.F230];[.D230]=1);&quot;Up&quot;;&quot;&quot;)">
            <text:p/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6289">
            <text:p>6289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float" office:value="1565">
            <text:p>1565</text:p>
          </table:table-cell>
          <table:table-cell office:value-type="float" office:value="1525">
            <text:p>1525</text:p>
          </table:table-cell>
          <table:table-cell table:formula="of:=IF(AND([.C231]&gt;[.F231];[.D231]=0);&quot;Down&quot;;&quot;&quot;)">
            <text:p/>
          </table:table-cell>
          <table:table-cell table:formula="of:=IF(AND([.C231]&lt;=[.F231];[.D231]=1);&quot;Up&quot;;&quot;&quot;)">
            <text:p/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1999">
            <text:p>1999</text:p>
          </table:table-cell>
          <table:table-cell table:formula="of:=IF(AND([.C232]&gt;[.F232];[.D232]=0);&quot;Down&quot;;&quot;&quot;)">
            <text:p/>
          </table:table-cell>
          <table:table-cell table:formula="of:=IF(AND([.C232]&lt;=[.F232];[.D232]=1);&quot;Up&quot;;&quot;&quot;)">
            <text:p/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6302">
            <text:p>6302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487">
            <text:p>487</text:p>
          </table:table-cell>
          <table:table-cell table:formula="of:=IF(AND([.C233]&gt;[.F233];[.D233]=0);&quot;Down&quot;;&quot;&quot;)" office:value-type="string" office:string-value="Down">
            <text:p>Down</text:p>
          </table:table-cell>
          <table:table-cell table:formula="of:=IF(AND([.C233]&lt;=[.F233];[.D233]=1);&quot;Up&quot;;&quot;&quot;)">
            <text:p/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6305">
            <text:p>6305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3">
            <text:p>1683</text:p>
          </table:table-cell>
          <table:table-cell table:formula="of:=IF(AND([.C234]&gt;[.F234];[.D234]=0);&quot;Down&quot;;&quot;&quot;)" office:value-type="string" office:string-value="Down">
            <text:p>Down</text:p>
          </table:table-cell>
          <table:table-cell table:formula="of:=IF(AND([.C234]&lt;=[.F234];[.D234]=1);&quot;Up&quot;;&quot;&quot;)">
            <text:p/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6326">
            <text:p>632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24">
            <text:p>1824</text:p>
          </table:table-cell>
          <table:table-cell table:formula="of:=IF(AND([.C235]&gt;[.F235];[.D235]=0);&quot;Down&quot;;&quot;&quot;)" office:value-type="string" office:string-value="Down">
            <text:p>Down</text:p>
          </table:table-cell>
          <table:table-cell table:formula="of:=IF(AND([.C235]&lt;=[.F235];[.D235]=1);&quot;Up&quot;;&quot;&quot;)">
            <text:p/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6361">
            <text:p>6361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9">
            <text:p>459</text:p>
          </table:table-cell>
          <table:table-cell table:formula="of:=IF(AND([.C236]&gt;[.F236];[.D236]=0);&quot;Down&quot;;&quot;&quot;)" office:value-type="string" office:string-value="Down">
            <text:p>Down</text:p>
          </table:table-cell>
          <table:table-cell table:formula="of:=IF(AND([.C236]&lt;=[.F236];[.D236]=1);&quot;Up&quot;;&quot;&quot;)">
            <text:p/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6366">
            <text:p>6366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35">
            <text:p>835</text:p>
          </table:table-cell>
          <table:table-cell table:formula="of:=IF(AND([.C237]&gt;[.F237];[.D237]=0);&quot;Down&quot;;&quot;&quot;)">
            <text:p/>
          </table:table-cell>
          <table:table-cell table:formula="of:=IF(AND([.C237]&lt;=[.F237];[.D237]=1);&quot;Up&quot;;&quot;&quot;)">
            <text:p/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6367">
            <text:p>6367</text:p>
          </table:table-cell>
          <table:table-cell office:value-type="float" office:value="6985">
            <text:p>6985</text:p>
          </table:table-cell>
          <table:table-cell office:value-type="float" office:value="0">
            <text:p>0</text:p>
          </table:table-cell>
          <table:table-cell office:value-type="float" office:value="7110">
            <text:p>7110</text:p>
          </table:table-cell>
          <table:table-cell office:value-type="float" office:value="6881">
            <text:p>6881</text:p>
          </table:table-cell>
          <table:table-cell table:formula="of:=IF(AND([.C238]&gt;[.F238];[.D238]=0);&quot;Down&quot;;&quot;&quot;)" office:value-type="string" office:string-value="Down">
            <text:p>Down</text:p>
          </table:table-cell>
          <table:table-cell table:formula="of:=IF(AND([.C238]&lt;=[.F238];[.D238]=1);&quot;Up&quot;;&quot;&quot;)">
            <text:p/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6370">
            <text:p>6370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office:value-type="float" office:value="2522">
            <text:p>2522</text:p>
          </table:table-cell>
          <table:table-cell office:value-type="float" office:value="2543">
            <text:p>2543</text:p>
          </table:table-cell>
          <table:table-cell table:formula="of:=IF(AND([.C239]&gt;[.F239];[.D239]=0);&quot;Down&quot;;&quot;&quot;)">
            <text:p/>
          </table:table-cell>
          <table:table-cell table:formula="of:=IF(AND([.C239]&lt;=[.F239];[.D239]=1);&quot;Up&quot;;&quot;&quot;)">
            <text:p/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6371">
            <text:p>637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878">
            <text:p>878</text:p>
          </table:table-cell>
          <table:table-cell table:formula="of:=IF(AND([.C240]&gt;[.F240];[.D240]=0);&quot;Down&quot;;&quot;&quot;)" office:value-type="string" office:string-value="Down">
            <text:p>Down</text:p>
          </table:table-cell>
          <table:table-cell table:formula="of:=IF(AND([.C240]&lt;=[.F240];[.D240]=1);&quot;Up&quot;;&quot;&quot;)">
            <text:p/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6395">
            <text:p>6395</text:p>
          </table:table-cell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1493">
            <text:p>1493</text:p>
          </table:table-cell>
          <table:table-cell table:formula="of:=IF(AND([.C241]&gt;[.F241];[.D241]=0);&quot;Down&quot;;&quot;&quot;)" office:value-type="string" office:string-value="Down">
            <text:p>Down</text:p>
          </table:table-cell>
          <table:table-cell table:formula="of:=IF(AND([.C241]&lt;=[.F241];[.D241]=1);&quot;Up&quot;;&quot;&quot;)">
            <text:p/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6412">
            <text:p>6412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office:value-type="float" office:value="2263">
            <text:p>2263</text:p>
          </table:table-cell>
          <table:table-cell table:formula="of:=IF(AND([.C242]&gt;[.F242];[.D242]=0);&quot;Down&quot;;&quot;&quot;)" office:value-type="string" office:string-value="Down">
            <text:p>Down</text:p>
          </table:table-cell>
          <table:table-cell table:formula="of:=IF(AND([.C242]&lt;=[.F242];[.D242]=1);&quot;Up&quot;;&quot;&quot;)">
            <text:p/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6417">
            <text:p>6417</text:p>
          </table:table-cell>
          <table:table-cell office:value-type="float" office:value="4575">
            <text:p>4575</text:p>
          </table:table-cell>
          <table:table-cell office:value-type="float" office:value="1">
            <text:p>1</text:p>
          </table:table-cell>
          <table:table-cell office:value-type="float" office:value="4619">
            <text:p>4619</text:p>
          </table:table-cell>
          <table:table-cell office:value-type="float" office:value="4590">
            <text:p>4590</text:p>
          </table:table-cell>
          <table:table-cell table:formula="of:=IF(AND([.C243]&gt;[.F243];[.D243]=0);&quot;Down&quot;;&quot;&quot;)">
            <text:p/>
          </table:table-cell>
          <table:table-cell table:formula="of:=IF(AND([.C243]&lt;=[.F243];[.D2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6425">
            <text:p>6425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263">
            <text:p>2263</text:p>
          </table:table-cell>
          <table:table-cell table:formula="of:=IF(AND([.C244]&gt;[.F244];[.D244]=0);&quot;Down&quot;;&quot;&quot;)" office:value-type="string" office:string-value="Down">
            <text:p>Down</text:p>
          </table:table-cell>
          <table:table-cell table:formula="of:=IF(AND([.C244]&lt;=[.F244];[.D244]=1);&quot;Up&quot;;&quot;&quot;)">
            <text:p/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6448">
            <text:p>6448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59">
            <text:p>1559</text:p>
          </table:table-cell>
          <table:table-cell table:formula="of:=IF(AND([.C245]&gt;[.F245];[.D245]=0);&quot;Down&quot;;&quot;&quot;)" office:value-type="string" office:string-value="Down">
            <text:p>Down</text:p>
          </table:table-cell>
          <table:table-cell table:formula="of:=IF(AND([.C245]&lt;=[.F245];[.D245]=1);&quot;Up&quot;;&quot;&quot;)">
            <text:p/>
          </table:table-cell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6460">
            <text:p>646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46">
            <text:p>1246</text:p>
          </table:table-cell>
          <table:table-cell table:formula="of:=IF(AND([.C246]&gt;[.F246];[.D246]=0);&quot;Down&quot;;&quot;&quot;)" office:value-type="string" office:string-value="Down">
            <text:p>Down</text:p>
          </table:table-cell>
          <table:table-cell table:formula="of:=IF(AND([.C246]&lt;=[.F246];[.D246]=1);&quot;Up&quot;;&quot;&quot;)">
            <text:p/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6463">
            <text:p>6463</text:p>
          </table:table-cell>
          <table:table-cell office:value-type="float" office:value="2780">
            <text:p>2780</text:p>
          </table:table-cell>
          <table:table-cell office:value-type="float" office:value="1">
            <text:p>1</text:p>
          </table:table-cell>
          <table:table-cell office:value-type="float" office:value="2855">
            <text:p>2855</text:p>
          </table:table-cell>
          <table:table-cell office:value-type="float" office:value="2647">
            <text:p>2647</text:p>
          </table:table-cell>
          <table:table-cell table:formula="of:=IF(AND([.C247]&gt;[.F247];[.D247]=0);&quot;Down&quot;;&quot;&quot;)">
            <text:p/>
          </table:table-cell>
          <table:table-cell table:formula="of:=IF(AND([.C247]&lt;=[.F247];[.D247]=1);&quot;Up&quot;;&quot;&quot;)">
            <text:p/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6465">
            <text:p>6465</text:p>
          </table:table-cell>
          <table:table-cell office:value-type="float" office:value="7460">
            <text:p>7460</text:p>
          </table:table-cell>
          <table:table-cell office:value-type="float" office:value="1">
            <text:p>1</text:p>
          </table:table-cell>
          <table:table-cell office:value-type="float" office:value="7613">
            <text:p>7613</text:p>
          </table:table-cell>
          <table:table-cell office:value-type="float" office:value="7370">
            <text:p>7370</text:p>
          </table:table-cell>
          <table:table-cell table:formula="of:=IF(AND([.C248]&gt;[.F248];[.D248]=0);&quot;Down&quot;;&quot;&quot;)">
            <text:p/>
          </table:table-cell>
          <table:table-cell table:formula="of:=IF(AND([.C248]&lt;=[.F248];[.D248]=1);&quot;Up&quot;;&quot;&quot;)">
            <text:p/>
          </table:table-cell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6471">
            <text:p>6471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394">
            <text:p>1394</text:p>
          </table:table-cell>
          <table:table-cell table:formula="of:=IF(AND([.C249]&gt;[.F249];[.D249]=0);&quot;Down&quot;;&quot;&quot;)" office:value-type="string" office:string-value="Down">
            <text:p>Down</text:p>
          </table:table-cell>
          <table:table-cell table:formula="of:=IF(AND([.C249]&lt;=[.F249];[.D249]=1);&quot;Up&quot;;&quot;&quot;)">
            <text:p/>
          </table:table-cell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6473">
            <text:p>6473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60">
            <text:p>1660</text:p>
          </table:table-cell>
          <table:table-cell table:formula="of:=IF(AND([.C250]&gt;[.F250];[.D250]=0);&quot;Down&quot;;&quot;&quot;)" office:value-type="string" office:string-value="Down">
            <text:p>Down</text:p>
          </table:table-cell>
          <table:table-cell table:formula="of:=IF(AND([.C250]&lt;=[.F250];[.D250]=1);&quot;Up&quot;;&quot;&quot;)">
            <text:p/>
          </table:table-cell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6474">
            <text:p>6474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35">
            <text:p>535</text:p>
          </table:table-cell>
          <table:table-cell table:formula="of:=IF(AND([.C251]&gt;[.F251];[.D251]=0);&quot;Down&quot;;&quot;&quot;)" office:value-type="string" office:string-value="Down">
            <text:p>Down</text:p>
          </table:table-cell>
          <table:table-cell table:formula="of:=IF(AND([.C251]&lt;=[.F251];[.D251]=1);&quot;Up&quot;;&quot;&quot;)">
            <text:p/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6479">
            <text:p>6479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89">
            <text:p>1389</text:p>
          </table:table-cell>
          <table:table-cell table:formula="of:=IF(AND([.C252]&gt;[.F252];[.D252]=0);&quot;Down&quot;;&quot;&quot;)">
            <text:p/>
          </table:table-cell>
          <table:table-cell table:formula="of:=IF(AND([.C252]&lt;=[.F252];[.D252]=1);&quot;Up&quot;;&quot;&quot;)">
            <text:p/>
          </table:table-cell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6481">
            <text:p>6481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06">
            <text:p>2006</text:p>
          </table:table-cell>
          <table:table-cell table:formula="of:=IF(AND([.C253]&gt;[.F253];[.D253]=0);&quot;Down&quot;;&quot;&quot;)" office:value-type="string" office:string-value="Down">
            <text:p>Down</text:p>
          </table:table-cell>
          <table:table-cell table:formula="of:=IF(AND([.C253]&lt;=[.F253];[.D253]=1);&quot;Up&quot;;&quot;&quot;)">
            <text:p/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6501">
            <text:p>6501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46">
            <text:p>646</text:p>
          </table:table-cell>
          <table:table-cell table:formula="of:=IF(AND([.C254]&gt;[.F254];[.D254]=0);&quot;Down&quot;;&quot;&quot;)" office:value-type="string" office:string-value="Down">
            <text:p>Down</text:p>
          </table:table-cell>
          <table:table-cell table:formula="of:=IF(AND([.C254]&lt;=[.F254];[.D254]=1);&quot;Up&quot;;&quot;&quot;)">
            <text:p/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6502">
            <text:p>6502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349">
            <text:p>349</text:p>
          </table:table-cell>
          <table:table-cell table:formula="of:=IF(AND([.C255]&gt;[.F255];[.D255]=0);&quot;Down&quot;;&quot;&quot;)">
            <text:p/>
          </table:table-cell>
          <table:table-cell table:formula="of:=IF(AND([.C255]&lt;=[.F255];[.D255]=1);&quot;Up&quot;;&quot;&quot;)">
            <text:p/>
          </table:table-cell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6503">
            <text:p>6503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1124">
            <text:p>1124</text:p>
          </table:table-cell>
          <table:table-cell table:formula="of:=IF(AND([.C256]&gt;[.F256];[.D256]=0);&quot;Down&quot;;&quot;&quot;)" office:value-type="string" office:string-value="Down">
            <text:p>Down</text:p>
          </table:table-cell>
          <table:table-cell table:formula="of:=IF(AND([.C256]&lt;=[.F256];[.D256]=1);&quot;Up&quot;;&quot;&quot;)">
            <text:p/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504">
            <text:p>6504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55">
            <text:p>455</text:p>
          </table:table-cell>
          <table:table-cell table:formula="of:=IF(AND([.C257]&gt;[.F257];[.D257]=0);&quot;Down&quot;;&quot;&quot;)" office:value-type="string" office:string-value="Down">
            <text:p>Down</text:p>
          </table:table-cell>
          <table:table-cell table:formula="of:=IF(AND([.C257]&lt;=[.F257];[.D257]=1);&quot;Up&quot;;&quot;&quot;)">
            <text:p/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6506">
            <text:p>650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310">
            <text:p>1310</text:p>
          </table:table-cell>
          <table:table-cell table:formula="of:=IF(AND([.C258]&gt;[.F258];[.D258]=0);&quot;Down&quot;;&quot;&quot;)" office:value-type="string" office:string-value="Down">
            <text:p>Down</text:p>
          </table:table-cell>
          <table:table-cell table:formula="of:=IF(AND([.C258]&lt;=[.F258];[.D258]=1);&quot;Up&quot;;&quot;&quot;)">
            <text:p/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6586">
            <text:p>6586</text:p>
          </table:table-cell>
          <table:table-cell office:value-type="float" office:value="6660">
            <text:p>6660</text:p>
          </table:table-cell>
          <table:table-cell office:value-type="float" office:value="0">
            <text:p>0</text:p>
          </table:table-cell>
          <table:table-cell office:value-type="float" office:value="6764">
            <text:p>6764</text:p>
          </table:table-cell>
          <table:table-cell office:value-type="float" office:value="6570">
            <text:p>6570</text:p>
          </table:table-cell>
          <table:table-cell table:formula="of:=IF(AND([.C259]&gt;[.F259];[.D259]=0);&quot;Down&quot;;&quot;&quot;)" office:value-type="string" office:string-value="Down">
            <text:p>Down</text:p>
          </table:table-cell>
          <table:table-cell table:formula="of:=IF(AND([.C259]&lt;=[.F259];[.D259]=1);&quot;Up&quot;;&quot;&quot;)">
            <text:p/>
          </table:table-cell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6594">
            <text:p>6594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9349">
            <text:p>9349</text:p>
          </table:table-cell>
          <table:table-cell office:value-type="float" office:value="9226">
            <text:p>9226</text:p>
          </table:table-cell>
          <table:table-cell table:formula="of:=IF(AND([.C260]&gt;[.F260];[.D260]=0);&quot;Down&quot;;&quot;&quot;)">
            <text:p/>
          </table:table-cell>
          <table:table-cell table:formula="of:=IF(AND([.C260]&lt;=[.F260];[.D260]=1);&quot;Up&quot;;&quot;&quot;)">
            <text:p/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6645">
            <text:p>6645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429">
            <text:p>4429</text:p>
          </table:table-cell>
          <table:table-cell office:value-type="float" office:value="4175">
            <text:p>4175</text:p>
          </table:table-cell>
          <table:table-cell table:formula="of:=IF(AND([.C261]&gt;[.F261];[.D261]=0);&quot;Down&quot;;&quot;&quot;)" office:value-type="string" office:string-value="Down">
            <text:p>Down</text:p>
          </table:table-cell>
          <table:table-cell table:formula="of:=IF(AND([.C261]&lt;=[.F261];[.D261]=1);&quot;Up&quot;;&quot;&quot;)">
            <text:p/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6651">
            <text:p>665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office:value-type="float" office:value="2069">
            <text:p>2069</text:p>
          </table:table-cell>
          <table:table-cell table:formula="of:=IF(AND([.C262]&gt;[.F262];[.D262]=0);&quot;Down&quot;;&quot;&quot;)" office:value-type="string" office:string-value="Down">
            <text:p>Down</text:p>
          </table:table-cell>
          <table:table-cell table:formula="of:=IF(AND([.C262]&lt;=[.F262];[.D262]=1);&quot;Up&quot;;&quot;&quot;)">
            <text:p/>
          </table:table-cell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6674">
            <text:p>667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21">
            <text:p>421</text:p>
          </table:table-cell>
          <table:table-cell table:formula="of:=IF(AND([.C263]&gt;[.F263];[.D263]=0);&quot;Down&quot;;&quot;&quot;)" office:value-type="string" office:string-value="Down">
            <text:p>Down</text:p>
          </table:table-cell>
          <table:table-cell table:formula="of:=IF(AND([.C263]&lt;=[.F263];[.D263]=1);&quot;Up&quot;;&quot;&quot;)">
            <text:p/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6702">
            <text:p>6702</text:p>
          </table:table-cell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72">
            <text:p>572</text:p>
          </table:table-cell>
          <table:table-cell table:formula="of:=IF(AND([.C264]&gt;[.F264];[.D264]=0);&quot;Down&quot;;&quot;&quot;)">
            <text:p/>
          </table:table-cell>
          <table:table-cell table:formula="of:=IF(AND([.C264]&lt;=[.F264];[.D264]=1);&quot;Up&quot;;&quot;&quot;)">
            <text:p/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6703">
            <text:p>6703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table:formula="of:=IF(AND([.C265]&gt;[.F265];[.D265]=0);&quot;Down&quot;;&quot;&quot;)" office:value-type="string" office:string-value="Down">
            <text:p>Down</text:p>
          </table:table-cell>
          <table:table-cell table:formula="of:=IF(AND([.C265]&lt;=[.F265];[.D265]=1);&quot;Up&quot;;&quot;&quot;)">
            <text:p/>
          </table:table-cell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6727">
            <text:p>6727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23">
            <text:p>423</text:p>
          </table:table-cell>
          <table:table-cell table:formula="of:=IF(AND([.C266]&gt;[.F266];[.D266]=0);&quot;Down&quot;;&quot;&quot;)">
            <text:p/>
          </table:table-cell>
          <table:table-cell table:formula="of:=IF(AND([.C266]&lt;=[.F266];[.D266]=1);&quot;Up&quot;;&quot;&quot;)">
            <text:p/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6741">
            <text:p>6741</text:p>
          </table:table-cell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8">
            <text:p>1078</text:p>
          </table:table-cell>
          <table:table-cell table:formula="of:=IF(AND([.C267]&gt;[.F267];[.D267]=0);&quot;Down&quot;;&quot;&quot;)" office:value-type="string" office:string-value="Down">
            <text:p>Down</text:p>
          </table:table-cell>
          <table:table-cell table:formula="of:=IF(AND([.C267]&lt;=[.F267];[.D267]=1);&quot;Up&quot;;&quot;&quot;)">
            <text:p/>
          </table:table-cell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6752">
            <text:p>6752</text:p>
          </table:table-cell>
          <table:table-cell office:value-type="float" office:value="1297">
            <text:p>1297</text:p>
          </table:table-cell>
          <table:table-cell office:value-type="float" office:value="1">
            <text:p>1</text:p>
          </table:table-cell>
          <table:table-cell office:value-type="float" office:value="1317">
            <text:p>1317</text:p>
          </table:table-cell>
          <table:table-cell office:value-type="float" office:value="1257">
            <text:p>1257</text:p>
          </table:table-cell>
          <table:table-cell table:formula="of:=IF(AND([.C268]&gt;[.F268];[.D268]=0);&quot;Down&quot;;&quot;&quot;)">
            <text:p/>
          </table:table-cell>
          <table:table-cell table:formula="of:=IF(AND([.C268]&lt;=[.F268];[.D268]=1);&quot;Up&quot;;&quot;&quot;)">
            <text:p/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6754">
            <text:p>6754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office:value-type="float" office:value="755">
            <text:p>755</text:p>
          </table:table-cell>
          <table:table-cell table:formula="of:=IF(AND([.C269]&gt;[.F269];[.D269]=0);&quot;Down&quot;;&quot;&quot;)">
            <text:p/>
          </table:table-cell>
          <table:table-cell table:formula="of:=IF(AND([.C269]&lt;=[.F269];[.D269]=1);&quot;Up&quot;;&quot;&quot;)">
            <text:p/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6755">
            <text:p>6755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416">
            <text:p>1416</text:p>
          </table:table-cell>
          <table:table-cell table:formula="of:=IF(AND([.C270]&gt;[.F270];[.D270]=0);&quot;Down&quot;;&quot;&quot;)" office:value-type="string" office:string-value="Down">
            <text:p>Down</text:p>
          </table:table-cell>
          <table:table-cell table:formula="of:=IF(AND([.C270]&lt;=[.F270];[.D270]=1);&quot;Up&quot;;&quot;&quot;)">
            <text:p/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3020">
            <text:p>3020</text:p>
          </table:table-cell>
          <table:table-cell table:formula="of:=IF(AND([.C271]&gt;[.F271];[.D271]=0);&quot;Down&quot;;&quot;&quot;)" office:value-type="string" office:string-value="Down">
            <text:p>Down</text:p>
          </table:table-cell>
          <table:table-cell table:formula="of:=IF(AND([.C271]&lt;=[.F271];[.D271]=1);&quot;Up&quot;;&quot;&quot;)">
            <text:p/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6762">
            <text:p>6762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287">
            <text:p>7287</text:p>
          </table:table-cell>
          <table:table-cell office:value-type="float" office:value="6940">
            <text:p>6940</text:p>
          </table:table-cell>
          <table:table-cell table:formula="of:=IF(AND([.C272]&gt;[.F272];[.D272]=0);&quot;Down&quot;;&quot;&quot;)" office:value-type="string" office:string-value="Down">
            <text:p>Down</text:p>
          </table:table-cell>
          <table:table-cell table:formula="of:=IF(AND([.C272]&lt;=[.F272];[.D272]=1);&quot;Up&quot;;&quot;&quot;)">
            <text:p/>
          </table:table-cell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6841">
            <text:p>6841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45">
            <text:p>1345</text:p>
          </table:table-cell>
          <table:table-cell table:formula="of:=IF(AND([.C273]&gt;[.F273];[.D273]=0);&quot;Down&quot;;&quot;&quot;)" office:value-type="string" office:string-value="Down">
            <text:p>Down</text:p>
          </table:table-cell>
          <table:table-cell table:formula="of:=IF(AND([.C273]&lt;=[.F273];[.D273]=1);&quot;Up&quot;;&quot;&quot;)">
            <text:p/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6856">
            <text:p>685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161">
            <text:p>4161</text:p>
          </table:table-cell>
          <table:table-cell office:value-type="float" office:value="3975">
            <text:p>3975</text:p>
          </table:table-cell>
          <table:table-cell table:formula="of:=IF(AND([.C274]&gt;[.F274];[.D274]=0);&quot;Down&quot;;&quot;&quot;)" office:value-type="string" office:string-value="Down">
            <text:p>Down</text:p>
          </table:table-cell>
          <table:table-cell table:formula="of:=IF(AND([.C274]&lt;=[.F274];[.D274]=1);&quot;Up&quot;;&quot;&quot;)">
            <text:p/>
          </table:table-cell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0">
            <text:p>0</text:p>
          </table:table-cell>
          <table:table-cell office:value-type="float" office:value="55838">
            <text:p>55838</text:p>
          </table:table-cell>
          <table:table-cell office:value-type="float" office:value="54520">
            <text:p>54520</text:p>
          </table:table-cell>
          <table:table-cell table:formula="of:=IF(AND([.C275]&gt;[.F275];[.D275]=0);&quot;Down&quot;;&quot;&quot;)" office:value-type="string" office:string-value="Down">
            <text:p>Down</text:p>
          </table:table-cell>
          <table:table-cell table:formula="of:=IF(AND([.C275]&lt;=[.F275];[.D275]=1);&quot;Up&quot;;&quot;&quot;)">
            <text:p/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6869">
            <text:p>6869</text:p>
          </table:table-cell>
          <table:table-cell office:value-type="float" office:value="7040">
            <text:p>7040</text:p>
          </table:table-cell>
          <table:table-cell office:value-type="float" office:value="0">
            <text:p>0</text:p>
          </table:table-cell>
          <table:table-cell office:value-type="float" office:value="7196">
            <text:p>7196</text:p>
          </table:table-cell>
          <table:table-cell office:value-type="float" office:value="7070">
            <text:p>7070</text:p>
          </table:table-cell>
          <table:table-cell table:formula="of:=IF(AND([.C276]&gt;[.F276];[.D276]=0);&quot;Down&quot;;&quot;&quot;)">
            <text:p/>
          </table:table-cell>
          <table:table-cell table:formula="of:=IF(AND([.C276]&lt;=[.F276];[.D276]=1);&quot;Up&quot;;&quot;&quot;)">
            <text:p/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6902">
            <text:p>690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081">
            <text:p>5081</text:p>
          </table:table-cell>
          <table:table-cell table:formula="of:=IF(AND([.C277]&gt;[.F277];[.D277]=0);&quot;Down&quot;;&quot;&quot;)" office:value-type="string" office:string-value="Down">
            <text:p>Down</text:p>
          </table:table-cell>
          <table:table-cell table:formula="of:=IF(AND([.C277]&lt;=[.F277];[.D277]=1);&quot;Up&quot;;&quot;&quot;)">
            <text:p/>
          </table:table-cell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6923">
            <text:p>692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199">
            <text:p>2199</text:p>
          </table:table-cell>
          <table:table-cell table:formula="of:=IF(AND([.C278]&gt;[.F278];[.D278]=0);&quot;Down&quot;;&quot;&quot;)" office:value-type="string" office:string-value="Down">
            <text:p>Down</text:p>
          </table:table-cell>
          <table:table-cell table:formula="of:=IF(AND([.C278]&lt;=[.F278];[.D278]=1);&quot;Up&quot;;&quot;&quot;)">
            <text:p/>
          </table:table-cell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6952">
            <text:p>6952</text:p>
          </table:table-cell>
          <table:table-cell office:value-type="float" office:value="2248">
            <text:p>2248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2200">
            <text:p>2200</text:p>
          </table:table-cell>
          <table:table-cell table:formula="of:=IF(AND([.C279]&gt;[.F279];[.D279]=0);&quot;Down&quot;;&quot;&quot;)" office:value-type="string" office:string-value="Down">
            <text:p>Down</text:p>
          </table:table-cell>
          <table:table-cell table:formula="of:=IF(AND([.C279]&lt;=[.F279];[.D279]=1);&quot;Up&quot;;&quot;&quot;)">
            <text:p/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6954">
            <text:p>6954</text:p>
          </table:table-cell>
          <table:table-cell office:value-type="float" office:value="19290">
            <text:p>19290</text:p>
          </table:table-cell>
          <table:table-cell office:value-type="float" office:value="0">
            <text:p>0</text:p>
          </table:table-cell>
          <table:table-cell office:value-type="float" office:value="19502">
            <text:p>19502</text:p>
          </table:table-cell>
          <table:table-cell office:value-type="float" office:value="19635">
            <text:p>19635</text:p>
          </table:table-cell>
          <table:table-cell table:formula="of:=IF(AND([.C280]&gt;[.F280];[.D280]=0);&quot;Down&quot;;&quot;&quot;)">
            <text:p/>
          </table:table-cell>
          <table:table-cell table:formula="of:=IF(AND([.C280]&lt;=[.F280];[.D280]=1);&quot;Up&quot;;&quot;&quot;)">
            <text:p/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6963">
            <text:p>6963</text:p>
          </table:table-cell>
          <table:table-cell office:value-type="float" office:value="6370">
            <text:p>6370</text:p>
          </table:table-cell>
          <table:table-cell office:value-type="float" office:value="0">
            <text:p>0</text:p>
          </table:table-cell>
          <table:table-cell office:value-type="float" office:value="6479">
            <text:p>6479</text:p>
          </table:table-cell>
          <table:table-cell office:value-type="float" office:value="6280">
            <text:p>6280</text:p>
          </table:table-cell>
          <table:table-cell table:formula="of:=IF(AND([.C281]&gt;[.F281];[.D281]=0);&quot;Down&quot;;&quot;&quot;)" office:value-type="string" office:string-value="Down">
            <text:p>Down</text:p>
          </table:table-cell>
          <table:table-cell table:formula="of:=IF(AND([.C281]&lt;=[.F281];[.D281]=1);&quot;Up&quot;;&quot;&quot;)">
            <text:p/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6971">
            <text:p>6971</text:p>
          </table:table-cell>
          <table:table-cell office:value-type="float" office:value="5812">
            <text:p>5812</text:p>
          </table:table-cell>
          <table:table-cell office:value-type="float" office:value="0">
            <text:p>0</text:p>
          </table:table-cell>
          <table:table-cell office:value-type="float" office:value="5882">
            <text:p>5882</text:p>
          </table:table-cell>
          <table:table-cell office:value-type="float" office:value="5812">
            <text:p>5812</text:p>
          </table:table-cell>
          <table:table-cell table:formula="of:=IF(AND([.C282]&gt;[.F282];[.D282]=0);&quot;Down&quot;;&quot;&quot;)">
            <text:p/>
          </table:table-cell>
          <table:table-cell table:formula="of:=IF(AND([.C282]&lt;=[.F282];[.D282]=1);&quot;Up&quot;;&quot;&quot;)">
            <text:p/>
          </table:table-cell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6981">
            <text:p>6981</text:p>
          </table:table-cell>
          <table:table-cell office:value-type="float" office:value="16455">
            <text:p>16455</text:p>
          </table:table-cell>
          <table:table-cell office:value-type="float" office:value="0">
            <text:p>0</text:p>
          </table:table-cell>
          <table:table-cell office:value-type="float" office:value="16992">
            <text:p>16992</text:p>
          </table:table-cell>
          <table:table-cell office:value-type="float" office:value="16370">
            <text:p>16370</text:p>
          </table:table-cell>
          <table:table-cell table:formula="of:=IF(AND([.C283]&gt;[.F283];[.D283]=0);&quot;Down&quot;;&quot;&quot;)" office:value-type="string" office:string-value="Down">
            <text:p>Down</text:p>
          </table:table-cell>
          <table:table-cell table:formula="of:=IF(AND([.C283]&lt;=[.F283];[.D283]=1);&quot;Up&quot;;&quot;&quot;)">
            <text:p/>
          </table:table-cell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6988">
            <text:p>6988</text:p>
          </table:table-cell>
          <table:table-cell office:value-type="float" office:value="7805">
            <text:p>7805</text:p>
          </table:table-cell>
          <table:table-cell office:value-type="float" office:value="0">
            <text:p>0</text:p>
          </table:table-cell>
          <table:table-cell office:value-type="float" office:value="7985">
            <text:p>7985</text:p>
          </table:table-cell>
          <table:table-cell office:value-type="float" office:value="7638">
            <text:p>7638</text:p>
          </table:table-cell>
          <table:table-cell table:formula="of:=IF(AND([.C284]&gt;[.F284];[.D284]=0);&quot;Down&quot;;&quot;&quot;)" office:value-type="string" office:string-value="Down">
            <text:p>Down</text:p>
          </table:table-cell>
          <table:table-cell table:formula="of:=IF(AND([.C284]&lt;=[.F284];[.D284]=1);&quot;Up&quot;;&quot;&quot;)">
            <text:p/>
          </table:table-cell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7003">
            <text:p>700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table:formula="of:=IF(AND([.C285]&gt;[.F285];[.D285]=0);&quot;Down&quot;;&quot;&quot;)" office:value-type="string" office:string-value="Down">
            <text:p>Down</text:p>
          </table:table-cell>
          <table:table-cell table:formula="of:=IF(AND([.C285]&lt;=[.F285];[.D285]=1);&quot;Up&quot;;&quot;&quot;)">
            <text:p/>
          </table:table-cell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7011">
            <text:p>7011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53">
            <text:p>553</text:p>
          </table:table-cell>
          <table:table-cell table:formula="of:=IF(AND([.C286]&gt;[.F286];[.D286]=0);&quot;Down&quot;;&quot;&quot;)" office:value-type="string" office:string-value="Down">
            <text:p>Down</text:p>
          </table:table-cell>
          <table:table-cell table:formula="of:=IF(AND([.C286]&lt;=[.F286];[.D286]=1);&quot;Up&quot;;&quot;&quot;)">
            <text:p/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7012">
            <text:p>7012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31">
            <text:p>431</text:p>
          </table:table-cell>
          <table:table-cell table:formula="of:=IF(AND([.C287]&gt;[.F287];[.D287]=0);&quot;Down&quot;;&quot;&quot;)" office:value-type="string" office:string-value="Down">
            <text:p>Down</text:p>
          </table:table-cell>
          <table:table-cell table:formula="of:=IF(AND([.C287]&lt;=[.F287];[.D287]=1);&quot;Up&quot;;&quot;&quot;)">
            <text:p/>
          </table:table-cell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7013">
            <text:p>7013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353">
            <text:p>353</text:p>
          </table:table-cell>
          <table:table-cell table:formula="of:=IF(AND([.C288]&gt;[.F288];[.D288]=0);&quot;Down&quot;;&quot;&quot;)" office:value-type="string" office:string-value="Down">
            <text:p>Down</text:p>
          </table:table-cell>
          <table:table-cell table:formula="of:=IF(AND([.C288]&lt;=[.F288];[.D288]=1);&quot;Up&quot;;&quot;&quot;)">
            <text:p/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831">
            <text:p>831</text:p>
          </table:table-cell>
          <table:table-cell table:formula="of:=IF(AND([.C289]&gt;[.F289];[.D289]=0);&quot;Down&quot;;&quot;&quot;)" office:value-type="string" office:string-value="Down">
            <text:p>Down</text:p>
          </table:table-cell>
          <table:table-cell table:formula="of:=IF(AND([.C289]&lt;=[.F289];[.D289]=1);&quot;Up&quot;;&quot;&quot;)">
            <text:p/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7177">
            <text:p>7177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703">
            <text:p>703</text:p>
          </table:table-cell>
          <table:table-cell table:formula="of:=IF(AND([.C290]&gt;[.F290];[.D290]=0);&quot;Down&quot;;&quot;&quot;)" office:value-type="string" office:string-value="Down">
            <text:p>Down</text:p>
          </table:table-cell>
          <table:table-cell table:formula="of:=IF(AND([.C290]&lt;=[.F290];[.D290]=1);&quot;Up&quot;;&quot;&quot;)">
            <text:p/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7201">
            <text:p>7201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049">
            <text:p>1049</text:p>
          </table:table-cell>
          <table:table-cell table:formula="of:=IF(AND([.C291]&gt;[.F291];[.D291]=0);&quot;Down&quot;;&quot;&quot;)" office:value-type="string" office:string-value="Down">
            <text:p>Down</text:p>
          </table:table-cell>
          <table:table-cell table:formula="of:=IF(AND([.C291]&lt;=[.F291];[.D291]=1);&quot;Up&quot;;&quot;&quot;)">
            <text:p/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7203">
            <text:p>720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7095">
            <text:p>7095</text:p>
          </table:table-cell>
          <table:table-cell office:value-type="float" office:value="7015">
            <text:p>7015</text:p>
          </table:table-cell>
          <table:table-cell table:formula="of:=IF(AND([.C292]&gt;[.F292];[.D292]=0);&quot;Down&quot;;&quot;&quot;)">
            <text:p/>
          </table:table-cell>
          <table:table-cell table:formula="of:=IF(AND([.C292]&lt;=[.F292];[.D292]=1);&quot;Up&quot;;&quot;&quot;)">
            <text:p/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7205">
            <text:p>7205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276">
            <text:p>1276</text:p>
          </table:table-cell>
          <table:table-cell table:formula="of:=IF(AND([.C293]&gt;[.F293];[.D293]=0);&quot;Down&quot;;&quot;&quot;)" office:value-type="string" office:string-value="Down">
            <text:p>Down</text:p>
          </table:table-cell>
          <table:table-cell table:formula="of:=IF(AND([.C293]&lt;=[.F293];[.D293]=1);&quot;Up&quot;;&quot;&quot;)">
            <text:p/>
          </table:table-cell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7211">
            <text:p>721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894">
            <text:p>894</text:p>
          </table:table-cell>
          <table:table-cell table:formula="of:=IF(AND([.C294]&gt;[.F294];[.D294]=0);&quot;Down&quot;;&quot;&quot;)" office:value-type="string" office:string-value="Down">
            <text:p>Down</text:p>
          </table:table-cell>
          <table:table-cell table:formula="of:=IF(AND([.C294]&lt;=[.F294];[.D294]=1);&quot;Up&quot;;&quot;&quot;)">
            <text:p/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7240">
            <text:p>7240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2761">
            <text:p>2761</text:p>
          </table:table-cell>
          <table:table-cell table:formula="of:=IF(AND([.C295]&gt;[.F295];[.D295]=0);&quot;Down&quot;;&quot;&quot;)">
            <text:p/>
          </table:table-cell>
          <table:table-cell table:formula="of:=IF(AND([.C295]&lt;=[.F295];[.D295]=1);&quot;Up&quot;;&quot;&quot;)">
            <text:p/>
          </table:table-cell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7242">
            <text:p>724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 table:formula="of:=IF(AND([.C296]&gt;[.F296];[.D296]=0);&quot;Down&quot;;&quot;&quot;)" office:value-type="string" office:string-value="Down">
            <text:p>Down</text:p>
          </table:table-cell>
          <table:table-cell table:formula="of:=IF(AND([.C296]&lt;=[.F296];[.D296]=1);&quot;Up&quot;;&quot;&quot;)">
            <text:p/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7245">
            <text:p>7245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1042">
            <text:p>1042</text:p>
          </table:table-cell>
          <table:table-cell office:value-type="float" office:value="1003">
            <text:p>1003</text:p>
          </table:table-cell>
          <table:table-cell table:formula="of:=IF(AND([.C297]&gt;[.F297];[.D297]=0);&quot;Down&quot;;&quot;&quot;)" office:value-type="string" office:string-value="Down">
            <text:p>Down</text:p>
          </table:table-cell>
          <table:table-cell table:formula="of:=IF(AND([.C297]&lt;=[.F297];[.D297]=1);&quot;Up&quot;;&quot;&quot;)">
            <text:p/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7248">
            <text:p>7248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766">
            <text:p>766</text:p>
          </table:table-cell>
          <table:table-cell table:formula="of:=IF(AND([.C298]&gt;[.F298];[.D298]=0);&quot;Down&quot;;&quot;&quot;)" office:value-type="string" office:string-value="Down">
            <text:p>Down</text:p>
          </table:table-cell>
          <table:table-cell table:formula="of:=IF(AND([.C298]&lt;=[.F298];[.D298]=1);&quot;Up&quot;;&quot;&quot;)">
            <text:p/>
          </table:table-cell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7259">
            <text:p>7259</text:p>
          </table:table-cell>
          <table:table-cell office:value-type="float" office:value="4115">
            <text:p>4115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060">
            <text:p>4060</text:p>
          </table:table-cell>
          <table:table-cell table:formula="of:=IF(AND([.C299]&gt;[.F299];[.D299]=0);&quot;Down&quot;;&quot;&quot;)" office:value-type="string" office:string-value="Down">
            <text:p>Down</text:p>
          </table:table-cell>
          <table:table-cell table:formula="of:=IF(AND([.C299]&lt;=[.F299];[.D299]=1);&quot;Up&quot;;&quot;&quot;)">
            <text:p/>
          </table:table-cell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7261">
            <text:p>7261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19">
            <text:p>1919</text:p>
          </table:table-cell>
          <table:table-cell table:formula="of:=IF(AND([.C300]&gt;[.F300];[.D300]=0);&quot;Down&quot;;&quot;&quot;)" office:value-type="string" office:string-value="Down">
            <text:p>Down</text:p>
          </table:table-cell>
          <table:table-cell table:formula="of:=IF(AND([.C300]&lt;=[.F300];[.D300]=1);&quot;Up&quot;;&quot;&quot;)">
            <text:p/>
          </table:table-cell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7262">
            <text:p>7262</text:p>
          </table:table-cell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396">
            <text:p>1396</text:p>
          </table:table-cell>
          <table:table-cell table:formula="of:=IF(AND([.C301]&gt;[.F301];[.D301]=0);&quot;Down&quot;;&quot;&quot;)" office:value-type="string" office:string-value="Down">
            <text:p>Down</text:p>
          </table:table-cell>
          <table:table-cell table:formula="of:=IF(AND([.C301]&lt;=[.F301];[.D301]=1);&quot;Up&quot;;&quot;&quot;)">
            <text:p/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7267">
            <text:p>7267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658">
            <text:p>3658</text:p>
          </table:table-cell>
          <table:table-cell table:formula="of:=IF(AND([.C302]&gt;[.F302];[.D302]=0);&quot;Down&quot;;&quot;&quot;)" office:value-type="string" office:string-value="Down">
            <text:p>Down</text:p>
          </table:table-cell>
          <table:table-cell table:formula="of:=IF(AND([.C302]&lt;=[.F302];[.D302]=1);&quot;Up&quot;;&quot;&quot;)">
            <text:p/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7269">
            <text:p>7269</text:p>
          </table:table-cell>
          <table:table-cell office:value-type="float" office:value="3892">
            <text:p>3892</text:p>
          </table:table-cell>
          <table:table-cell office:value-type="float" office:value="0">
            <text:p>0</text:p>
          </table:table-cell>
          <table:table-cell office:value-type="float" office:value="4010">
            <text:p>4010</text:p>
          </table:table-cell>
          <table:table-cell office:value-type="float" office:value="3900">
            <text:p>3900</text:p>
          </table:table-cell>
          <table:table-cell table:formula="of:=IF(AND([.C303]&gt;[.F303];[.D303]=0);&quot;Down&quot;;&quot;&quot;)">
            <text:p/>
          </table:table-cell>
          <table:table-cell table:formula="of:=IF(AND([.C303]&lt;=[.F303];[.D303]=1);&quot;Up&quot;;&quot;&quot;)">
            <text:p/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7270">
            <text:p>7270</text:p>
          </table:table-cell>
          <table:table-cell office:value-type="float" office:value="4081">
            <text:p>4081</text:p>
          </table:table-cell>
          <table:table-cell office:value-type="float" office:value="0">
            <text:p>0</text:p>
          </table:table-cell>
          <table:table-cell office:value-type="float" office:value="4174">
            <text:p>4174</text:p>
          </table:table-cell>
          <table:table-cell office:value-type="float" office:value="4075">
            <text:p>4075</text:p>
          </table:table-cell>
          <table:table-cell table:formula="of:=IF(AND([.C304]&gt;[.F304];[.D304]=0);&quot;Down&quot;;&quot;&quot;)" office:value-type="string" office:string-value="Down">
            <text:p>Down</text:p>
          </table:table-cell>
          <table:table-cell table:formula="of:=IF(AND([.C304]&lt;=[.F304];[.D304]=1);&quot;Up&quot;;&quot;&quot;)">
            <text:p/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7272">
            <text:p>7272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257">
            <text:p>2257</text:p>
          </table:table-cell>
          <table:table-cell table:formula="of:=IF(AND([.C305]&gt;[.F305];[.D305]=0);&quot;Down&quot;;&quot;&quot;)">
            <text:p/>
          </table:table-cell>
          <table:table-cell table:formula="of:=IF(AND([.C305]&lt;=[.F305];[.D305]=1);&quot;Up&quot;;&quot;&quot;)">
            <text:p/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7276">
            <text:p>7276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4019">
            <text:p>4019</text:p>
          </table:table-cell>
          <table:table-cell office:value-type="float" office:value="3785">
            <text:p>3785</text:p>
          </table:table-cell>
          <table:table-cell table:formula="of:=IF(AND([.C306]&gt;[.F306];[.D306]=0);&quot;Down&quot;;&quot;&quot;)" office:value-type="string" office:string-value="Down">
            <text:p>Down</text:p>
          </table:table-cell>
          <table:table-cell table:formula="of:=IF(AND([.C306]&lt;=[.F306];[.D306]=1);&quot;Up&quot;;&quot;&quot;)">
            <text:p/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2603">
            <text:p>2603</text:p>
          </table:table-cell>
          <table:table-cell table:formula="of:=IF(AND([.C307]&gt;[.F307];[.D307]=0);&quot;Down&quot;;&quot;&quot;)" office:value-type="string" office:string-value="Down">
            <text:p>Down</text:p>
          </table:table-cell>
          <table:table-cell table:formula="of:=IF(AND([.C307]&lt;=[.F307];[.D307]=1);&quot;Up&quot;;&quot;&quot;)">
            <text:p/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7279">
            <text:p>7279</text:p>
          </table:table-cell>
          <table:table-cell office:value-type="float" office:value="3625">
            <text:p>3625</text:p>
          </table:table-cell>
          <table:table-cell office:value-type="float" office:value="1">
            <text:p>1</text:p>
          </table:table-cell>
          <table:table-cell office:value-type="float" office:value="3699">
            <text:p>3699</text:p>
          </table:table-cell>
          <table:table-cell office:value-type="float" office:value="3500">
            <text:p>3500</text:p>
          </table:table-cell>
          <table:table-cell table:formula="of:=IF(AND([.C308]&gt;[.F308];[.D308]=0);&quot;Down&quot;;&quot;&quot;)">
            <text:p/>
          </table:table-cell>
          <table:table-cell table:formula="of:=IF(AND([.C308]&lt;=[.F308];[.D308]=1);&quot;Up&quot;;&quot;&quot;)">
            <text:p/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7280">
            <text:p>7280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1904">
            <text:p>1904</text:p>
          </table:table-cell>
          <table:table-cell table:formula="of:=IF(AND([.C309]&gt;[.F309];[.D309]=0);&quot;Down&quot;;&quot;&quot;)" office:value-type="string" office:string-value="Down">
            <text:p>Down</text:p>
          </table:table-cell>
          <table:table-cell table:formula="of:=IF(AND([.C309]&lt;=[.F309];[.D309]=1);&quot;Up&quot;;&quot;&quot;)">
            <text:p/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7282">
            <text:p>7282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322">
            <text:p>2322</text:p>
          </table:table-cell>
          <table:table-cell office:value-type="float" office:value="2231">
            <text:p>2231</text:p>
          </table:table-cell>
          <table:table-cell table:formula="of:=IF(AND([.C310]&gt;[.F310];[.D310]=0);&quot;Down&quot;;&quot;&quot;)" office:value-type="string" office:string-value="Down">
            <text:p>Down</text:p>
          </table:table-cell>
          <table:table-cell table:formula="of:=IF(AND([.C310]&lt;=[.F310];[.D310]=1);&quot;Up&quot;;&quot;&quot;)">
            <text:p/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7296">
            <text:p>729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77">
            <text:p>1777</text:p>
          </table:table-cell>
          <table:table-cell table:formula="of:=IF(AND([.C311]&gt;[.F311];[.D311]=0);&quot;Down&quot;;&quot;&quot;)" office:value-type="string" office:string-value="Down">
            <text:p>Down</text:p>
          </table:table-cell>
          <table:table-cell table:formula="of:=IF(AND([.C311]&lt;=[.F311];[.D311]=1);&quot;Up&quot;;&quot;&quot;)">
            <text:p/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7309">
            <text:p>7309</text:p>
          </table:table-cell>
          <table:table-cell office:value-type="float" office:value="15490">
            <text:p>15490</text:p>
          </table:table-cell>
          <table:table-cell office:value-type="float" office:value="1">
            <text:p>1</text:p>
          </table:table-cell>
          <table:table-cell office:value-type="float" office:value="15904">
            <text:p>15904</text:p>
          </table:table-cell>
          <table:table-cell office:value-type="float" office:value="15840">
            <text:p>15840</text:p>
          </table:table-cell>
          <table:table-cell table:formula="of:=IF(AND([.C312]&gt;[.F312];[.D312]=0);&quot;Down&quot;;&quot;&quot;)">
            <text:p/>
          </table:table-cell>
          <table:table-cell table:formula="of:=IF(AND([.C312]&lt;=[.F312];[.D3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7313">
            <text:p>7313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0">
            <text:p>3040</text:p>
          </table:table-cell>
          <table:table-cell table:formula="of:=IF(AND([.C313]&gt;[.F313];[.D313]=0);&quot;Down&quot;;&quot;&quot;)" office:value-type="string" office:string-value="Down">
            <text:p>Down</text:p>
          </table:table-cell>
          <table:table-cell table:formula="of:=IF(AND([.C313]&lt;=[.F313];[.D313]=1);&quot;Up&quot;;&quot;&quot;)">
            <text:p/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7420">
            <text:p>7420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34">
            <text:p>834</text:p>
          </table:table-cell>
          <table:table-cell table:formula="of:=IF(AND([.C314]&gt;[.F314];[.D314]=0);&quot;Down&quot;;&quot;&quot;)" office:value-type="string" office:string-value="Down">
            <text:p>Down</text:p>
          </table:table-cell>
          <table:table-cell table:formula="of:=IF(AND([.C314]&lt;=[.F314];[.D314]=1);&quot;Up&quot;;&quot;&quot;)">
            <text:p/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7451">
            <text:p>7451</text:p>
          </table:table-cell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626">
            <text:p>2626</text:p>
          </table:table-cell>
          <table:table-cell table:formula="of:=IF(AND([.C315]&gt;[.F315];[.D315]=0);&quot;Down&quot;;&quot;&quot;)">
            <text:p/>
          </table:table-cell>
          <table:table-cell table:formula="of:=IF(AND([.C315]&lt;=[.F315];[.D3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7453">
            <text:p>7453</text:p>
          </table:table-cell>
          <table:table-cell office:value-type="float" office:value="26040">
            <text:p>26040</text:p>
          </table:table-cell>
          <table:table-cell office:value-type="float" office:value="1">
            <text:p>1</text:p>
          </table:table-cell>
          <table:table-cell office:value-type="float" office:value="26486">
            <text:p>26486</text:p>
          </table:table-cell>
          <table:table-cell office:value-type="float" office:value="26240">
            <text:p>26240</text:p>
          </table:table-cell>
          <table:table-cell table:formula="of:=IF(AND([.C316]&gt;[.F316];[.D316]=0);&quot;Down&quot;;&quot;&quot;)">
            <text:p/>
          </table:table-cell>
          <table:table-cell table:formula="of:=IF(AND([.C316]&lt;=[.F316];[.D3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7458">
            <text:p>7458</text:p>
          </table:table-cell>
          <table:table-cell office:value-type="float" office:value="4585">
            <text:p>458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435">
            <text:p>4435</text:p>
          </table:table-cell>
          <table:table-cell table:formula="of:=IF(AND([.C317]&gt;[.F317];[.D317]=0);&quot;Down&quot;;&quot;&quot;)">
            <text:p/>
          </table:table-cell>
          <table:table-cell table:formula="of:=IF(AND([.C317]&lt;=[.F317];[.D317]=1);&quot;Up&quot;;&quot;&quot;)">
            <text:p/>
          </table:table-cell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7459">
            <text:p>7459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2055">
            <text:p>2055</text:p>
          </table:table-cell>
          <table:table-cell table:formula="of:=IF(AND([.C318]&gt;[.F318];[.D318]=0);&quot;Down&quot;;&quot;&quot;)">
            <text:p/>
          </table:table-cell>
          <table:table-cell table:formula="of:=IF(AND([.C318]&lt;=[.F318];[.D318]=1);&quot;Up&quot;;&quot;&quot;)">
            <text:p/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7483">
            <text:p>7483</text:p>
          </table:table-cell>
          <table:table-cell office:value-type="float" office:value="2246">
            <text:p>2246</text:p>
          </table:table-cell>
          <table:table-cell office:value-type="float" office:value="1">
            <text:p>1</text:p>
          </table:table-cell>
          <table:table-cell table:number-columns-repeated="2" office:value-type="float" office:value="2267">
            <text:p>2267</text:p>
          </table:table-cell>
          <table:table-cell table:formula="of:=IF(AND([.C319]&gt;[.F319];[.D319]=0);&quot;Down&quot;;&quot;&quot;)">
            <text:p/>
          </table:table-cell>
          <table:table-cell table:formula="of:=IF(AND([.C319]&lt;=[.F319];[.D3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7518">
            <text:p>7518</text:p>
          </table:table-cell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00">
            <text:p>700</text:p>
          </table:table-cell>
          <table:table-cell table:formula="of:=IF(AND([.C320]&gt;[.F320];[.D320]=0);&quot;Down&quot;;&quot;&quot;)">
            <text:p/>
          </table:table-cell>
          <table:table-cell table:formula="of:=IF(AND([.C320]&lt;=[.F320];[.D320]=1);&quot;Up&quot;;&quot;&quot;)">
            <text:p/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7520">
            <text:p>7520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5">
            <text:p>1075</text:p>
          </table:table-cell>
          <table:table-cell table:formula="of:=IF(AND([.C321]&gt;[.F321];[.D321]=0);&quot;Down&quot;;&quot;&quot;)">
            <text:p/>
          </table:table-cell>
          <table:table-cell table:formula="of:=IF(AND([.C321]&lt;=[.F321];[.D321]=1);&quot;Up&quot;;&quot;&quot;)">
            <text:p/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C322]&gt;[.F322];[.D322]=0);&quot;Down&quot;;&quot;&quot;)">
            <text:p/>
          </table:table-cell>
          <table:table-cell table:formula="of:=IF(AND([.C322]&lt;=[.F322];[.D3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7593">
            <text:p>7593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 table:formula="of:=IF(AND([.C323]&gt;[.F323];[.D323]=0);&quot;Down&quot;;&quot;&quot;)">
            <text:p/>
          </table:table-cell>
          <table:table-cell table:formula="of:=IF(AND([.C323]&lt;=[.F323];[.D323]=1);&quot;Up&quot;;&quot;&quot;)">
            <text:p/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7595">
            <text:p>7595</text:p>
          </table:table-cell>
          <table:table-cell office:value-type="float" office:value="1677">
            <text:p>1677</text:p>
          </table:table-cell>
          <table:table-cell office:value-type="float" office:value="1">
            <text:p>1</text:p>
          </table:table-cell>
          <table:table-cell office:value-type="float" office:value="1697">
            <text:p>1697</text:p>
          </table:table-cell>
          <table:table-cell office:value-type="float" office:value="1668">
            <text:p>1668</text:p>
          </table:table-cell>
          <table:table-cell table:formula="of:=IF(AND([.C324]&gt;[.F324];[.D324]=0);&quot;Down&quot;;&quot;&quot;)">
            <text:p/>
          </table:table-cell>
          <table:table-cell table:formula="of:=IF(AND([.C324]&lt;=[.F324];[.D324]=1);&quot;Up&quot;;&quot;&quot;)">
            <text:p/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7606">
            <text:p>7606</text:p>
          </table:table-cell>
          <table:table-cell office:value-type="float" office:value="4635">
            <text:p>4635</text:p>
          </table:table-cell>
          <table:table-cell office:value-type="float" office:value="1">
            <text:p>1</text:p>
          </table:table-cell>
          <table:table-cell office:value-type="float" office:value="4711">
            <text:p>4711</text:p>
          </table:table-cell>
          <table:table-cell office:value-type="float" office:value="4500">
            <text:p>4500</text:p>
          </table:table-cell>
          <table:table-cell table:formula="of:=IF(AND([.C325]&gt;[.F325];[.D325]=0);&quot;Down&quot;;&quot;&quot;)">
            <text:p/>
          </table:table-cell>
          <table:table-cell table:formula="of:=IF(AND([.C325]&lt;=[.F325];[.D325]=1);&quot;Up&quot;;&quot;&quot;)">
            <text:p/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7628">
            <text:p>7628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office:value-type="float" office:value="1290">
            <text:p>1290</text:p>
          </table:table-cell>
          <table:table-cell table:formula="of:=IF(AND([.C326]&gt;[.F326];[.D326]=0);&quot;Down&quot;;&quot;&quot;)" office:value-type="string" office:string-value="Down">
            <text:p>Down</text:p>
          </table:table-cell>
          <table:table-cell table:formula="of:=IF(AND([.C326]&lt;=[.F326];[.D326]=1);&quot;Up&quot;;&quot;&quot;)">
            <text:p/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7649">
            <text:p>7649</text:p>
          </table:table-cell>
          <table:table-cell office:value-type="float" office:value="5580">
            <text:p>5580</text:p>
          </table:table-cell>
          <table:table-cell office:value-type="float" office:value="1">
            <text:p>1</text:p>
          </table:table-cell>
          <table:table-cell office:value-type="float" office:value="5718">
            <text:p>5718</text:p>
          </table:table-cell>
          <table:table-cell office:value-type="float" office:value="5480">
            <text:p>5480</text:p>
          </table:table-cell>
          <table:table-cell table:formula="of:=IF(AND([.C327]&gt;[.F327];[.D327]=0);&quot;Down&quot;;&quot;&quot;)">
            <text:p/>
          </table:table-cell>
          <table:table-cell table:formula="of:=IF(AND([.C327]&lt;=[.F327];[.D327]=1);&quot;Up&quot;;&quot;&quot;)">
            <text:p/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7701">
            <text:p>7701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83">
            <text:p>1683</text:p>
          </table:table-cell>
          <table:table-cell table:formula="of:=IF(AND([.C328]&gt;[.F328];[.D328]=0);&quot;Down&quot;;&quot;&quot;)">
            <text:p/>
          </table:table-cell>
          <table:table-cell table:formula="of:=IF(AND([.C328]&lt;=[.F328];[.D328]=1);&quot;Up&quot;;&quot;&quot;)">
            <text:p/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7731">
            <text:p>773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491">
            <text:p>1491</text:p>
          </table:table-cell>
          <table:table-cell table:formula="of:=IF(AND([.C329]&gt;[.F329];[.D329]=0);&quot;Down&quot;;&quot;&quot;)" office:value-type="string" office:string-value="Down">
            <text:p>Down</text:p>
          </table:table-cell>
          <table:table-cell table:formula="of:=IF(AND([.C329]&lt;=[.F329];[.D329]=1);&quot;Up&quot;;&quot;&quot;)">
            <text:p/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7741">
            <text:p>7741</text:p>
          </table:table-cell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368">
            <text:p>4368</text:p>
          </table:table-cell>
          <table:table-cell table:formula="of:=IF(AND([.C330]&gt;[.F330];[.D330]=0);&quot;Down&quot;;&quot;&quot;)">
            <text:p/>
          </table:table-cell>
          <table:table-cell table:formula="of:=IF(AND([.C330]&lt;=[.F330];[.D330]=1);&quot;Up&quot;;&quot;&quot;)">
            <text:p/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7751">
            <text:p>7751</text:p>
          </table:table-cell>
          <table:table-cell office:value-type="float" office:value="3627">
            <text:p>3627</text:p>
          </table:table-cell>
          <table:table-cell office:value-type="float" office:value="0">
            <text:p>0</text:p>
          </table:table-cell>
          <table:table-cell office:value-type="float" office:value="3667">
            <text:p>3667</text:p>
          </table:table-cell>
          <table:table-cell office:value-type="float" office:value="3658">
            <text:p>3658</text:p>
          </table:table-cell>
          <table:table-cell table:formula="of:=IF(AND([.C331]&gt;[.F331];[.D331]=0);&quot;Down&quot;;&quot;&quot;)">
            <text:p/>
          </table:table-cell>
          <table:table-cell table:formula="of:=IF(AND([.C331]&lt;=[.F331];[.D331]=1);&quot;Up&quot;;&quot;&quot;)">
            <text:p/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7752">
            <text:p>7752</text:p>
          </table:table-cell>
          <table:table-cell office:value-type="float" office:value="1153">
            <text:p>1153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office:value-type="float" office:value="1136">
            <text:p>1136</text:p>
          </table:table-cell>
          <table:table-cell table:formula="of:=IF(AND([.C332]&gt;[.F332];[.D332]=0);&quot;Down&quot;;&quot;&quot;)">
            <text:p/>
          </table:table-cell>
          <table:table-cell table:formula="of:=IF(AND([.C332]&lt;=[.F332];[.D332]=1);&quot;Up&quot;;&quot;&quot;)">
            <text:p/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7832">
            <text:p>7832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749">
            <text:p>2749</text:p>
          </table:table-cell>
          <table:table-cell table:formula="of:=IF(AND([.C333]&gt;[.F333];[.D333]=0);&quot;Down&quot;;&quot;&quot;)">
            <text:p/>
          </table:table-cell>
          <table:table-cell table:formula="of:=IF(AND([.C333]&lt;=[.F333];[.D333]=1);&quot;Up&quot;;&quot;&quot;)">
            <text:p/>
          </table:table-cell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7860">
            <text:p>7860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 office:value-type="float" office:value="1451">
            <text:p>1451</text:p>
          </table:table-cell>
          <table:table-cell table:formula="of:=IF(AND([.C334]&gt;[.F334];[.D334]=0);&quot;Down&quot;;&quot;&quot;)" office:value-type="string" office:string-value="Down">
            <text:p>Down</text:p>
          </table:table-cell>
          <table:table-cell table:formula="of:=IF(AND([.C334]&lt;=[.F334];[.D334]=1);&quot;Up&quot;;&quot;&quot;)">
            <text:p/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7936">
            <text:p>7936</text:p>
          </table:table-cell>
          <table:table-cell office:value-type="float" office:value="3435">
            <text:p>3435</text:p>
          </table:table-cell>
          <table:table-cell office:value-type="float" office:value="0">
            <text:p>0</text:p>
          </table:table-cell>
          <table:table-cell office:value-type="float" office:value="3491">
            <text:p>3491</text:p>
          </table:table-cell>
          <table:table-cell office:value-type="float" office:value="3405">
            <text:p>3405</text:p>
          </table:table-cell>
          <table:table-cell table:formula="of:=IF(AND([.C335]&gt;[.F335];[.D335]=0);&quot;Down&quot;;&quot;&quot;)" office:value-type="string" office:string-value="Down">
            <text:p>Down</text:p>
          </table:table-cell>
          <table:table-cell table:formula="of:=IF(AND([.C335]&lt;=[.F335];[.D335]=1);&quot;Up&quot;;&quot;&quot;)">
            <text:p/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7947">
            <text:p>7947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4124">
            <text:p>4124</text:p>
          </table:table-cell>
          <table:table-cell office:value-type="float" office:value="3985">
            <text:p>3985</text:p>
          </table:table-cell>
          <table:table-cell table:formula="of:=IF(AND([.C336]&gt;[.F336];[.D336]=0);&quot;Down&quot;;&quot;&quot;)" office:value-type="string" office:string-value="Down">
            <text:p>Down</text:p>
          </table:table-cell>
          <table:table-cell table:formula="of:=IF(AND([.C336]&lt;=[.F336];[.D336]=1);&quot;Up&quot;;&quot;&quot;)">
            <text:p/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7974">
            <text:p>7974</text:p>
          </table:table-cell>
          <table:table-cell office:value-type="float" office:value="23865">
            <text:p>23865</text:p>
          </table:table-cell>
          <table:table-cell office:value-type="float" office:value="1">
            <text:p>1</text:p>
          </table:table-cell>
          <table:table-cell office:value-type="float" office:value="24421">
            <text:p>24421</text:p>
          </table:table-cell>
          <table:table-cell office:value-type="float" office:value="23770">
            <text:p>23770</text:p>
          </table:table-cell>
          <table:table-cell table:formula="of:=IF(AND([.C337]&gt;[.F337];[.D337]=0);&quot;Down&quot;;&quot;&quot;)">
            <text:p/>
          </table:table-cell>
          <table:table-cell table:formula="of:=IF(AND([.C337]&lt;=[.F337];[.D337]=1);&quot;Up&quot;;&quot;&quot;)">
            <text:p/>
          </table:table-cell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7988">
            <text:p>7988</text:p>
          </table:table-cell>
          <table:table-cell office:value-type="float" office:value="4385">
            <text:p>4385</text:p>
          </table:table-cell>
          <table:table-cell office:value-type="float" office:value="0">
            <text:p>0</text:p>
          </table:table-cell>
          <table:table-cell office:value-type="float" office:value="4559">
            <text:p>4559</text:p>
          </table:table-cell>
          <table:table-cell office:value-type="float" office:value="4405">
            <text:p>4405</text:p>
          </table:table-cell>
          <table:table-cell table:formula="of:=IF(AND([.C338]&gt;[.F338];[.D338]=0);&quot;Down&quot;;&quot;&quot;)">
            <text:p/>
          </table:table-cell>
          <table:table-cell table:formula="of:=IF(AND([.C338]&lt;=[.F338];[.D338]=1);&quot;Up&quot;;&quot;&quot;)">
            <text:p/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8001">
            <text:p>8001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1363">
            <text:p>1363</text:p>
          </table:table-cell>
          <table:table-cell table:formula="of:=IF(AND([.C339]&gt;[.F339];[.D339]=0);&quot;Down&quot;;&quot;&quot;)" office:value-type="string" office:string-value="Down">
            <text:p>Down</text:p>
          </table:table-cell>
          <table:table-cell table:formula="of:=IF(AND([.C339]&lt;=[.F339];[.D339]=1);&quot;Up&quot;;&quot;&quot;)">
            <text:p/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8002">
            <text:p>8002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40">
            <text:p>640</text:p>
          </table:table-cell>
          <table:table-cell table:formula="of:=IF(AND([.C340]&gt;[.F340];[.D340]=0);&quot;Down&quot;;&quot;&quot;)" office:value-type="string" office:string-value="Down">
            <text:p>Down</text:p>
          </table:table-cell>
          <table:table-cell table:formula="of:=IF(AND([.C340]&lt;=[.F340];[.D340]=1);&quot;Up&quot;;&quot;&quot;)">
            <text:p/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8012">
            <text:p>801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00">
            <text:p>1400</text:p>
          </table:table-cell>
          <table:table-cell table:formula="of:=IF(AND([.C341]&gt;[.F341];[.D341]=0);&quot;Down&quot;;&quot;&quot;)" office:value-type="string" office:string-value="Down">
            <text:p>Down</text:p>
          </table:table-cell>
          <table:table-cell table:formula="of:=IF(AND([.C341]&lt;=[.F341];[.D341]=1);&quot;Up&quot;;&quot;&quot;)">
            <text:p/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8015">
            <text:p>8015</text:p>
          </table:table-cell>
          <table:table-cell office:value-type="float" office:value="2708">
            <text:p>270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681">
            <text:p>2681</text:p>
          </table:table-cell>
          <table:table-cell table:formula="of:=IF(AND([.C342]&gt;[.F342];[.D342]=0);&quot;Down&quot;;&quot;&quot;)" office:value-type="string" office:string-value="Down">
            <text:p>Down</text:p>
          </table:table-cell>
          <table:table-cell table:formula="of:=IF(AND([.C342]&lt;=[.F342];[.D342]=1);&quot;Up&quot;;&quot;&quot;)">
            <text:p/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table:formula="of:=IF(AND([.C343]&gt;[.F343];[.D343]=0);&quot;Down&quot;;&quot;&quot;)" office:value-type="string" office:string-value="Down">
            <text:p>Down</text:p>
          </table:table-cell>
          <table:table-cell table:formula="of:=IF(AND([.C343]&lt;=[.F343];[.D343]=1);&quot;Up&quot;;&quot;&quot;)">
            <text:p/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8028">
            <text:p>8028</text:p>
          </table:table-cell>
          <table:table-cell office:value-type="float" office:value="5440">
            <text:p>5440</text:p>
          </table:table-cell>
          <table:table-cell office:value-type="float" office:value="1">
            <text:p>1</text:p>
          </table:table-cell>
          <table:table-cell office:value-type="float" office:value="5529">
            <text:p>5529</text:p>
          </table:table-cell>
          <table:table-cell office:value-type="float" office:value="5390">
            <text:p>5390</text:p>
          </table:table-cell>
          <table:table-cell table:formula="of:=IF(AND([.C344]&gt;[.F344];[.D344]=0);&quot;Down&quot;;&quot;&quot;)">
            <text:p/>
          </table:table-cell>
          <table:table-cell table:formula="of:=IF(AND([.C344]&lt;=[.F344];[.D344]=1);&quot;Up&quot;;&quot;&quot;)">
            <text:p/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8031">
            <text:p>8031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float" office:value="1515">
            <text:p>1515</text:p>
          </table:table-cell>
          <table:table-cell table:formula="of:=IF(AND([.C345]&gt;[.F345];[.D345]=0);&quot;Down&quot;;&quot;&quot;)" office:value-type="string" office:string-value="Down">
            <text:p>Down</text:p>
          </table:table-cell>
          <table:table-cell table:formula="of:=IF(AND([.C345]&lt;=[.F345];[.D345]=1);&quot;Up&quot;;&quot;&quot;)">
            <text:p/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8036">
            <text:p>8036</text:p>
          </table:table-cell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2597">
            <text:p>2597</text:p>
          </table:table-cell>
          <table:table-cell table:formula="of:=IF(AND([.C346]&gt;[.F346];[.D346]=0);&quot;Down&quot;;&quot;&quot;)" office:value-type="string" office:string-value="Down">
            <text:p>Down</text:p>
          </table:table-cell>
          <table:table-cell table:formula="of:=IF(AND([.C346]&lt;=[.F346];[.D346]=1);&quot;Up&quot;;&quot;&quot;)">
            <text:p/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table:formula="of:=IF(AND([.C347]&gt;[.F347];[.D347]=0);&quot;Down&quot;;&quot;&quot;)">
            <text:p/>
          </table:table-cell>
          <table:table-cell table:formula="of:=IF(AND([.C347]&lt;=[.F347];[.D347]=1);&quot;Up&quot;;&quot;&quot;)">
            <text:p/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8051">
            <text:p>8051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77">
            <text:p>977</text:p>
          </table:table-cell>
          <table:table-cell table:formula="of:=IF(AND([.C348]&gt;[.F348];[.D348]=0);&quot;Down&quot;;&quot;&quot;)">
            <text:p/>
          </table:table-cell>
          <table:table-cell table:formula="of:=IF(AND([.C348]&lt;=[.F348];[.D348]=1);&quot;Up&quot;;&quot;&quot;)">
            <text:p/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8053">
            <text:p>8053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08">
            <text:p>1208</text:p>
          </table:table-cell>
          <table:table-cell table:formula="of:=IF(AND([.C349]&gt;[.F349];[.D349]=0);&quot;Down&quot;;&quot;&quot;)" office:value-type="string" office:string-value="Down">
            <text:p>Down</text:p>
          </table:table-cell>
          <table:table-cell table:formula="of:=IF(AND([.C349]&lt;=[.F349];[.D349]=1);&quot;Up&quot;;&quot;&quot;)">
            <text:p/>
          </table:table-cell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8056">
            <text:p>8056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227">
            <text:p>1227</text:p>
          </table:table-cell>
          <table:table-cell table:formula="of:=IF(AND([.C350]&gt;[.F350];[.D350]=0);&quot;Down&quot;;&quot;&quot;)" office:value-type="string" office:string-value="Down">
            <text:p>Down</text:p>
          </table:table-cell>
          <table:table-cell table:formula="of:=IF(AND([.C350]&lt;=[.F350];[.D350]=1);&quot;Up&quot;;&quot;&quot;)">
            <text:p/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8058">
            <text:p>8058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147">
            <text:p>2147</text:p>
          </table:table-cell>
          <table:table-cell table:formula="of:=IF(AND([.C351]&gt;[.F351];[.D351]=0);&quot;Down&quot;;&quot;&quot;)" office:value-type="string" office:string-value="Down">
            <text:p>Down</text:p>
          </table:table-cell>
          <table:table-cell table:formula="of:=IF(AND([.C351]&lt;=[.F351];[.D351]=1);&quot;Up&quot;;&quot;&quot;)">
            <text:p/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8088">
            <text:p>8088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formula="of:=IF(AND([.C352]&gt;[.F352];[.D352]=0);&quot;Down&quot;;&quot;&quot;)" office:value-type="string" office:string-value="Down">
            <text:p>Down</text:p>
          </table:table-cell>
          <table:table-cell table:formula="of:=IF(AND([.C352]&lt;=[.F352];[.D352]=1);&quot;Up&quot;;&quot;&quot;)">
            <text:p/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8114">
            <text:p>8114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3">
            <text:p>1673</text:p>
          </table:table-cell>
          <table:table-cell office:value-type="float" office:value="1708">
            <text:p>1708</text:p>
          </table:table-cell>
          <table:table-cell table:formula="of:=IF(AND([.C353]&gt;[.F353];[.D353]=0);&quot;Down&quot;;&quot;&quot;)">
            <text:p/>
          </table:table-cell>
          <table:table-cell table:formula="of:=IF(AND([.C353]&lt;=[.F353];[.D3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8129">
            <text:p>8129</text:p>
          </table:table-cell>
          <table:table-cell office:value-type="float" office:value="2576">
            <text:p>2576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2660">
            <text:p>2660</text:p>
          </table:table-cell>
          <table:table-cell table:formula="of:=IF(AND([.C354]&gt;[.F354];[.D354]=0);&quot;Down&quot;;&quot;&quot;)">
            <text:p/>
          </table:table-cell>
          <table:table-cell table:formula="of:=IF(AND([.C354]&lt;=[.F354];[.D354]=1);&quot;Up&quot;;&quot;&quot;)">
            <text:p/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8136">
            <text:p>8136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843">
            <text:p>3843</text:p>
          </table:table-cell>
          <table:table-cell office:value-type="float" office:value="3580">
            <text:p>3580</text:p>
          </table:table-cell>
          <table:table-cell table:formula="of:=IF(AND([.C355]&gt;[.F355];[.D355]=0);&quot;Down&quot;;&quot;&quot;)">
            <text:p/>
          </table:table-cell>
          <table:table-cell table:formula="of:=IF(AND([.C355]&lt;=[.F355];[.D355]=1);&quot;Up&quot;;&quot;&quot;)">
            <text:p/>
          </table:table-cell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0">
            <text:p>1070</text:p>
          </table:table-cell>
          <table:table-cell table:formula="of:=IF(AND([.C356]&gt;[.F356];[.D356]=0);&quot;Down&quot;;&quot;&quot;)" office:value-type="string" office:string-value="Down">
            <text:p>Down</text:p>
          </table:table-cell>
          <table:table-cell table:formula="of:=IF(AND([.C356]&lt;=[.F356];[.D356]=1);&quot;Up&quot;;&quot;&quot;)">
            <text:p/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8184">
            <text:p>8184</text:p>
          </table:table-cell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  <table:table-cell office:value-type="float" office:value="2908">
            <text:p>2908</text:p>
          </table:table-cell>
          <table:table-cell office:value-type="float" office:value="2771">
            <text:p>2771</text:p>
          </table:table-cell>
          <table:table-cell table:formula="of:=IF(AND([.C357]&gt;[.F357];[.D357]=0);&quot;Down&quot;;&quot;&quot;)">
            <text:p/>
          </table:table-cell>
          <table:table-cell table:formula="of:=IF(AND([.C357]&lt;=[.F357];[.D357]=1);&quot;Up&quot;;&quot;&quot;)">
            <text:p/>
          </table:table-cell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8214">
            <text:p>8214</text:p>
          </table:table-cell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1398">
            <text:p>1398</text:p>
          </table:table-cell>
          <table:table-cell table:formula="of:=IF(AND([.C358]&gt;[.F358];[.D358]=0);&quot;Down&quot;;&quot;&quot;)" office:value-type="string" office:string-value="Down">
            <text:p>Down</text:p>
          </table:table-cell>
          <table:table-cell table:formula="of:=IF(AND([.C358]&lt;=[.F358];[.D358]=1);&quot;Up&quot;;&quot;&quot;)">
            <text:p/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8218">
            <text:p>8218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2618">
            <text:p>2618</text:p>
          </table:table-cell>
          <table:table-cell table:formula="of:=IF(AND([.C359]&gt;[.F359];[.D359]=0);&quot;Down&quot;;&quot;&quot;)" office:value-type="string" office:string-value="Down">
            <text:p>Down</text:p>
          </table:table-cell>
          <table:table-cell table:formula="of:=IF(AND([.C359]&lt;=[.F359];[.D359]=1);&quot;Up&quot;;&quot;&quot;)">
            <text:p/>
          </table:table-cell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8227">
            <text:p>8227</text:p>
          </table:table-cell>
          <table:table-cell office:value-type="float" office:value="11040">
            <text:p>11040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11020">
            <text:p>11020</text:p>
          </table:table-cell>
          <table:table-cell table:formula="of:=IF(AND([.C360]&gt;[.F360];[.D360]=0);&quot;Down&quot;;&quot;&quot;)" office:value-type="string" office:string-value="Down">
            <text:p>Down</text:p>
          </table:table-cell>
          <table:table-cell table:formula="of:=IF(AND([.C360]&lt;=[.F360];[.D360]=1);&quot;Up&quot;;&quot;&quot;)">
            <text:p/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8233">
            <text:p>8233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978">
            <text:p>978</text:p>
          </table:table-cell>
          <table:table-cell table:formula="of:=IF(AND([.C361]&gt;[.F361];[.D361]=0);&quot;Down&quot;;&quot;&quot;)" office:value-type="string" office:string-value="Down">
            <text:p>Down</text:p>
          </table:table-cell>
          <table:table-cell table:formula="of:=IF(AND([.C361]&lt;=[.F361];[.D361]=1);&quot;Up&quot;;&quot;&quot;)">
            <text:p/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8253">
            <text:p>8253</text:p>
          </table:table-cell>
          <table:table-cell office:value-type="float" office:value="2364">
            <text:p>2364</text:p>
          </table:table-cell>
          <table:table-cell office:value-type="float" office:value="0">
            <text:p>0</text:p>
          </table:table-cell>
          <table:table-cell office:value-type="float" office:value="2396">
            <text:p>2396</text:p>
          </table:table-cell>
          <table:table-cell office:value-type="float" office:value="2318">
            <text:p>2318</text:p>
          </table:table-cell>
          <table:table-cell table:formula="of:=IF(AND([.C362]&gt;[.F362];[.D362]=0);&quot;Down&quot;;&quot;&quot;)" office:value-type="string" office:string-value="Down">
            <text:p>Down</text:p>
          </table:table-cell>
          <table:table-cell table:formula="of:=IF(AND([.C362]&lt;=[.F362];[.D362]=1);&quot;Up&quot;;&quot;&quot;)">
            <text:p/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8267">
            <text:p>8267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1696">
            <text:p>1696</text:p>
          </table:table-cell>
          <table:table-cell table:formula="of:=IF(AND([.C363]&gt;[.F363];[.D363]=0);&quot;Down&quot;;&quot;&quot;)" office:value-type="string" office:string-value="Down">
            <text:p>Down</text:p>
          </table:table-cell>
          <table:table-cell table:formula="of:=IF(AND([.C363]&lt;=[.F363];[.D363]=1);&quot;Up&quot;;&quot;&quot;)">
            <text:p/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8270">
            <text:p>8270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742">
            <text:p>742</text:p>
          </table:table-cell>
          <table:table-cell office:value-type="float" office:value="711">
            <text:p>711</text:p>
          </table:table-cell>
          <table:table-cell table:formula="of:=IF(AND([.C364]&gt;[.F364];[.D364]=0);&quot;Down&quot;;&quot;&quot;)" office:value-type="string" office:string-value="Down">
            <text:p>Down</text:p>
          </table:table-cell>
          <table:table-cell table:formula="of:=IF(AND([.C364]&lt;=[.F364];[.D364]=1);&quot;Up&quot;;&quot;&quot;)">
            <text:p/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8273">
            <text:p>8273</text:p>
          </table:table-cell>
          <table:table-cell office:value-type="float" office:value="4925">
            <text:p>4925</text:p>
          </table:table-cell>
          <table:table-cell office:value-type="float" office:value="0">
            <text:p>0</text:p>
          </table:table-cell>
          <table:table-cell office:value-type="float" office:value="5060">
            <text:p>5060</text:p>
          </table:table-cell>
          <table:table-cell office:value-type="float" office:value="4975">
            <text:p>4975</text:p>
          </table:table-cell>
          <table:table-cell table:formula="of:=IF(AND([.C365]&gt;[.F365];[.D365]=0);&quot;Down&quot;;&quot;&quot;)">
            <text:p/>
          </table:table-cell>
          <table:table-cell table:formula="of:=IF(AND([.C365]&lt;=[.F365];[.D365]=1);&quot;Up&quot;;&quot;&quot;)">
            <text:p/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8282">
            <text:p>8282</text:p>
          </table:table-cell>
          <table:table-cell office:value-type="float" office:value="3635">
            <text:p>3635</text:p>
          </table:table-cell>
          <table:table-cell office:value-type="float" office:value="1">
            <text:p>1</text:p>
          </table:table-cell>
          <table:table-cell office:value-type="float" office:value="3751">
            <text:p>3751</text:p>
          </table:table-cell>
          <table:table-cell office:value-type="float" office:value="3580">
            <text:p>3580</text:p>
          </table:table-cell>
          <table:table-cell table:formula="of:=IF(AND([.C366]&gt;[.F366];[.D366]=0);&quot;Down&quot;;&quot;&quot;)">
            <text:p/>
          </table:table-cell>
          <table:table-cell table:formula="of:=IF(AND([.C366]&lt;=[.F366];[.D366]=1);&quot;Up&quot;;&quot;&quot;)">
            <text:p/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table:formula="of:=IF(AND([.C367]&gt;[.F367];[.D367]=0);&quot;Down&quot;;&quot;&quot;)" office:value-type="string" office:string-value="Down">
            <text:p>Down</text:p>
          </table:table-cell>
          <table:table-cell table:formula="of:=IF(AND([.C367]&lt;=[.F367];[.D367]=1);&quot;Up&quot;;&quot;&quot;)">
            <text:p/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8304">
            <text:p>830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28">
            <text:p>428</text:p>
          </table:table-cell>
          <table:table-cell table:formula="of:=IF(AND([.C368]&gt;[.F368];[.D368]=0);&quot;Down&quot;;&quot;&quot;)" office:value-type="string" office:string-value="Down">
            <text:p>Down</text:p>
          </table:table-cell>
          <table:table-cell table:formula="of:=IF(AND([.C368]&lt;=[.F368];[.D368]=1);&quot;Up&quot;;&quot;&quot;)">
            <text:p/>
          </table:table-cell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8306">
            <text:p>830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767">
            <text:p>767</text:p>
          </table:table-cell>
          <table:table-cell table:formula="of:=IF(AND([.C369]&gt;[.F369];[.D369]=0);&quot;Down&quot;;&quot;&quot;)" office:value-type="string" office:string-value="Down">
            <text:p>Down</text:p>
          </table:table-cell>
          <table:table-cell table:formula="of:=IF(AND([.C369]&lt;=[.F369];[.D369]=1);&quot;Up&quot;;&quot;&quot;)">
            <text:p/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8308">
            <text:p>8308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90">
            <text:p>590</text:p>
          </table:table-cell>
          <table:table-cell table:formula="of:=IF(AND([.C370]&gt;[.F370];[.D370]=0);&quot;Down&quot;;&quot;&quot;)" office:value-type="string" office:string-value="Down">
            <text:p>Down</text:p>
          </table:table-cell>
          <table:table-cell table:formula="of:=IF(AND([.C370]&lt;=[.F370];[.D370]=1);&quot;Up&quot;;&quot;&quot;)">
            <text:p/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8309">
            <text:p>8309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479">
            <text:p>479</text:p>
          </table:table-cell>
          <table:table-cell table:formula="of:=IF(AND([.C371]&gt;[.F371];[.D371]=0);&quot;Down&quot;;&quot;&quot;)" office:value-type="string" office:string-value="Down">
            <text:p>Down</text:p>
          </table:table-cell>
          <table:table-cell table:formula="of:=IF(AND([.C371]&lt;=[.F371];[.D371]=1);&quot;Up&quot;;&quot;&quot;)">
            <text:p/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8316">
            <text:p>8316</text:p>
          </table:table-cell>
          <table:table-cell office:value-type="float" office:value="4818">
            <text:p>4818</text:p>
          </table:table-cell>
          <table:table-cell office:value-type="float" office:value="0">
            <text:p>0</text:p>
          </table:table-cell>
          <table:table-cell office:value-type="float" office:value="4889">
            <text:p>4889</text:p>
          </table:table-cell>
          <table:table-cell office:value-type="float" office:value="4783">
            <text:p>4783</text:p>
          </table:table-cell>
          <table:table-cell table:formula="of:=IF(AND([.C372]&gt;[.F372];[.D372]=0);&quot;Down&quot;;&quot;&quot;)" office:value-type="string" office:string-value="Down">
            <text:p>Down</text:p>
          </table:table-cell>
          <table:table-cell table:formula="of:=IF(AND([.C372]&lt;=[.F372];[.D372]=1);&quot;Up&quot;;&quot;&quot;)">
            <text:p/>
          </table:table-cell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8327">
            <text:p>8327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  <table:table-cell table:formula="of:=IF(AND([.C373]&gt;[.F373];[.D373]=0);&quot;Down&quot;;&quot;&quot;)">
            <text:p/>
          </table:table-cell>
          <table:table-cell table:formula="of:=IF(AND([.C373]&lt;=[.F373];[.D373]=1);&quot;Up&quot;;&quot;&quot;)">
            <text:p/>
          </table:table-cell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8331">
            <text:p>8331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840">
            <text:p>840</text:p>
          </table:table-cell>
          <table:table-cell table:formula="of:=IF(AND([.C374]&gt;[.F374];[.D374]=0);&quot;Down&quot;;&quot;&quot;)" office:value-type="string" office:string-value="Down">
            <text:p>Down</text:p>
          </table:table-cell>
          <table:table-cell table:formula="of:=IF(AND([.C374]&lt;=[.F374];[.D374]=1);&quot;Up&quot;;&quot;&quot;)">
            <text:p/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8332">
            <text:p>8332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08">
            <text:p>708</text:p>
          </table:table-cell>
          <table:table-cell table:formula="of:=IF(AND([.C375]&gt;[.F375];[.D375]=0);&quot;Down&quot;;&quot;&quot;)" office:value-type="string" office:string-value="Down">
            <text:p>Down</text:p>
          </table:table-cell>
          <table:table-cell table:formula="of:=IF(AND([.C375]&lt;=[.F375];[.D375]=1);&quot;Up&quot;;&quot;&quot;)">
            <text:p/>
          </table:table-cell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8333">
            <text:p>8333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627">
            <text:p>627</text:p>
          </table:table-cell>
          <table:table-cell table:formula="of:=IF(AND([.C376]&gt;[.F376];[.D376]=0);&quot;Down&quot;;&quot;&quot;)" office:value-type="string" office:string-value="Down">
            <text:p>Down</text:p>
          </table:table-cell>
          <table:table-cell table:formula="of:=IF(AND([.C376]&lt;=[.F376];[.D376]=1);&quot;Up&quot;;&quot;&quot;)">
            <text:p/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8334">
            <text:p>833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783">
            <text:p>783</text:p>
          </table:table-cell>
          <table:table-cell table:formula="of:=IF(AND([.C377]&gt;[.F377];[.D377]=0);&quot;Down&quot;;&quot;&quot;)" office:value-type="string" office:string-value="Down">
            <text:p>Down</text:p>
          </table:table-cell>
          <table:table-cell table:formula="of:=IF(AND([.C377]&lt;=[.F377];[.D377]=1);&quot;Up&quot;;&quot;&quot;)">
            <text:p/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8354">
            <text:p>8354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73">
            <text:p>573</text:p>
          </table:table-cell>
          <table:table-cell table:formula="of:=IF(AND([.C378]&gt;[.F378];[.D378]=0);&quot;Down&quot;;&quot;&quot;)">
            <text:p/>
          </table:table-cell>
          <table:table-cell table:formula="of:=IF(AND([.C378]&lt;=[.F378];[.D378]=1);&quot;Up&quot;;&quot;&quot;)">
            <text:p/>
          </table:table-cell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8355">
            <text:p>8355</text:p>
          </table:table-cell>
          <table:table-cell office:value-type="float" office:value="1238">
            <text:p>1238</text:p>
          </table:table-cell>
          <table:table-cell office:value-type="float" office:value="0">
            <text:p>0</text:p>
          </table:table-cell>
          <table:table-cell office:value-type="float" office:value="1258">
            <text:p>1258</text:p>
          </table:table-cell>
          <table:table-cell office:value-type="float" office:value="1224">
            <text:p>1224</text:p>
          </table:table-cell>
          <table:table-cell table:formula="of:=IF(AND([.C379]&gt;[.F379];[.D379]=0);&quot;Down&quot;;&quot;&quot;)" office:value-type="string" office:string-value="Down">
            <text:p>Down</text:p>
          </table:table-cell>
          <table:table-cell table:formula="of:=IF(AND([.C379]&lt;=[.F379];[.D379]=1);&quot;Up&quot;;&quot;&quot;)">
            <text:p/>
          </table:table-cell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8356">
            <text:p>8356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88">
            <text:p>488</text:p>
          </table:table-cell>
          <table:table-cell table:formula="of:=IF(AND([.C380]&gt;[.F380];[.D380]=0);&quot;Down&quot;;&quot;&quot;)">
            <text:p/>
          </table:table-cell>
          <table:table-cell table:formula="of:=IF(AND([.C380]&lt;=[.F380];[.D380]=1);&quot;Up&quot;;&quot;&quot;)">
            <text:p/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8358">
            <text:p>8358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2239">
            <text:p>2239</text:p>
          </table:table-cell>
          <table:table-cell table:formula="of:=IF(AND([.C381]&gt;[.F381];[.D381]=0);&quot;Down&quot;;&quot;&quot;)" office:value-type="string" office:string-value="Down">
            <text:p>Down</text:p>
          </table:table-cell>
          <table:table-cell table:formula="of:=IF(AND([.C381]&lt;=[.F381];[.D381]=1);&quot;Up&quot;;&quot;&quot;)">
            <text:p/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06">
            <text:p>806</text:p>
          </table:table-cell>
          <table:table-cell table:formula="of:=IF(AND([.C382]&gt;[.F382];[.D382]=0);&quot;Down&quot;;&quot;&quot;)" office:value-type="string" office:string-value="Down">
            <text:p>Down</text:p>
          </table:table-cell>
          <table:table-cell table:formula="of:=IF(AND([.C382]&lt;=[.F382];[.D382]=1);&quot;Up&quot;;&quot;&quot;)">
            <text:p/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8377">
            <text:p>8377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table:formula="of:=IF(AND([.C383]&gt;[.F383];[.D383]=0);&quot;Down&quot;;&quot;&quot;)" office:value-type="string" office:string-value="Down">
            <text:p>Down</text:p>
          </table:table-cell>
          <table:table-cell table:formula="of:=IF(AND([.C383]&lt;=[.F383];[.D383]=1);&quot;Up&quot;;&quot;&quot;)">
            <text:p/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8379">
            <text:p>8379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661">
            <text:p>661</text:p>
          </table:table-cell>
          <table:table-cell table:formula="of:=IF(AND([.C384]&gt;[.F384];[.D384]=0);&quot;Down&quot;;&quot;&quot;)">
            <text:p/>
          </table:table-cell>
          <table:table-cell table:formula="of:=IF(AND([.C384]&lt;=[.F384];[.D384]=1);&quot;Up&quot;;&quot;&quot;)">
            <text:p/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8382">
            <text:p>8382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office:value-type="float" office:value="1768">
            <text:p>1768</text:p>
          </table:table-cell>
          <table:table-cell office:value-type="float" office:value="1716">
            <text:p>1716</text:p>
          </table:table-cell>
          <table:table-cell table:formula="of:=IF(AND([.C385]&gt;[.F385];[.D385]=0);&quot;Down&quot;;&quot;&quot;)">
            <text:p/>
          </table:table-cell>
          <table:table-cell table:formula="of:=IF(AND([.C385]&lt;=[.F385];[.D385]=1);&quot;Up&quot;;&quot;&quot;)">
            <text:p/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8385">
            <text:p>8385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18">
            <text:p>1318</text:p>
          </table:table-cell>
          <table:table-cell table:formula="of:=IF(AND([.C386]&gt;[.F386];[.D386]=0);&quot;Down&quot;;&quot;&quot;)" office:value-type="string" office:string-value="Down">
            <text:p>Down</text:p>
          </table:table-cell>
          <table:table-cell table:formula="of:=IF(AND([.C386]&lt;=[.F386];[.D386]=1);&quot;Up&quot;;&quot;&quot;)">
            <text:p/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8410">
            <text:p>8410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498">
            <text:p>498</text:p>
          </table:table-cell>
          <table:table-cell table:formula="of:=IF(AND([.C387]&gt;[.F387];[.D387]=0);&quot;Down&quot;;&quot;&quot;)" office:value-type="string" office:string-value="Down">
            <text:p>Down</text:p>
          </table:table-cell>
          <table:table-cell table:formula="of:=IF(AND([.C387]&lt;=[.F387];[.D387]=1);&quot;Up&quot;;&quot;&quot;)">
            <text:p/>
          </table:table-cell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8411">
            <text:p>841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table:formula="of:=IF(AND([.C388]&gt;[.F388];[.D388]=0);&quot;Down&quot;;&quot;&quot;)">
            <text:p/>
          </table:table-cell>
          <table:table-cell table:formula="of:=IF(AND([.C388]&lt;=[.F388];[.D388]=1);&quot;Up&quot;;&quot;&quot;)">
            <text:p/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455">
            <text:p>1455</text:p>
          </table:table-cell>
          <table:table-cell table:formula="of:=IF(AND([.C389]&gt;[.F389];[.D389]=0);&quot;Down&quot;;&quot;&quot;)" office:value-type="string" office:string-value="Down">
            <text:p>Down</text:p>
          </table:table-cell>
          <table:table-cell table:formula="of:=IF(AND([.C389]&lt;=[.F389];[.D389]=1);&quot;Up&quot;;&quot;&quot;)">
            <text:p/>
          </table:table-cell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8424">
            <text:p>8424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85">
            <text:p>4385</text:p>
          </table:table-cell>
          <table:table-cell table:formula="of:=IF(AND([.C390]&gt;[.F390];[.D390]=0);&quot;Down&quot;;&quot;&quot;)" office:value-type="string" office:string-value="Down">
            <text:p>Down</text:p>
          </table:table-cell>
          <table:table-cell table:formula="of:=IF(AND([.C390]&lt;=[.F390];[.D390]=1);&quot;Up&quot;;&quot;&quot;)">
            <text:p/>
          </table:table-cell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8425">
            <text:p>8425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2385">
            <text:p>2385</text:p>
          </table:table-cell>
          <table:table-cell table:formula="of:=IF(AND([.C391]&gt;[.F391];[.D391]=0);&quot;Down&quot;;&quot;&quot;)" office:value-type="string" office:string-value="Down">
            <text:p>Down</text:p>
          </table:table-cell>
          <table:table-cell table:formula="of:=IF(AND([.C391]&lt;=[.F391];[.D391]=1);&quot;Up&quot;;&quot;&quot;)">
            <text:p/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8439">
            <text:p>8439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70">
            <text:p>3670</text:p>
          </table:table-cell>
          <table:table-cell office:value-type="float" office:value="3530">
            <text:p>3530</text:p>
          </table:table-cell>
          <table:table-cell table:formula="of:=IF(AND([.C392]&gt;[.F392];[.D392]=0);&quot;Down&quot;;&quot;&quot;)" office:value-type="string" office:string-value="Down">
            <text:p>Down</text:p>
          </table:table-cell>
          <table:table-cell table:formula="of:=IF(AND([.C392]&lt;=[.F392];[.D392]=1);&quot;Up&quot;;&quot;&quot;)">
            <text:p/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8473">
            <text:p>8473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385">
            <text:p>1385</text:p>
          </table:table-cell>
          <table:table-cell table:formula="of:=IF(AND([.C393]&gt;[.F393];[.D393]=0);&quot;Down&quot;;&quot;&quot;)" office:value-type="string" office:string-value="Down">
            <text:p>Down</text:p>
          </table:table-cell>
          <table:table-cell table:formula="of:=IF(AND([.C393]&lt;=[.F393];[.D393]=1);&quot;Up&quot;;&quot;&quot;)">
            <text:p/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8508">
            <text:p>8508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52">
            <text:p>1052</text:p>
          </table:table-cell>
          <table:table-cell table:formula="of:=IF(AND([.C394]&gt;[.F394];[.D394]=0);&quot;Down&quot;;&quot;&quot;)">
            <text:p/>
          </table:table-cell>
          <table:table-cell table:formula="of:=IF(AND([.C394]&lt;=[.F394];[.D3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8515">
            <text:p>8515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439">
            <text:p>439</text:p>
          </table:table-cell>
          <table:table-cell table:formula="of:=IF(AND([.C395]&gt;[.F395];[.D395]=0);&quot;Down&quot;;&quot;&quot;)" office:value-type="string" office:string-value="Down">
            <text:p>Down</text:p>
          </table:table-cell>
          <table:table-cell table:formula="of:=IF(AND([.C395]&lt;=[.F395];[.D395]=1);&quot;Up&quot;;&quot;&quot;)">
            <text:p/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8524">
            <text:p>8524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8">
            <text:p>478</text:p>
          </table:table-cell>
          <table:table-cell table:formula="of:=IF(AND([.C396]&gt;[.F396];[.D396]=0);&quot;Down&quot;;&quot;&quot;)">
            <text:p/>
          </table:table-cell>
          <table:table-cell table:formula="of:=IF(AND([.C396]&lt;=[.F396];[.D396]=1);&quot;Up&quot;;&quot;&quot;)">
            <text:p/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8544">
            <text:p>8544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18">
            <text:p>618</text:p>
          </table:table-cell>
          <table:table-cell table:formula="of:=IF(AND([.C397]&gt;[.F397];[.D397]=0);&quot;Down&quot;;&quot;&quot;)">
            <text:p/>
          </table:table-cell>
          <table:table-cell table:formula="of:=IF(AND([.C397]&lt;=[.F397];[.D397]=1);&quot;Up&quot;;&quot;&quot;)">
            <text:p/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8566">
            <text:p>8566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357">
            <text:p>3357</text:p>
          </table:table-cell>
          <table:table-cell office:value-type="float" office:value="3280">
            <text:p>3280</text:p>
          </table:table-cell>
          <table:table-cell table:formula="of:=IF(AND([.C398]&gt;[.F398];[.D398]=0);&quot;Down&quot;;&quot;&quot;)" office:value-type="string" office:string-value="Down">
            <text:p>Down</text:p>
          </table:table-cell>
          <table:table-cell table:formula="of:=IF(AND([.C398]&lt;=[.F398];[.D398]=1);&quot;Up&quot;;&quot;&quot;)">
            <text:p/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8570">
            <text:p>8570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704">
            <text:p>2704</text:p>
          </table:table-cell>
          <table:table-cell office:value-type="float" office:value="2595">
            <text:p>2595</text:p>
          </table:table-cell>
          <table:table-cell table:formula="of:=IF(AND([.C399]&gt;[.F399];[.D399]=0);&quot;Down&quot;;&quot;&quot;)">
            <text:p/>
          </table:table-cell>
          <table:table-cell table:formula="of:=IF(AND([.C399]&lt;=[.F399];[.D399]=1);&quot;Up&quot;;&quot;&quot;)">
            <text:p/>
          </table:table-cell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8572">
            <text:p>8572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24">
            <text:p>524</text:p>
          </table:table-cell>
          <table:table-cell table:formula="of:=IF(AND([.C400]&gt;[.F400];[.D400]=0);&quot;Down&quot;;&quot;&quot;)" office:value-type="string" office:string-value="Down">
            <text:p>Down</text:p>
          </table:table-cell>
          <table:table-cell table:formula="of:=IF(AND([.C400]&lt;=[.F400];[.D400]=1);&quot;Up&quot;;&quot;&quot;)">
            <text:p/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8586">
            <text:p>8586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2894">
            <text:p>2894</text:p>
          </table:table-cell>
          <table:table-cell office:value-type="float" office:value="2808">
            <text:p>2808</text:p>
          </table:table-cell>
          <table:table-cell table:formula="of:=IF(AND([.C401]&gt;[.F401];[.D401]=0);&quot;Down&quot;;&quot;&quot;)" office:value-type="string" office:string-value="Down">
            <text:p>Down</text:p>
          </table:table-cell>
          <table:table-cell table:formula="of:=IF(AND([.C401]&lt;=[.F401];[.D401]=1);&quot;Up&quot;;&quot;&quot;)">
            <text:p/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8591">
            <text:p>8591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548">
            <text:p>1548</text:p>
          </table:table-cell>
          <table:table-cell table:formula="of:=IF(AND([.C402]&gt;[.F402];[.D402]=0);&quot;Down&quot;;&quot;&quot;)" office:value-type="string" office:string-value="Down">
            <text:p>Down</text:p>
          </table:table-cell>
          <table:table-cell table:formula="of:=IF(AND([.C402]&lt;=[.F402];[.D402]=1);&quot;Up&quot;;&quot;&quot;)">
            <text:p/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8593">
            <text:p>8593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64">
            <text:p>564</text:p>
          </table:table-cell>
          <table:table-cell table:formula="of:=IF(AND([.C403]&gt;[.F403];[.D403]=0);&quot;Down&quot;;&quot;&quot;)" office:value-type="string" office:string-value="Down">
            <text:p>Down</text:p>
          </table:table-cell>
          <table:table-cell table:formula="of:=IF(AND([.C403]&lt;=[.F403];[.D403]=1);&quot;Up&quot;;&quot;&quot;)">
            <text:p/>
          </table:table-cell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8601">
            <text:p>8601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804">
            <text:p>804</text:p>
          </table:table-cell>
          <table:table-cell table:formula="of:=IF(AND([.C404]&gt;[.F404];[.D404]=0);&quot;Down&quot;;&quot;&quot;)" office:value-type="string" office:string-value="Down">
            <text:p>Down</text:p>
          </table:table-cell>
          <table:table-cell table:formula="of:=IF(AND([.C404]&lt;=[.F404];[.D404]=1);&quot;Up&quot;;&quot;&quot;)">
            <text:p/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31">
            <text:p>731</text:p>
          </table:table-cell>
          <table:table-cell table:formula="of:=IF(AND([.C405]&gt;[.F405];[.D405]=0);&quot;Down&quot;;&quot;&quot;)" office:value-type="string" office:string-value="Down">
            <text:p>Down</text:p>
          </table:table-cell>
          <table:table-cell table:formula="of:=IF(AND([.C405]&lt;=[.F405];[.D405]=1);&quot;Up&quot;;&quot;&quot;)">
            <text:p/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8609">
            <text:p>860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717">
            <text:p>717</text:p>
          </table:table-cell>
          <table:table-cell table:formula="of:=IF(AND([.C406]&gt;[.F406];[.D406]=0);&quot;Down&quot;;&quot;&quot;)">
            <text:p/>
          </table:table-cell>
          <table:table-cell table:formula="of:=IF(AND([.C406]&lt;=[.F406];[.D406]=1);&quot;Up&quot;;&quot;&quot;)">
            <text:p/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8616">
            <text:p>861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741">
            <text:p>741</text:p>
          </table:table-cell>
          <table:table-cell table:formula="of:=IF(AND([.C407]&gt;[.F407];[.D407]=0);&quot;Down&quot;;&quot;&quot;)" office:value-type="string" office:string-value="Down">
            <text:p>Down</text:p>
          </table:table-cell>
          <table:table-cell table:formula="of:=IF(AND([.C407]&lt;=[.F407];[.D407]=1);&quot;Up&quot;;&quot;&quot;)">
            <text:p/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8628">
            <text:p>8628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1009">
            <text:p>1009</text:p>
          </table:table-cell>
          <table:table-cell table:formula="of:=IF(AND([.C408]&gt;[.F408];[.D408]=0);&quot;Down&quot;;&quot;&quot;)" office:value-type="string" office:string-value="Down">
            <text:p>Down</text:p>
          </table:table-cell>
          <table:table-cell table:formula="of:=IF(AND([.C408]&lt;=[.F408];[.D408]=1);&quot;Up&quot;;&quot;&quot;)">
            <text:p/>
          </table:table-cell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8697">
            <text:p>869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635">
            <text:p>3635</text:p>
          </table:table-cell>
          <table:table-cell office:value-type="float" office:value="3500">
            <text:p>3500</text:p>
          </table:table-cell>
          <table:table-cell table:formula="of:=IF(AND([.C409]&gt;[.F409];[.D409]=0);&quot;Down&quot;;&quot;&quot;)">
            <text:p/>
          </table:table-cell>
          <table:table-cell table:formula="of:=IF(AND([.C409]&lt;=[.F409];[.D409]=1);&quot;Up&quot;;&quot;&quot;)">
            <text:p/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8729">
            <text:p>8729</text:p>
          </table:table-cell>
          <table:table-cell office:value-type="float" office:value="2226">
            <text:p>2226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188">
            <text:p>2188</text:p>
          </table:table-cell>
          <table:table-cell table:formula="of:=IF(AND([.C410]&gt;[.F410];[.D410]=0);&quot;Down&quot;;&quot;&quot;)">
            <text:p/>
          </table:table-cell>
          <table:table-cell table:formula="of:=IF(AND([.C410]&lt;=[.F410];[.D410]=1);&quot;Up&quot;;&quot;&quot;)">
            <text:p/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8750">
            <text:p>8750</text:p>
          </table:table-cell>
          <table:table-cell office:value-type="float" office:value="2128">
            <text:p>2128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98">
            <text:p>2098</text:p>
          </table:table-cell>
          <table:table-cell table:formula="of:=IF(AND([.C411]&gt;[.F411];[.D411]=0);&quot;Down&quot;;&quot;&quot;)" office:value-type="string" office:string-value="Down">
            <text:p>Down</text:p>
          </table:table-cell>
          <table:table-cell table:formula="of:=IF(AND([.C411]&lt;=[.F411];[.D411]=1);&quot;Up&quot;;&quot;&quot;)">
            <text:p/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8766">
            <text:p>8766</text:p>
          </table:table-cell>
          <table:table-cell office:value-type="float" office:value="4656">
            <text:p>4656</text:p>
          </table:table-cell>
          <table:table-cell office:value-type="float" office:value="0">
            <text:p>0</text:p>
          </table:table-cell>
          <table:table-cell office:value-type="float" office:value="4763">
            <text:p>4763</text:p>
          </table:table-cell>
          <table:table-cell office:value-type="float" office:value="4568">
            <text:p>4568</text:p>
          </table:table-cell>
          <table:table-cell table:formula="of:=IF(AND([.C412]&gt;[.F412];[.D412]=0);&quot;Down&quot;;&quot;&quot;)" office:value-type="string" office:string-value="Down">
            <text:p>Down</text:p>
          </table:table-cell>
          <table:table-cell table:formula="of:=IF(AND([.C412]&lt;=[.F412];[.D412]=1);&quot;Up&quot;;&quot;&quot;)">
            <text:p/>
          </table:table-cell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8795">
            <text:p>879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39">
            <text:p>1539</text:p>
          </table:table-cell>
          <table:table-cell table:formula="of:=IF(AND([.C413]&gt;[.F413];[.D413]=0);&quot;Down&quot;;&quot;&quot;)" office:value-type="string" office:string-value="Down">
            <text:p>Down</text:p>
          </table:table-cell>
          <table:table-cell table:formula="of:=IF(AND([.C413]&lt;=[.F413];[.D413]=1);&quot;Up&quot;;&quot;&quot;)">
            <text:p/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8801">
            <text:p>8801</text:p>
          </table:table-cell>
          <table:table-cell office:value-type="float" office:value="3241">
            <text:p>3241</text:p>
          </table:table-cell>
          <table:table-cell office:value-type="float" office:value="0">
            <text:p>0</text:p>
          </table:table-cell>
          <table:table-cell office:value-type="float" office:value="3299">
            <text:p>3299</text:p>
          </table:table-cell>
          <table:table-cell office:value-type="float" office:value="3232">
            <text:p>3232</text:p>
          </table:table-cell>
          <table:table-cell table:formula="of:=IF(AND([.C414]&gt;[.F414];[.D414]=0);&quot;Down&quot;;&quot;&quot;)" office:value-type="string" office:string-value="Down">
            <text:p>Down</text:p>
          </table:table-cell>
          <table:table-cell table:formula="of:=IF(AND([.C414]&lt;=[.F414];[.D414]=1);&quot;Up&quot;;&quot;&quot;)">
            <text:p/>
          </table:table-cell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8802">
            <text:p>8802</text:p>
          </table:table-cell>
          <table:table-cell office:value-type="float" office:value="2515">
            <text:p>2515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2492">
            <text:p>2492</text:p>
          </table:table-cell>
          <table:table-cell table:formula="of:=IF(AND([.C415]&gt;[.F415];[.D415]=0);&quot;Down&quot;;&quot;&quot;)" office:value-type="string" office:string-value="Down">
            <text:p>Down</text:p>
          </table:table-cell>
          <table:table-cell table:formula="of:=IF(AND([.C415]&lt;=[.F415];[.D415]=1);&quot;Up&quot;;&quot;&quot;)">
            <text:p/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8830">
            <text:p>8830</text:p>
          </table:table-cell>
          <table:table-cell office:value-type="float" office:value="3953">
            <text:p>3953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office:value-type="float" office:value="3910">
            <text:p>3910</text:p>
          </table:table-cell>
          <table:table-cell table:formula="of:=IF(AND([.C416]&gt;[.F416];[.D416]=0);&quot;Down&quot;;&quot;&quot;)" office:value-type="string" office:string-value="Down">
            <text:p>Down</text:p>
          </table:table-cell>
          <table:table-cell table:formula="of:=IF(AND([.C416]&lt;=[.F416];[.D416]=1);&quot;Up&quot;;&quot;&quot;)">
            <text:p/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number-columns-repeated="2" office:value-type="float" office:value="186">
            <text:p>186</text:p>
          </table:table-cell>
          <table:table-cell table:formula="of:=IF(AND([.C417]&gt;[.F417];[.D417]=0);&quot;Down&quot;;&quot;&quot;)">
            <text:p/>
          </table:table-cell>
          <table:table-cell table:formula="of:=IF(AND([.C417]&lt;=[.F417];[.D4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8848">
            <text:p>8848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0">
            <text:p>550</text:p>
          </table:table-cell>
          <table:table-cell table:formula="of:=IF(AND([.C418]&gt;[.F418];[.D418]=0);&quot;Down&quot;;&quot;&quot;)">
            <text:p/>
          </table:table-cell>
          <table:table-cell table:formula="of:=IF(AND([.C418]&lt;=[.F418];[.D418]=1);&quot;Up&quot;;&quot;&quot;)">
            <text:p/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8870">
            <text:p>8870</text:p>
          </table:table-cell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 office:value-type="float" office:value="3124">
            <text:p>3124</text:p>
          </table:table-cell>
          <table:table-cell office:value-type="float" office:value="3065">
            <text:p>3065</text:p>
          </table:table-cell>
          <table:table-cell table:formula="of:=IF(AND([.C419]&gt;[.F419];[.D419]=0);&quot;Down&quot;;&quot;&quot;)">
            <text:p/>
          </table:table-cell>
          <table:table-cell table:formula="of:=IF(AND([.C419]&lt;=[.F419];[.D4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8876">
            <text:p>8876</text:p>
          </table:table-cell>
          <table:table-cell office:value-type="float" office:value="12020">
            <text:p>12020</text:p>
          </table:table-cell>
          <table:table-cell office:value-type="float" office:value="1">
            <text:p>1</text:p>
          </table:table-cell>
          <table:table-cell office:value-type="float" office:value="12352">
            <text:p>12352</text:p>
          </table:table-cell>
          <table:table-cell office:value-type="float" office:value="11650">
            <text:p>11650</text:p>
          </table:table-cell>
          <table:table-cell table:formula="of:=IF(AND([.C420]&gt;[.F420];[.D420]=0);&quot;Down&quot;;&quot;&quot;)">
            <text:p/>
          </table:table-cell>
          <table:table-cell table:formula="of:=IF(AND([.C420]&lt;=[.F420];[.D420]=1);&quot;Up&quot;;&quot;&quot;)">
            <text:p/>
          </table:table-cell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8897">
            <text:p>8897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11">
            <text:p>511</text:p>
          </table:table-cell>
          <table:table-cell table:formula="of:=IF(AND([.C421]&gt;[.F421];[.D421]=0);&quot;Down&quot;;&quot;&quot;)">
            <text:p/>
          </table:table-cell>
          <table:table-cell table:formula="of:=IF(AND([.C421]&lt;=[.F421];[.D421]=1);&quot;Up&quot;;&quot;&quot;)">
            <text:p/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8905">
            <text:p>890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1953">
            <text:p>1953</text:p>
          </table:table-cell>
          <table:table-cell table:formula="of:=IF(AND([.C422]&gt;[.F422];[.D422]=0);&quot;Down&quot;;&quot;&quot;)" office:value-type="string" office:string-value="Down">
            <text:p>Down</text:p>
          </table:table-cell>
          <table:table-cell table:formula="of:=IF(AND([.C422]&lt;=[.F422];[.D422]=1);&quot;Up&quot;;&quot;&quot;)">
            <text:p/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8933">
            <text:p>8933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094">
            <text:p>1094</text:p>
          </table:table-cell>
          <table:table-cell table:formula="of:=IF(AND([.C423]&gt;[.F423];[.D423]=0);&quot;Down&quot;;&quot;&quot;)" office:value-type="string" office:string-value="Down">
            <text:p>Down</text:p>
          </table:table-cell>
          <table:table-cell table:formula="of:=IF(AND([.C423]&lt;=[.F423];[.D423]=1);&quot;Up&quot;;&quot;&quot;)">
            <text:p/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9001">
            <text:p>9001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15">
            <text:p>515</text:p>
          </table:table-cell>
          <table:table-cell table:formula="of:=IF(AND([.C424]&gt;[.F424];[.D424]=0);&quot;Down&quot;;&quot;&quot;)" office:value-type="string" office:string-value="Down">
            <text:p>Down</text:p>
          </table:table-cell>
          <table:table-cell table:formula="of:=IF(AND([.C424]&lt;=[.F424];[.D424]=1);&quot;Up&quot;;&quot;&quot;)">
            <text:p/>
          </table:table-cell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9003">
            <text:p>900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67">
            <text:p>667</text:p>
          </table:table-cell>
          <table:table-cell table:formula="of:=IF(AND([.C425]&gt;[.F425];[.D425]=0);&quot;Down&quot;;&quot;&quot;)">
            <text:p/>
          </table:table-cell>
          <table:table-cell table:formula="of:=IF(AND([.C425]&lt;=[.F425];[.D425]=1);&quot;Up&quot;;&quot;&quot;)">
            <text:p/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9005">
            <text:p>9005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formula="of:=IF(AND([.C426]&gt;[.F426];[.D426]=0);&quot;Down&quot;;&quot;&quot;)">
            <text:p/>
          </table:table-cell>
          <table:table-cell table:formula="of:=IF(AND([.C426]&lt;=[.F426];[.D426]=1);&quot;Up&quot;;&quot;&quot;)">
            <text:p/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9007">
            <text:p>9007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068">
            <text:p>1068</text:p>
          </table:table-cell>
          <table:table-cell table:formula="of:=IF(AND([.C427]&gt;[.F427];[.D427]=0);&quot;Down&quot;;&quot;&quot;)" office:value-type="string" office:string-value="Down">
            <text:p>Down</text:p>
          </table:table-cell>
          <table:table-cell table:formula="of:=IF(AND([.C427]&lt;=[.F427];[.D427]=1);&quot;Up&quot;;&quot;&quot;)">
            <text:p/>
          </table:table-cell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9008">
            <text:p>9008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871">
            <text:p>871</text:p>
          </table:table-cell>
          <table:table-cell table:formula="of:=IF(AND([.C428]&gt;[.F428];[.D428]=0);&quot;Down&quot;;&quot;&quot;)" office:value-type="string" office:string-value="Down">
            <text:p>Down</text:p>
          </table:table-cell>
          <table:table-cell table:formula="of:=IF(AND([.C428]&lt;=[.F428];[.D428]=1);&quot;Up&quot;;&quot;&quot;)">
            <text:p/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9009">
            <text:p>9009</text:p>
          </table:table-cell>
          <table:table-cell office:value-type="float" office:value="1258">
            <text:p>1258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1267">
            <text:p>1267</text:p>
          </table:table-cell>
          <table:table-cell table:formula="of:=IF(AND([.C429]&gt;[.F429];[.D429]=0);&quot;Down&quot;;&quot;&quot;)">
            <text:p/>
          </table:table-cell>
          <table:table-cell table:formula="of:=IF(AND([.C429]&lt;=[.F429];[.D429]=1);&quot;Up&quot;;&quot;&quot;)">
            <text:p/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9020">
            <text:p>9020</text:p>
          </table:table-cell>
          <table:table-cell office:value-type="float" office:value="10735">
            <text:p>10735</text:p>
          </table:table-cell>
          <table:table-cell office:value-type="float" office:value="0">
            <text:p>0</text:p>
          </table:table-cell>
          <table:table-cell office:value-type="float" office:value="10966">
            <text:p>10966</text:p>
          </table:table-cell>
          <table:table-cell office:value-type="float" office:value="10655">
            <text:p>10655</text:p>
          </table:table-cell>
          <table:table-cell table:formula="of:=IF(AND([.C430]&gt;[.F430];[.D430]=0);&quot;Down&quot;;&quot;&quot;)" office:value-type="string" office:string-value="Down">
            <text:p>Down</text:p>
          </table:table-cell>
          <table:table-cell table:formula="of:=IF(AND([.C430]&lt;=[.F430];[.D430]=1);&quot;Up&quot;;&quot;&quot;)">
            <text:p/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9021">
            <text:p>9021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982">
            <text:p>7982</text:p>
          </table:table-cell>
          <table:table-cell office:value-type="float" office:value="7810">
            <text:p>7810</text:p>
          </table:table-cell>
          <table:table-cell table:formula="of:=IF(AND([.C431]&gt;[.F431];[.D431]=0);&quot;Down&quot;;&quot;&quot;)">
            <text:p/>
          </table:table-cell>
          <table:table-cell table:formula="of:=IF(AND([.C431]&lt;=[.F431];[.D431]=1);&quot;Up&quot;;&quot;&quot;)">
            <text:p/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9022">
            <text:p>9022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19381">
            <text:p>19381</text:p>
          </table:table-cell>
          <table:table-cell office:value-type="float" office:value="19260">
            <text:p>19260</text:p>
          </table:table-cell>
          <table:table-cell table:formula="of:=IF(AND([.C432]&gt;[.F432];[.D432]=0);&quot;Down&quot;;&quot;&quot;)">
            <text:p/>
          </table:table-cell>
          <table:table-cell table:formula="of:=IF(AND([.C432]&lt;=[.F432];[.D432]=1);&quot;Up&quot;;&quot;&quot;)">
            <text:p/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9031">
            <text:p>9031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603">
            <text:p>603</text:p>
          </table:table-cell>
          <table:table-cell table:formula="of:=IF(AND([.C433]&gt;[.F433];[.D433]=0);&quot;Down&quot;;&quot;&quot;)">
            <text:p/>
          </table:table-cell>
          <table:table-cell table:formula="of:=IF(AND([.C433]&lt;=[.F433];[.D433]=1);&quot;Up&quot;;&quot;&quot;)">
            <text:p/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9041">
            <text:p>904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17">
            <text:p>417</text:p>
          </table:table-cell>
          <table:table-cell table:formula="of:=IF(AND([.C434]&gt;[.F434];[.D434]=0);&quot;Down&quot;;&quot;&quot;)">
            <text:p/>
          </table:table-cell>
          <table:table-cell table:formula="of:=IF(AND([.C434]&lt;=[.F434];[.D434]=1);&quot;Up&quot;;&quot;&quot;)">
            <text:p/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9042">
            <text:p>9042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3">
            <text:p>713</text:p>
          </table:table-cell>
          <table:table-cell office:value-type="float" office:value="741">
            <text:p>741</text:p>
          </table:table-cell>
          <table:table-cell table:formula="of:=IF(AND([.C435]&gt;[.F435];[.D435]=0);&quot;Down&quot;;&quot;&quot;)">
            <text:p/>
          </table:table-cell>
          <table:table-cell table:formula="of:=IF(AND([.C435]&lt;=[.F435];[.D435]=1);&quot;Up&quot;;&quot;&quot;)">
            <text:p/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9045">
            <text:p>9045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68">
            <text:p>768</text:p>
          </table:table-cell>
          <table:table-cell table:formula="of:=IF(AND([.C436]&gt;[.F436];[.D436]=0);&quot;Down&quot;;&quot;&quot;)">
            <text:p/>
          </table:table-cell>
          <table:table-cell table:formula="of:=IF(AND([.C436]&lt;=[.F436];[.D4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 table:formula="of:=IF(AND([.C437]&gt;[.F437];[.D437]=0);&quot;Down&quot;;&quot;&quot;)" office:value-type="string" office:string-value="Down">
            <text:p>Down</text:p>
          </table:table-cell>
          <table:table-cell table:formula="of:=IF(AND([.C437]&lt;=[.F437];[.D437]=1);&quot;Up&quot;;&quot;&quot;)">
            <text:p/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9062">
            <text:p>9062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56">
            <text:p>556</text:p>
          </table:table-cell>
          <table:table-cell table:formula="of:=IF(AND([.C438]&gt;[.F438];[.D438]=0);&quot;Down&quot;;&quot;&quot;)">
            <text:p/>
          </table:table-cell>
          <table:table-cell table:formula="of:=IF(AND([.C438]&lt;=[.F438];[.D438]=1);&quot;Up&quot;;&quot;&quot;)">
            <text:p/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9064">
            <text:p>9064</text:p>
          </table:table-cell>
          <table:table-cell office:value-type="float" office:value="2283">
            <text:p>2283</text:p>
          </table:table-cell>
          <table:table-cell office:value-type="float" office:value="1">
            <text:p>1</text:p>
          </table:table-cell>
          <table:table-cell office:value-type="float" office:value="2324">
            <text:p>2324</text:p>
          </table:table-cell>
          <table:table-cell office:value-type="float" office:value="2295">
            <text:p>2295</text:p>
          </table:table-cell>
          <table:table-cell table:formula="of:=IF(AND([.C439]&gt;[.F439];[.D439]=0);&quot;Down&quot;;&quot;&quot;)">
            <text:p/>
          </table:table-cell>
          <table:table-cell table:formula="of:=IF(AND([.C439]&lt;=[.F439];[.D4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9065">
            <text:p>9065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  <table:table-cell table:formula="of:=IF(AND([.C440]&gt;[.F440];[.D440]=0);&quot;Down&quot;;&quot;&quot;)">
            <text:p/>
          </table:table-cell>
          <table:table-cell table:formula="of:=IF(AND([.C440]&lt;=[.F440];[.D440]=1);&quot;Up&quot;;&quot;&quot;)">
            <text:p/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9069">
            <text:p>9069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office:value-type="float" office:value="802">
            <text:p>802</text:p>
          </table:table-cell>
          <table:table-cell table:formula="of:=IF(AND([.C441]&gt;[.F441];[.D441]=0);&quot;Down&quot;;&quot;&quot;)">
            <text:p/>
          </table:table-cell>
          <table:table-cell table:formula="of:=IF(AND([.C441]&lt;=[.F441];[.D441]=1);&quot;Up&quot;;&quot;&quot;)">
            <text:p/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9076">
            <text:p>9076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321">
            <text:p>1321</text:p>
          </table:table-cell>
          <table:table-cell office:value-type="float" office:value="1277">
            <text:p>1277</text:p>
          </table:table-cell>
          <table:table-cell table:formula="of:=IF(AND([.C442]&gt;[.F442];[.D442]=0);&quot;Down&quot;;&quot;&quot;)" office:value-type="string" office:string-value="Down">
            <text:p>Down</text:p>
          </table:table-cell>
          <table:table-cell table:formula="of:=IF(AND([.C442]&lt;=[.F442];[.D442]=1);&quot;Up&quot;;&quot;&quot;)">
            <text:p/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9086">
            <text:p>9086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939">
            <text:p>1939</text:p>
          </table:table-cell>
          <table:table-cell table:formula="of:=IF(AND([.C443]&gt;[.F443];[.D443]=0);&quot;Down&quot;;&quot;&quot;)">
            <text:p/>
          </table:table-cell>
          <table:table-cell table:formula="of:=IF(AND([.C443]&lt;=[.F443];[.D443]=1);&quot;Up&quot;;&quot;&quot;)">
            <text:p/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9202">
            <text:p>920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340">
            <text:p>340</text:p>
          </table:table-cell>
          <table:table-cell table:formula="of:=IF(AND([.C444]&gt;[.F444];[.D444]=0);&quot;Down&quot;;&quot;&quot;)">
            <text:p/>
          </table:table-cell>
          <table:table-cell table:formula="of:=IF(AND([.C444]&lt;=[.F444];[.D4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9301">
            <text:p>9301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53">
            <text:p>1453</text:p>
          </table:table-cell>
          <table:table-cell table:formula="of:=IF(AND([.C445]&gt;[.F445];[.D445]=0);&quot;Down&quot;;&quot;&quot;)">
            <text:p/>
          </table:table-cell>
          <table:table-cell table:formula="of:=IF(AND([.C445]&lt;=[.F445];[.D445]=1);&quot;Up&quot;;&quot;&quot;)">
            <text:p/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9364">
            <text:p>9364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974">
            <text:p>974</text:p>
          </table:table-cell>
          <table:table-cell table:formula="of:=IF(AND([.C446]&gt;[.F446];[.D446]=0);&quot;Down&quot;;&quot;&quot;)">
            <text:p/>
          </table:table-cell>
          <table:table-cell table:formula="of:=IF(AND([.C446]&lt;=[.F446];[.D446]=1);&quot;Up&quot;;&quot;&quot;)">
            <text:p/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9375">
            <text:p>9375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office:value-type="float" office:value="4225">
            <text:p>4225</text:p>
          </table:table-cell>
          <table:table-cell table:formula="of:=IF(AND([.C447]&gt;[.F447];[.D447]=0);&quot;Down&quot;;&quot;&quot;)" office:value-type="string" office:string-value="Down">
            <text:p>Down</text:p>
          </table:table-cell>
          <table:table-cell table:formula="of:=IF(AND([.C447]&lt;=[.F447];[.D447]=1);&quot;Up&quot;;&quot;&quot;)">
            <text:p/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9404">
            <text:p>9404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1962">
            <text:p>1962</text:p>
          </table:table-cell>
          <table:table-cell table:formula="of:=IF(AND([.C448]&gt;[.F448];[.D448]=0);&quot;Down&quot;;&quot;&quot;)">
            <text:p/>
          </table:table-cell>
          <table:table-cell table:formula="of:=IF(AND([.C448]&lt;=[.F448];[.D448]=1);&quot;Up&quot;;&quot;&quot;)">
            <text:p/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9422">
            <text:p>942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7">
            <text:p>1277</text:p>
          </table:table-cell>
          <table:table-cell office:value-type="float" office:value="1229">
            <text:p>1229</text:p>
          </table:table-cell>
          <table:table-cell table:formula="of:=IF(AND([.C449]&gt;[.F449];[.D449]=0);&quot;Down&quot;;&quot;&quot;)">
            <text:p/>
          </table:table-cell>
          <table:table-cell table:formula="of:=IF(AND([.C449]&lt;=[.F449];[.D449]=1);&quot;Up&quot;;&quot;&quot;)">
            <text:p/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C450]&gt;[.F450];[.D450]=0);&quot;Down&quot;;&quot;&quot;)">
            <text:p/>
          </table:table-cell>
          <table:table-cell table:formula="of:=IF(AND([.C450]&lt;=[.F450];[.D450]=1);&quot;Up&quot;;&quot;&quot;)">
            <text:p/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9435">
            <text:p>9435</text:p>
          </table:table-cell>
          <table:table-cell office:value-type="float" office:value="7920">
            <text:p>7920</text:p>
          </table:table-cell>
          <table:table-cell office:value-type="float" office:value="1">
            <text:p>1</text:p>
          </table:table-cell>
          <table:table-cell office:value-type="float" office:value="7998">
            <text:p>7998</text:p>
          </table:table-cell>
          <table:table-cell office:value-type="float" office:value="7790">
            <text:p>7790</text:p>
          </table:table-cell>
          <table:table-cell table:formula="of:=IF(AND([.C451]&gt;[.F451];[.D451]=0);&quot;Down&quot;;&quot;&quot;)">
            <text:p/>
          </table:table-cell>
          <table:table-cell table:formula="of:=IF(AND([.C451]&lt;=[.F451];[.D451]=1);&quot;Up&quot;;&quot;&quot;)">
            <text:p/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9437">
            <text:p>9437</text:p>
          </table:table-cell>
          <table:table-cell office:value-type="float" office:value="2433">
            <text:p>2433</text:p>
          </table:table-cell>
          <table:table-cell office:value-type="float" office:value="1">
            <text:p>1</text:p>
          </table:table-cell>
          <table:table-cell office:value-type="float" office:value="2485">
            <text:p>2485</text:p>
          </table:table-cell>
          <table:table-cell office:value-type="float" office:value="2421">
            <text:p>2421</text:p>
          </table:table-cell>
          <table:table-cell table:formula="of:=IF(AND([.C452]&gt;[.F452];[.D452]=0);&quot;Down&quot;;&quot;&quot;)">
            <text:p/>
          </table:table-cell>
          <table:table-cell table:formula="of:=IF(AND([.C452]&lt;=[.F452];[.D452]=1);&quot;Up&quot;;&quot;&quot;)">
            <text:p/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9449">
            <text:p>9449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596">
            <text:p>1596</text:p>
          </table:table-cell>
          <table:table-cell table:formula="of:=IF(AND([.C453]&gt;[.F453];[.D453]=0);&quot;Down&quot;;&quot;&quot;)">
            <text:p/>
          </table:table-cell>
          <table:table-cell table:formula="of:=IF(AND([.C453]&lt;=[.F453];[.D453]=1);&quot;Up&quot;;&quot;&quot;)">
            <text:p/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9468">
            <text:p>9468</text:p>
          </table:table-cell>
          <table:table-cell office:value-type="float" office:value="1386">
            <text:p>1386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float" office:value="1351">
            <text:p>1351</text:p>
          </table:table-cell>
          <table:table-cell table:formula="of:=IF(AND([.C454]&gt;[.F454];[.D454]=0);&quot;Down&quot;;&quot;&quot;)">
            <text:p/>
          </table:table-cell>
          <table:table-cell table:formula="of:=IF(AND([.C454]&lt;=[.F454];[.D454]=1);&quot;Up&quot;;&quot;&quot;)">
            <text:p/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9501">
            <text:p>9501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788">
            <text:p>788</text:p>
          </table:table-cell>
          <table:table-cell table:formula="of:=IF(AND([.C455]&gt;[.F455];[.D455]=0);&quot;Down&quot;;&quot;&quot;)">
            <text:p/>
          </table:table-cell>
          <table:table-cell table:formula="of:=IF(AND([.C455]&lt;=[.F455];[.D455]=1);&quot;Up&quot;;&quot;&quot;)">
            <text:p/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9503">
            <text:p>9503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24">
            <text:p>1424</text:p>
          </table:table-cell>
          <table:table-cell table:formula="of:=IF(AND([.C456]&gt;[.F456];[.D456]=0);&quot;Down&quot;;&quot;&quot;)" office:value-type="string" office:string-value="Down">
            <text:p>Down</text:p>
          </table:table-cell>
          <table:table-cell table:formula="of:=IF(AND([.C456]&lt;=[.F456];[.D456]=1);&quot;Up&quot;;&quot;&quot;)">
            <text:p/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9513">
            <text:p>9513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585">
            <text:p>3585</text:p>
          </table:table-cell>
          <table:table-cell table:formula="of:=IF(AND([.C457]&gt;[.F457];[.D457]=0);&quot;Down&quot;;&quot;&quot;)" office:value-type="string" office:string-value="Down">
            <text:p>Down</text:p>
          </table:table-cell>
          <table:table-cell table:formula="of:=IF(AND([.C457]&lt;=[.F457];[.D457]=1);&quot;Up&quot;;&quot;&quot;)">
            <text:p/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9531">
            <text:p>953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15">
            <text:p>615</text:p>
          </table:table-cell>
          <table:table-cell table:formula="of:=IF(AND([.C458]&gt;[.F458];[.D458]=0);&quot;Down&quot;;&quot;&quot;)" office:value-type="string" office:string-value="Down">
            <text:p>Down</text:p>
          </table:table-cell>
          <table:table-cell table:formula="of:=IF(AND([.C458]&lt;=[.F458];[.D458]=1);&quot;Up&quot;;&quot;&quot;)">
            <text:p/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56">
            <text:p>456</text:p>
          </table:table-cell>
          <table:table-cell table:formula="of:=IF(AND([.C459]&gt;[.F459];[.D459]=0);&quot;Down&quot;;&quot;&quot;)" office:value-type="string" office:string-value="Down">
            <text:p>Down</text:p>
          </table:table-cell>
          <table:table-cell table:formula="of:=IF(AND([.C459]&lt;=[.F459];[.D459]=1);&quot;Up&quot;;&quot;&quot;)">
            <text:p/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9600">
            <text:p>9600</text:p>
          </table:table-cell>
          <table:table-cell office:value-type="float" office:value="1203">
            <text:p>1203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83">
            <text:p>1183</text:p>
          </table:table-cell>
          <table:table-cell table:formula="of:=IF(AND([.C460]&gt;[.F460];[.D460]=0);&quot;Down&quot;;&quot;&quot;)" office:value-type="string" office:string-value="Down">
            <text:p>Down</text:p>
          </table:table-cell>
          <table:table-cell table:formula="of:=IF(AND([.C460]&lt;=[.F460];[.D460]=1);&quot;Up&quot;;&quot;&quot;)">
            <text:p/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9602">
            <text:p>9602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680">
            <text:p>2680</text:p>
          </table:table-cell>
          <table:table-cell table:formula="of:=IF(AND([.C461]&gt;[.F461];[.D461]=0);&quot;Down&quot;;&quot;&quot;)" office:value-type="string" office:string-value="Down">
            <text:p>Down</text:p>
          </table:table-cell>
          <table:table-cell table:formula="of:=IF(AND([.C461]&lt;=[.F461];[.D461]=1);&quot;Up&quot;;&quot;&quot;)">
            <text:p/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9603">
            <text:p>9603</text:p>
          </table:table-cell>
          <table:table-cell office:value-type="float" office:value="3910">
            <text:p>391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845">
            <text:p>3845</text:p>
          </table:table-cell>
          <table:table-cell table:formula="of:=IF(AND([.C462]&gt;[.F462];[.D462]=0);&quot;Down&quot;;&quot;&quot;)">
            <text:p/>
          </table:table-cell>
          <table:table-cell table:formula="of:=IF(AND([.C462]&lt;=[.F462];[.D462]=1);&quot;Up&quot;;&quot;&quot;)">
            <text:p/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729">
            <text:p>5729</text:p>
          </table:table-cell>
          <table:table-cell office:value-type="float" office:value="5540">
            <text:p>5540</text:p>
          </table:table-cell>
          <table:table-cell table:formula="of:=IF(AND([.C463]&gt;[.F463];[.D463]=0);&quot;Down&quot;;&quot;&quot;)">
            <text:p/>
          </table:table-cell>
          <table:table-cell table:formula="of:=IF(AND([.C463]&lt;=[.F463];[.D463]=1);&quot;Up&quot;;&quot;&quot;)">
            <text:p/>
          </table:table-cell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9640">
            <text:p>9640</text:p>
          </table:table-cell>
          <table:table-cell office:value-type="float" office:value="1212">
            <text:p>1212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32">
            <text:p>1232</text:p>
          </table:table-cell>
          <table:table-cell table:formula="of:=IF(AND([.C464]&gt;[.F464];[.D464]=0);&quot;Down&quot;;&quot;&quot;)">
            <text:p/>
          </table:table-cell>
          <table:table-cell table:formula="of:=IF(AND([.C464]&lt;=[.F464];[.D4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9682">
            <text:p>9682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2657">
            <text:p>2657</text:p>
          </table:table-cell>
          <table:table-cell office:value-type="float" office:value="2588">
            <text:p>2588</text:p>
          </table:table-cell>
          <table:table-cell table:formula="of:=IF(AND([.C465]&gt;[.F465];[.D465]=0);&quot;Down&quot;;&quot;&quot;)">
            <text:p/>
          </table:table-cell>
          <table:table-cell table:formula="of:=IF(AND([.C465]&lt;=[.F465];[.D465]=1);&quot;Up&quot;;&quot;&quot;)">
            <text:p/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9684">
            <text:p>9684</text:p>
          </table:table-cell>
          <table:table-cell office:value-type="float" office:value="3115">
            <text:p>3115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3100">
            <text:p>3100</text:p>
          </table:table-cell>
          <table:table-cell table:formula="of:=IF(AND([.C466]&gt;[.F466];[.D466]=0);&quot;Down&quot;;&quot;&quot;)" office:value-type="string" office:string-value="Down">
            <text:p>Down</text:p>
          </table:table-cell>
          <table:table-cell table:formula="of:=IF(AND([.C466]&lt;=[.F466];[.D466]=1);&quot;Up&quot;;&quot;&quot;)">
            <text:p/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263">
            <text:p>4263</text:p>
          </table:table-cell>
          <table:table-cell office:value-type="float" office:value="4080">
            <text:p>4080</text:p>
          </table:table-cell>
          <table:table-cell table:formula="of:=IF(AND([.C467]&gt;[.F467];[.D467]=0);&quot;Down&quot;;&quot;&quot;)">
            <text:p/>
          </table:table-cell>
          <table:table-cell table:formula="of:=IF(AND([.C467]&lt;=[.F467];[.D467]=1);&quot;Up&quot;;&quot;&quot;)">
            <text:p/>
          </table:table-cell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9735">
            <text:p>9735</text:p>
          </table:table-cell>
          <table:table-cell office:value-type="float" office:value="7505">
            <text:p>7505</text:p>
          </table:table-cell>
          <table:table-cell office:value-type="float" office:value="1">
            <text:p>1</text:p>
          </table:table-cell>
          <table:table-cell office:value-type="float" office:value="7633">
            <text:p>7633</text:p>
          </table:table-cell>
          <table:table-cell office:value-type="float" office:value="7437">
            <text:p>7437</text:p>
          </table:table-cell>
          <table:table-cell table:formula="of:=IF(AND([.C468]&gt;[.F468];[.D468]=0);&quot;Down&quot;;&quot;&quot;)">
            <text:p/>
          </table:table-cell>
          <table:table-cell table:formula="of:=IF(AND([.C468]&lt;=[.F468];[.D468]=1);&quot;Up&quot;;&quot;&quot;)">
            <text:p/>
          </table:table-cell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61">
            <text:p>961</text:p>
          </table:table-cell>
          <table:table-cell office:value-type="float" office:value="911">
            <text:p>911</text:p>
          </table:table-cell>
          <table:table-cell table:formula="of:=IF(AND([.C469]&gt;[.F469];[.D469]=0);&quot;Down&quot;;&quot;&quot;)">
            <text:p/>
          </table:table-cell>
          <table:table-cell table:formula="of:=IF(AND([.C469]&lt;=[.F469];[.D469]=1);&quot;Up&quot;;&quot;&quot;)">
            <text:p/>
          </table:table-cell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9742">
            <text:p>9742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30">
            <text:p>1030</text:p>
          </table:table-cell>
          <table:table-cell table:formula="of:=IF(AND([.C470]&gt;[.F470];[.D470]=0);&quot;Down&quot;;&quot;&quot;)">
            <text:p/>
          </table:table-cell>
          <table:table-cell table:formula="of:=IF(AND([.C470]&lt;=[.F470];[.D4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9766">
            <text:p>9766</text:p>
          </table:table-cell>
          <table:table-cell office:value-type="float" office:value="2639">
            <text:p>2639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2694">
            <text:p>2694</text:p>
          </table:table-cell>
          <table:table-cell table:formula="of:=IF(AND([.C471]&gt;[.F471];[.D471]=0);&quot;Down&quot;;&quot;&quot;)">
            <text:p/>
          </table:table-cell>
          <table:table-cell table:formula="of:=IF(AND([.C471]&lt;=[.F471];[.D471]=1);&quot;Up&quot;;&quot;&quot;)">
            <text:p/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9783">
            <text:p>9783</text:p>
          </table:table-cell>
          <table:table-cell office:value-type="float" office:value="3120">
            <text:p>3120</text:p>
          </table:table-cell>
          <table:table-cell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120">
            <text:p>3120</text:p>
          </table:table-cell>
          <table:table-cell table:formula="of:=IF(AND([.C472]&gt;[.F472];[.D472]=0);&quot;Down&quot;;&quot;&quot;)">
            <text:p/>
          </table:table-cell>
          <table:table-cell table:formula="of:=IF(AND([.C472]&lt;=[.F472];[.D472]=1);&quot;Up&quot;;&quot;&quot;)">
            <text:p/>
          </table:table-cell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9787">
            <text:p>9787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88">
            <text:p>3788</text:p>
          </table:table-cell>
          <table:table-cell office:value-type="float" office:value="3635">
            <text:p>3635</text:p>
          </table:table-cell>
          <table:table-cell table:formula="of:=IF(AND([.C473]&gt;[.F473];[.D473]=0);&quot;Down&quot;;&quot;&quot;)">
            <text:p/>
          </table:table-cell>
          <table:table-cell table:formula="of:=IF(AND([.C473]&lt;=[.F473];[.D473]=1);&quot;Up&quot;;&quot;&quot;)">
            <text:p/>
          </table:table-cell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83">
            <text:p>383</text:p>
          </table:table-cell>
          <table:table-cell table:formula="of:=IF(AND([.C474]&gt;[.F474];[.D474]=0);&quot;Down&quot;;&quot;&quot;)" office:value-type="string" office:string-value="Down">
            <text:p>Down</text:p>
          </table:table-cell>
          <table:table-cell table:formula="of:=IF(AND([.C474]&lt;=[.F474];[.D474]=1);&quot;Up&quot;;&quot;&quot;)">
            <text:p/>
          </table:table-cell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9831">
            <text:p>9831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42">
            <text:p>442</text:p>
          </table:table-cell>
          <table:table-cell table:formula="of:=IF(AND([.C475]&gt;[.F475];[.D475]=0);&quot;Down&quot;;&quot;&quot;)">
            <text:p/>
          </table:table-cell>
          <table:table-cell table:formula="of:=IF(AND([.C475]&lt;=[.F475];[.D475]=1);&quot;Up&quot;;&quot;&quot;)">
            <text:p/>
          </table:table-cell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9843">
            <text:p>9843</text:p>
          </table:table-cell>
          <table:table-cell office:value-type="float" office:value="9370">
            <text:p>9370</text:p>
          </table:table-cell>
          <table:table-cell office:value-type="float" office:value="0">
            <text:p>0</text:p>
          </table:table-cell>
          <table:table-cell office:value-type="float" office:value="9506">
            <text:p>9506</text:p>
          </table:table-cell>
          <table:table-cell office:value-type="float" office:value="9380">
            <text:p>9380</text:p>
          </table:table-cell>
          <table:table-cell table:formula="of:=IF(AND([.C476]&gt;[.F476];[.D476]=0);&quot;Down&quot;;&quot;&quot;)">
            <text:p/>
          </table:table-cell>
          <table:table-cell table:formula="of:=IF(AND([.C476]&lt;=[.F476];[.D476]=1);&quot;Up&quot;;&quot;&quot;)">
            <text:p/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9934">
            <text:p>9934</text:p>
          </table:table-cell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  <table:table-cell office:value-type="float" office:value="3854">
            <text:p>3854</text:p>
          </table:table-cell>
          <table:table-cell office:value-type="float" office:value="3725">
            <text:p>3725</text:p>
          </table:table-cell>
          <table:table-cell table:formula="of:=IF(AND([.C477]&gt;[.F477];[.D477]=0);&quot;Down&quot;;&quot;&quot;)">
            <text:p/>
          </table:table-cell>
          <table:table-cell table:formula="of:=IF(AND([.C477]&lt;=[.F477];[.D477]=1);&quot;Up&quot;;&quot;&quot;)">
            <text:p/>
          </table:table-cell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9936">
            <text:p>9936</text:p>
          </table:table-cell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  <table:table-cell office:value-type="float" office:value="4007">
            <text:p>4007</text:p>
          </table:table-cell>
          <table:table-cell office:value-type="float" office:value="3925">
            <text:p>3925</text:p>
          </table:table-cell>
          <table:table-cell table:formula="of:=IF(AND([.C478]&gt;[.F478];[.D478]=0);&quot;Down&quot;;&quot;&quot;)">
            <text:p/>
          </table:table-cell>
          <table:table-cell table:formula="of:=IF(AND([.C478]&lt;=[.F478];[.D478]=1);&quot;Up&quot;;&quot;&quot;)">
            <text:p/>
          </table:table-cell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9948">
            <text:p>9948</text:p>
          </table:table-cell>
          <table:table-cell office:value-type="float" office:value="2290">
            <text:p>2290</text:p>
          </table:table-cell>
          <table:table-cell office:value-type="float" office:value="1">
            <text:p>1</text:p>
          </table:table-cell>
          <table:table-cell office:value-type="float" office:value="2341">
            <text:p>2341</text:p>
          </table:table-cell>
          <table:table-cell office:value-type="float" office:value="2223">
            <text:p>2223</text:p>
          </table:table-cell>
          <table:table-cell table:formula="of:=IF(AND([.C479]&gt;[.F479];[.D479]=0);&quot;Down&quot;;&quot;&quot;)">
            <text:p/>
          </table:table-cell>
          <table:table-cell table:formula="of:=IF(AND([.C479]&lt;=[.F479];[.D479]=1);&quot;Up&quot;;&quot;&quot;)">
            <text:p/>
          </table:table-cell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9956">
            <text:p>9956</text:p>
          </table:table-cell>
          <table:table-cell office:value-type="float" office:value="3215">
            <text:p>3215</text:p>
          </table:table-cell>
          <table:table-cell office:value-type="float" office:value="1">
            <text:p>1</text:p>
          </table:table-cell>
          <table:table-cell office:value-type="float" office:value="3310">
            <text:p>3310</text:p>
          </table:table-cell>
          <table:table-cell office:value-type="float" office:value="3110">
            <text:p>3110</text:p>
          </table:table-cell>
          <table:table-cell table:formula="of:=IF(AND([.C480]&gt;[.F480];[.D480]=0);&quot;Down&quot;;&quot;&quot;)">
            <text:p/>
          </table:table-cell>
          <table:table-cell table:formula="of:=IF(AND([.C480]&lt;=[.F480];[.D480]=1);&quot;Up&quot;;&quot;&quot;)">
            <text:p/>
          </table:table-cell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C481]&gt;[.F481];[.D481]=0);&quot;Down&quot;;&quot;&quot;)">
            <text:p/>
          </table:table-cell>
          <table:table-cell table:formula="of:=IF(AND([.C481]&lt;=[.F481];[.D4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9983">
            <text:p>9983</text:p>
          </table:table-cell>
          <table:table-cell office:value-type="float" office:value="47480">
            <text:p>47480</text:p>
          </table:table-cell>
          <table:table-cell office:value-type="float" office:value="0">
            <text:p>0</text:p>
          </table:table-cell>
          <table:table-cell office:value-type="float" office:value="48367">
            <text:p>48367</text:p>
          </table:table-cell>
          <table:table-cell office:value-type="float" office:value="48400">
            <text:p>48400</text:p>
          </table:table-cell>
          <table:table-cell table:formula="of:=IF(AND([.C482]&gt;[.F482];[.D482]=0);&quot;Down&quot;;&quot;&quot;)">
            <text:p/>
          </table:table-cell>
          <table:table-cell table:formula="of:=IF(AND([.C482]&lt;=[.F482];[.D482]=1);&quot;Up&quot;;&quot;&quot;)">
            <text:p/>
          </table:table-cell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9984">
            <text:p>9984</text:p>
          </table:table-cell>
          <table:table-cell office:value-type="float" office:value="6853">
            <text:p>6853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office:value-type="float" office:value="6743">
            <text:p>6743</text:p>
          </table:table-cell>
          <table:table-cell table:formula="of:=IF(AND([.C483]&gt;[.F483];[.D483]=0);&quot;Down&quot;;&quot;&quot;)" office:value-type="string" office:string-value="Down">
            <text:p>Down</text:p>
          </table:table-cell>
          <table:table-cell table:formula="of:=IF(AND([.C483]&lt;=[.F483];[.D483]=1);&quot;Up&quot;;&quot;&quot;)">
            <text:p/>
          </table:table-cell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9989">
            <text:p>9989</text:p>
          </table:table-cell>
          <table:table-cell office:value-type="float" office:value="6530">
            <text:p>6530</text:p>
          </table:table-cell>
          <table:table-cell office:value-type="float" office:value="1">
            <text:p>1</text:p>
          </table:table-cell>
          <table:table-cell office:value-type="float" office:value="6671">
            <text:p>6671</text:p>
          </table:table-cell>
          <table:table-cell office:value-type="float" office:value="6470">
            <text:p>6470</text:p>
          </table:table-cell>
          <table:table-cell table:formula="of:=IF(AND([.C484]&gt;[.F484];[.D484]=0);&quot;Down&quot;;&quot;&quot;)">
            <text:p/>
          </table:table-cell>
          <table:table-cell table:formula="of:=IF(AND([.C484]&lt;=[.F484];[.D484]=1);&quot;Up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4T19:28:53</dc:date>
    <dc:creator>debian </dc:creator>
    <meta:document-statistic meta:table-count="1" meta:cell-count="3871" meta:object-count="0"/>
    <meta:generator>LibreOffice/3.5$Linux_x86 LibreOffice_project/350m1$Build-2</meta:generator>
  </office:meta>
</office:document-meta>
</file>